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Félkövér" style:font-pitch="variable"/>
    <style:font-face style:name="FreeSerif4" svg:font-family="FreeSerif" style:font-adornments="Félkövér dőlt" style:font-pitch="variable"/>
    <style:font-face style:name="FreeSerif5" svg:font-family="FreeSerif" style:font-adornments="Normál" style:font-pitch="variable"/>
    <style:font-face style:name="Mincho" svg:font-family="Mincho" style:font-pitch="variable"/>
    <style:font-face style:name="Mufferaw" svg:font-family="Mufferaw" style:font-adornments="Félkövér" style:font-pitch="variable"/>
    <style:font-face style:name="Nimbus Roman No9 L" svg:font-family="'Nimbus Roman No9 L'"/>
    <style:font-face style:name="Nimbus Roman No9 L1" svg:font-family="'Nimbus Roman No9 L'" style:font-family-generic="roman"/>
    <style:font-face style:name="Nimbus Roman No9 L2" svg:font-family="'Nimbus Roman No9 L'" style:font-family-generic="roman" style:font-pitch="variable"/>
    <style:font-face style:name="Nimbus Sans L" svg:font-family="'Nimbus Sans L'" style:font-pitch="variable"/>
    <style:font-face style:name="Sans Serif" svg:font-family="'Sans Serif'" style:font-pitch="variable"/>
    <style:font-face style:name="StarSymbol" svg:font-family="StarSymbol" style:font-charset="x-symbol"/>
    <style:font-face style:name="Tahoma" svg:font-family="Tahoma" style:font-family-generic="swiss" style:font-pitch="variable"/>
    <style:font-face style:name="Tahoma1" svg:font-family="Tahoma" style:font-family-generic="system" style:font-pitch="variable"/>
    <style:font-face style:name="Tahoma2" svg:font-family="Tahoma, Lucidasans, 'Lucida Sans', 'Arial Unicode MS'"/>
    <style:font-face style:name="Tahoma3"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release" svg:font-family="release" style:font-adornments="Normál" style:font-pitch="variable"/>
  </office:font-face-decls>
  <office:automatic-styles>
    <style:style style:name="Táblázat27" style:family="table">
      <style:table-properties style:width="4.7354in" table:align="left"/>
    </style:style>
    <style:style style:name="Táblázat27.A" style:family="table-column">
      <style:table-column-properties style:column-width="1.5729in"/>
    </style:style>
    <style:style style:name="Táblázat27.B" style:family="table-column">
      <style:table-column-properties style:column-width="1.591in"/>
    </style:style>
    <style:style style:name="Táblázat27.C" style:family="table-column">
      <style:table-column-properties style:column-width="1.5715in"/>
    </style:style>
    <style:style style:name="Táblázat27.A1" style:family="table-cell">
      <style:table-cell-properties fo:padding="0.0382in" fo:border-left="0.05pt solid #000000" fo:border-right="none" fo:border-top="0.05pt solid #000000" fo:border-bottom="0.05pt solid #000000"/>
    </style:style>
    <style:style style:name="Táblázat27.C1" style:family="table-cell">
      <style:table-cell-properties fo:padding="0.0382in" fo:border="0.05pt solid #000000"/>
    </style:style>
    <style:style style:name="Táblázat27.A2" style:family="table-cell">
      <style:table-cell-properties fo:padding="0.0382in" fo:border-left="0.05pt solid #000000" fo:border-right="none" fo:border-top="none" fo:border-bottom="0.05pt solid #000000"/>
    </style:style>
    <style:style style:name="Táblázat27.C2" style:family="table-cell">
      <style:table-cell-properties fo:padding="0.0382in" fo:border-left="0.05pt solid #000000" fo:border-right="0.05pt solid #000000" fo:border-top="none" fo:border-bottom="0.05pt solid #000000"/>
    </style:style>
    <style:style style:name="Táblázat32" style:family="table">
      <style:table-properties style:width="2.5479in" table:align="left"/>
    </style:style>
    <style:style style:name="Táblázat32.A" style:family="table-column">
      <style:table-column-properties style:column-width="0.6368in"/>
    </style:style>
    <style:style style:name="Táblázat32.D" style:family="table-column">
      <style:table-column-properties style:column-width="0.6375in"/>
    </style:style>
    <style:style style:name="Táblázat32.A1" style:family="table-cell">
      <style:table-cell-properties fo:background-color="#999999" fo:padding="0.0382in" fo:border="0.05pt solid #000000">
        <style:background-image/>
      </style:table-cell-properties>
    </style:style>
    <style:style style:name="Táblázat32.A2" style:family="table-cell">
      <style:table-cell-properties fo:background-color="#e6e6e6" fo:padding="0.0382in" fo:border-left="0.05pt solid #000000" fo:border-right="none" fo:border-top="none" fo:border-bottom="0.05pt solid #000000">
        <style:background-image/>
      </style:table-cell-properties>
    </style:style>
    <style:style style:name="Táblázat32.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blázat32.A3" style:family="table-cell">
      <style:table-cell-properties fo:background-color="transparent" fo:padding="0.0382in" fo:border-left="0.05pt solid #000000" fo:border-right="none" fo:border-top="none" fo:border-bottom="0.05pt solid #000000">
        <style:background-image/>
      </style:table-cell-properties>
    </style:style>
    <style:style style:name="Táblázat32.D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32.A7" style:family="table-cell">
      <style:table-cell-properties fo:padding="0.0382in" fo:border-left="0.05pt solid #000000" fo:border-right="none" fo:border-top="none" fo:border-bottom="0.05pt solid #000000"/>
    </style:style>
    <style:style style:name="Táblázat32.B7" style:family="table-cell">
      <style:table-cell-properties fo:padding="0.0382in" fo:border-left="0.05pt solid #000000" fo:border-right="none" fo:border-top="none" fo:border-bottom="0.05pt solid #000000"/>
    </style:style>
    <style:style style:name="Táblázat32.C7" style:family="table-cell">
      <style:table-cell-properties fo:background-color="#b3b3b3" fo:padding="0.0382in" fo:border-left="0.05pt solid #000000" fo:border-right="none" fo:border-top="none" fo:border-bottom="0.05pt solid #000000">
        <style:background-image/>
      </style:table-cell-properties>
    </style:style>
    <style:style style:name="Táblázat32.D7" style:family="table-cell">
      <style:table-cell-properties fo:background-color="#b3b3b3" fo:padding="0.0382in" fo:border-left="0.05pt solid #000000" fo:border-right="0.05pt solid #000000" fo:border-top="none" fo:border-bottom="0.05pt solid #000000">
        <style:background-image/>
      </style:table-cell-properties>
    </style:style>
    <style:style style:name="Táblázat1" style:family="table">
      <style:table-properties style:width="3.2917in" style:rel-width="50%" table:align="center" style:may-break-between-rows="false"/>
    </style:style>
    <style:style style:name="Táblázat1.A" style:family="table-column">
      <style:table-column-properties style:column-width="1.6458in" style:rel-column-width="2369*"/>
    </style:style>
    <style:style style:name="Táblázat1.A1" style:family="table-cell">
      <style:table-cell-properties style:vertical-align="middle" fo:padding="0.0382in" fo:border-left="0.05pt solid #000000" fo:border-right="none" fo:border-top="0.05pt solid #000000" fo:border-bottom="0.05pt solid #000000"/>
    </style:style>
    <style:style style:name="Táblázat1.B1" style:family="table-cell">
      <style:table-cell-properties style:vertical-align="middle" fo:padding="0.0382in" fo:border="0.05pt solid #000000"/>
    </style:style>
    <style:style style:name="Táblázat1.A2" style:family="table-cell">
      <style:table-cell-properties style:vertical-align="middle" fo:padding="0.0382in" fo:border-left="0.05pt solid #000000" fo:border-right="none" fo:border-top="none" fo:border-bottom="0.05pt solid #000000"/>
    </style:style>
    <style:style style:name="Táblázat1.B2" style:family="table-cell">
      <style:table-cell-properties style:vertical-align="middle" fo:padding="0.0382in" fo:border-left="0.05pt solid #000000" fo:border-right="0.05pt solid #000000" fo:border-top="none" fo:border-bottom="0.05pt solid #000000"/>
    </style:style>
    <style:style style:name="Táblázat37" style:family="table">
      <style:table-properties style:width="6.5833in" table:align="margins" style:may-break-between-rows="false"/>
    </style:style>
    <style:style style:name="Táblázat37.A" style:family="table-column">
      <style:table-column-properties style:column-width="0.9215in" style:rel-column-width="9175*"/>
    </style:style>
    <style:style style:name="Táblázat37.B" style:family="table-column">
      <style:table-column-properties style:column-width="5.6618in" style:rel-column-width="56360*"/>
    </style:style>
    <style:style style:name="Táblázat37.A1" style:family="table-cell">
      <style:table-cell-properties style:vertical-align="middle" fo:padding="0.0382in" fo:border-left="0.05pt solid #000000" fo:border-right="none" fo:border-top="0.05pt solid #000000" fo:border-bottom="0.05pt solid #000000"/>
    </style:style>
    <style:style style:name="Táblázat37.B1" style:family="table-cell">
      <style:table-cell-properties style:vertical-align="middle" fo:padding="0.0382in" fo:border="0.05pt solid #000000"/>
    </style:style>
    <style:style style:name="Táblázat37.A2" style:family="table-cell">
      <style:table-cell-properties style:vertical-align="middle" fo:padding="0.0382in" fo:border-left="0.05pt solid #000000" fo:border-right="none" fo:border-top="none" fo:border-bottom="0.05pt solid #000000"/>
    </style:style>
    <style:style style:name="Táblázat37.B2" style:family="table-cell">
      <style:table-cell-properties style:vertical-align="middle" fo:padding="0.0382in" fo:border-left="0.05pt solid #000000" fo:border-right="0.05pt solid #000000" fo:border-top="none" fo:border-bottom="0.05pt solid #000000"/>
    </style:style>
    <style:style style:name="Táblázat7" style:family="table">
      <style:table-properties style:width="6.5833in" table:align="margins" style:may-break-between-rows="true"/>
    </style:style>
    <style:style style:name="Táblázat7.A" style:family="table-column">
      <style:table-column-properties style:column-width="0.2674in" style:rel-column-width="2659*"/>
    </style:style>
    <style:style style:name="Táblázat7.B" style:family="table-column">
      <style:table-column-properties style:column-width="1.1583in" style:rel-column-width="11534*"/>
    </style:style>
    <style:style style:name="Táblázat7.C" style:family="table-column">
      <style:table-column-properties style:column-width="0.6528in" style:rel-column-width="6495*"/>
    </style:style>
    <style:style style:name="Táblázat7.D" style:family="table-column">
      <style:table-column-properties style:column-width="1.4069in" style:rel-column-width="14003*"/>
    </style:style>
    <style:style style:name="Táblázat7.E" style:family="table-column">
      <style:table-column-properties style:column-width="3.0986in" style:rel-column-width="30844*"/>
    </style:style>
    <style:style style:name="Táblázat7.1" style:family="table-row">
      <style:table-row-properties fo:keep-together="always"/>
    </style:style>
    <style:style style:name="Táblázat7.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áblázat7.E1" style:family="table-cell">
      <style:table-cell-properties style:vertical-align="middle" fo:background-color="transparent" fo:padding="0.0382in" fo:border="0.05pt solid #000000">
        <style:background-image/>
      </style:table-cell-properties>
    </style:style>
    <style:style style:name="Táblázat2" style:family="table">
      <style:table-properties style:width="3.8722in" table:align="left" style:may-break-between-rows="false"/>
    </style:style>
    <style:style style:name="Táblázat2.A" style:family="table-column">
      <style:table-column-properties style:column-width="0.8813in"/>
    </style:style>
    <style:style style:name="Táblázat2.B" style:family="table-column">
      <style:table-column-properties style:column-width="0.9833in"/>
    </style:style>
    <style:style style:name="Táblázat2.C" style:family="table-column">
      <style:table-column-properties style:column-width="0.75in"/>
    </style:style>
    <style:style style:name="Táblázat2.D" style:family="table-column">
      <style:table-column-properties style:column-width="1.2576in"/>
    </style:style>
    <style:style style:name="Táblázat2.A1" style:family="table-cell">
      <style:table-cell-properties style:vertical-align="middle" fo:background-color="transparent" fo:padding="0.0382in" fo:border-left="1pt solid #000000" fo:border-right="none" fo:border-top="1pt solid #000000" fo:border-bottom="1pt solid #000000">
        <style:background-image/>
      </style:table-cell-properties>
    </style:style>
    <style:style style:name="Táblázat2.D1" style:family="table-cell">
      <style:table-cell-properties style:vertical-align="middle" fo:background-color="transparent" fo:padding="0.0382in" fo:border="1pt solid #000000">
        <style:background-image/>
      </style:table-cell-properties>
    </style:style>
    <style:style style:name="Táblázat2.A2"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2.D2"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43" style:family="table">
      <style:table-properties style:width="1.8354in" style:rel-width="70%" fo:break-before="column" table:align="center" style:may-break-between-rows="false"/>
    </style:style>
    <style:style style:name="Táblázat43.A" style:family="table-column">
      <style:table-column-properties style:column-width="0.9181in" style:rel-column-width="1686*"/>
    </style:style>
    <style:style style:name="Táblázat43.A1" style:family="table-cell">
      <style:table-cell-properties fo:background-color="transparent" fo:padding="0.0382in" fo:border="1pt solid #000000">
        <style:background-image/>
      </style:table-cell-properties>
    </style:style>
    <style:style style:name="Táblázat43.A2" style:family="table-cell">
      <style:table-cell-properties fo:background-color="transparent" fo:padding="0.0382in" fo:border-left="1pt solid #000000" fo:border-right="none" fo:border-top="none" fo:border-bottom="1pt solid #000000">
        <style:background-image/>
      </style:table-cell-properties>
    </style:style>
    <style:style style:name="Táblázat43.B2" style:family="table-cell">
      <style:table-cell-properties fo:background-color="transparent" fo:padding="0.0382in" fo:border-left="1pt solid #000000" fo:border-right="1pt solid #000000" fo:border-top="none" fo:border-bottom="1pt solid #000000">
        <style:background-image/>
      </style:table-cell-properties>
    </style:style>
    <style:style style:name="Táblázat12" style:family="table">
      <style:table-properties style:width="6.5799in" fo:margin-left="0in" fo:margin-right="0.0035in" table:align="margins"/>
    </style:style>
    <style:style style:name="Táblázat12.A" style:family="table-column">
      <style:table-column-properties style:column-width="0.9278in" style:rel-column-width="9239*"/>
    </style:style>
    <style:style style:name="Táblázat12.B" style:family="table-column">
      <style:table-column-properties style:column-width="1.4139in" style:rel-column-width="14084*"/>
    </style:style>
    <style:style style:name="Táblázat12.E" style:family="table-column">
      <style:table-column-properties style:column-width="1.4097in" style:rel-column-width="14044*"/>
    </style:style>
    <style:style style:name="Táblázat12.A1" style:family="table-cell">
      <style:table-cell-properties style:vertical-align="middle" fo:background-color="#b3b3b3" fo:padding="0.0382in" fo:border-left="0.05pt solid #000000" fo:border-right="none" fo:border-top="0.05pt solid #000000" fo:border-bottom="0.05pt solid #000000">
        <style:background-image/>
      </style:table-cell-properties>
    </style:style>
    <style:style style:name="Táblázat12.B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2.E1" style:family="table-cell">
      <style:table-cell-properties style:vertical-align="middle" fo:background-color="#cccccc" fo:padding="0.0382in" fo:border="0.05pt solid #000000">
        <style:background-image/>
      </style:table-cell-properties>
    </style:style>
    <style:style style:name="Táblázat12.A2" style:family="table-cell">
      <style:table-cell-properties style:vertical-align="middle" fo:background-color="#b3b3b3" fo:padding="0.0382in" fo:border-left="0.05pt solid #000000" fo:border-right="none" fo:border-top="none" fo:border-bottom="0.05pt solid #000000">
        <style:background-image/>
      </style:table-cell-properties>
    </style:style>
    <style:style style:name="Táblázat12.B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2.E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12.B3" style:family="table-cell">
      <style:table-cell-properties style:vertical-align="middle" fo:padding="0.0382in" fo:border-left="0.05pt solid #000000" fo:border-right="none" fo:border-top="none" fo:border-bottom="0.05pt solid #000000"/>
    </style:style>
    <style:style style:name="Táblázat12.C3" style:family="table-cell">
      <style:table-cell-properties style:vertical-align="middle" fo:padding="0.0382in" fo:border-left="0.05pt solid #000000" fo:border-right="none" fo:border-top="none" fo:border-bottom="0.05pt solid #000000"/>
    </style:style>
    <style:style style:name="Táblázat12.D3" style:family="table-cell">
      <style:table-cell-properties style:vertical-align="middle" fo:padding="0.0382in" fo:border-left="0.05pt solid #000000" fo:border-right="none" fo:border-top="none" fo:border-bottom="0.05pt solid #000000"/>
    </style:style>
    <style:style style:name="Táblázat12.E3" style:family="table-cell">
      <style:table-cell-properties style:vertical-align="middle" fo:padding="0.0382in" fo:border-left="0.05pt solid #000000" fo:border-right="0.05pt solid #000000" fo:border-top="none" fo:border-bottom="0.05pt solid #000000"/>
    </style:style>
    <style:style style:name="Táblázat12.B4" style:family="table-cell">
      <style:table-cell-properties style:vertical-align="middle" fo:padding="0.0382in" fo:border-left="0.05pt solid #000000" fo:border-right="none" fo:border-top="none" fo:border-bottom="0.05pt solid #000000"/>
    </style:style>
    <style:style style:name="Táblázat12.C4" style:family="table-cell">
      <style:table-cell-properties style:vertical-align="middle" fo:padding="0.0382in" fo:border-left="0.05pt solid #000000" fo:border-right="none" fo:border-top="none" fo:border-bottom="0.05pt solid #000000"/>
    </style:style>
    <style:style style:name="Táblázat12.D4" style:family="table-cell">
      <style:table-cell-properties style:vertical-align="middle" fo:padding="0.0382in" fo:border-left="0.05pt solid #000000" fo:border-right="none" fo:border-top="none" fo:border-bottom="0.05pt solid #000000"/>
    </style:style>
    <style:style style:name="Táblázat12.E4"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indent="0in" style:auto-text-indent="false"/>
      <style:text-properties fo:color="#cccccc" loext:opacity="100%"/>
    </style:style>
    <style:style style:name="P5" style:family="paragraph" style:parent-style-name="Text_20_body">
      <style:paragraph-properties fo:margin-left="0in" fo:margin-right="0in" fo:text-indent="0in" style:auto-text-indent="false"/>
      <style:text-properties fo:color="#cccccc" loext:opacity="100%" style:text-line-through-style="solid" style:text-line-through-type="single" fo:background-color="transparent"/>
    </style:style>
    <style:style style:name="P6" style:family="paragraph" style:parent-style-name="Text_20_body">
      <style:text-properties fo:color="#cccccc" loext:opacity="100%" style:text-line-through-style="solid" style:text-line-through-type="single" fo:background-color="transparent"/>
    </style:style>
    <style:style style:name="P7" style:family="paragraph" style:parent-style-name="Text_20_body">
      <style:paragraph-properties fo:margin-left="0in" fo:margin-right="0in" fo:text-indent="0in" style:auto-text-indent="false"/>
      <style:text-properties fo:color="#cccccc" loext:opacity="100%" style:text-line-through-style="solid" style:text-line-through-type="single"/>
    </style:style>
    <style:style style:name="P8" style:family="paragraph" style:parent-style-name="Text_20_body">
      <style:text-properties fo:color="#cccccc" loext:opacity="100%" style:text-line-through-style="solid" style:text-line-through-type="single"/>
    </style:style>
    <style:style style:name="P9" style:family="paragraph" style:parent-style-name="Text_20_body">
      <style:text-properties fo:color="#cccccc" loext:opacity="100%" style:text-line-through-style="solid" style:text-line-through-type="single" style:text-underline-style="solid" style:text-underline-width="auto" style:text-underline-color="font-color" fo:font-weight="bold" style:font-weight-asian="bold" style:font-weight-complex="bold"/>
    </style:style>
    <style:style style:name="P10" style:family="paragraph" style:parent-style-name="Text_20_body">
      <style:text-properties fo:color="#cccccc" loext:opacity="100%" style:text-line-through-style="solid" style:text-line-through-type="single" fo:font-style="italic" style:font-style-asian="italic" style:font-style-complex="italic"/>
    </style:style>
    <style:style style:name="P11" style:family="paragraph" style:parent-style-name="Text_20_body">
      <style:paragraph-properties fo:margin-left="0in" fo:margin-right="0in" fo:text-indent="0.0783in" style:auto-text-indent="false"/>
      <style:text-properties fo:color="#cccccc" loext:opacity="100%" style:text-line-through-style="solid" style:text-line-through-type="single"/>
    </style:style>
    <style:style style:name="P12" style:family="paragraph" style:parent-style-name="Text_20_body">
      <loext:graphic-properties draw:fill="solid" draw:fill-color="#ff0000" draw:opacity="100%"/>
      <style:paragraph-properties fo:margin-left="0in" fo:margin-right="0in" fo:text-indent="0.0783in" style:auto-text-indent="false" fo:background-color="#ff0000"/>
      <style:text-properties fo:color="#cccccc" loext:opacity="100%" style:text-line-through-style="solid" style:text-line-through-type="single"/>
    </style:style>
    <style:style style:name="P13" style:family="paragraph" style:parent-style-name="Text_20_body">
      <style:paragraph-properties fo:margin-left="0in" fo:margin-right="0in" fo:text-indent="0.0783in" style:auto-text-indent="false"/>
      <style:text-properties fo:color="#cccccc" loext:opacity="100%" style:text-line-through-style="solid" style:text-line-through-type="single" style:text-underline-style="none" fo:background-color="transparent"/>
    </style:style>
    <style:style style:name="P14" style:family="paragraph" style:parent-style-name="Text_20_body">
      <style:paragraph-properties fo:margin-left="0in" fo:margin-right="0in" fo:keep-together="auto" fo:text-indent="0in" style:auto-text-indent="false"/>
      <style:text-properties fo:color="#cccccc" loext:opacity="100%" fo:background-color="transparent"/>
    </style:style>
    <style:style style:name="P15" style:family="paragraph" style:parent-style-name="Text_20_body" style:master-page-name="">
      <style:paragraph-properties fo:margin-left="0in" fo:margin-right="0in" fo:keep-together="auto" fo:text-indent="0in" style:auto-text-indent="false" style:page-number="auto"/>
      <style:text-properties fo:color="#cccccc" loext:opacity="100%" fo:background-color="transparent"/>
    </style:style>
    <style:style style:name="P16" style:family="paragraph" style:parent-style-name="Text_20_body">
      <style:paragraph-properties fo:margin-left="0in" fo:margin-right="0in" fo:text-indent="0in" style:auto-text-indent="false"/>
      <style:text-properties fo:color="#cccccc" loext:opacity="100%" fo:background-color="transparent"/>
    </style:style>
    <style:style style:name="P17" style:family="paragraph" style:parent-style-name="Text_20_body">
      <style:text-properties fo:color="#cccccc" loext:opacity="100%" fo:background-color="transparent"/>
    </style:style>
    <style:style style:name="P18" style:family="paragraph" style:parent-style-name="_5b_RPG_5d__20_Megoldott">
      <style:text-properties fo:color="#cccccc" loext:opacity="100%" fo:background-color="transparent"/>
    </style:style>
    <style:style style:name="P19" style:family="paragraph" style:parent-style-name="Standard">
      <style:text-properties fo:color="#cccccc" loext:opacity="100%" fo:background-color="transparent"/>
    </style:style>
    <style:style style:name="P20" style:family="paragraph" style:parent-style-name="_5b_RPG_5d__20_Táblázat_20_-_20_Fortély_20_hatás">
      <style:text-properties fo:color="#cccccc" loext:opacity="100%" fo:background-color="transparent"/>
    </style:style>
    <style:style style:name="P21" style:family="paragraph" style:parent-style-name="Table_20_Contents">
      <style:paragraph-properties fo:text-align="center" style:justify-single-word="false"/>
      <style:text-properties fo:color="#cccccc" loext:opacity="100%" fo:background-color="transparent"/>
    </style:style>
    <style:style style:name="P22" style:family="paragraph" style:parent-style-name="Text_20_body">
      <style:paragraph-properties fo:margin-left="0in" fo:margin-right="0in" fo:text-indent="0.0783in" style:auto-text-indent="false"/>
      <style:text-properties fo:color="#cccccc" loext:opacity="100%" fo:background-color="transparent"/>
    </style:style>
    <style:style style:name="P23" style:family="paragraph" style:parent-style-name="Text_20_body">
      <style:paragraph-properties fo:margin-left="0in" fo:margin-right="0in" fo:text-indent="0.0783in" style:auto-text-indent="false">
        <style:tab-stops>
          <style:tab-stop style:position="6.6854in"/>
        </style:tab-stops>
      </style:paragraph-properties>
      <style:text-properties fo:color="#cccccc" loext:opacity="100%" fo:background-color="transparent"/>
    </style:style>
    <style:style style:name="P24" style:family="paragraph" style:parent-style-name="Text_20_body">
      <style:paragraph-properties fo:margin-left="0in" fo:margin-right="0in" fo:text-indent="0.0398in" style:auto-text-indent="false"/>
      <style:text-properties fo:color="#cccccc" loext:opacity="100%" fo:background-color="transparent"/>
    </style:style>
    <style:style style:name="P25" style:family="paragraph" style:parent-style-name="Text_20_body">
      <style:paragraph-properties fo:margin-left="0in" fo:margin-right="0in" fo:text-indent="0in" style:auto-text-indent="false">
        <style:tab-stops>
          <style:tab-stop style:position="6.6854in"/>
        </style:tab-stops>
      </style:paragraph-properties>
      <style:text-properties fo:color="#cccccc" loext:opacity="100%" style:text-underline-style="solid" style:text-underline-width="auto" style:text-underline-color="font-color" fo:background-color="transparent"/>
    </style:style>
    <style:style style:name="P26" style:family="paragraph" style:parent-style-name="Text_20_body">
      <style:paragraph-properties fo:margin-left="0in" fo:margin-right="0in" fo:text-indent="0in" style:auto-text-indent="false"/>
      <style:text-properties fo:color="#cccccc" loext:opacity="100%" style:text-underline-style="solid" style:text-underline-width="auto" style:text-underline-color="font-color" fo:font-weight="bold" fo:background-color="transparent" style:font-weight-asian="bold" style:font-weight-complex="bold"/>
    </style:style>
    <style:style style:name="P27" style:family="paragraph" style:parent-style-name="Text_20_body">
      <style:paragraph-properties fo:margin-left="0in" fo:margin-right="0in" fo:text-indent="0.0783in" style:auto-text-indent="false"/>
      <style:text-properties fo:color="#cccccc" loext:opacity="100%" style:text-underline-style="solid" style:text-underline-width="auto" style:text-underline-color="font-color" fo:font-weight="bold" fo:background-color="transparent" style:font-weight-asian="bold" style:font-weight-complex="bold"/>
    </style:style>
    <style:style style:name="P28" style:family="paragraph" style:parent-style-name="Text_20_body">
      <style:paragraph-properties>
        <style:tab-stops>
          <style:tab-stop style:position="6.6854in"/>
        </style:tab-stops>
      </style:paragraph-properties>
      <style:text-properties fo:color="#cccccc" loext:opacity="100%" style:text-underline-style="solid" style:text-underline-width="auto" style:text-underline-color="font-color"/>
    </style:style>
    <style:style style:name="P29" style:family="paragraph" style:parent-style-name="Text_20_body">
      <style:paragraph-properties fo:margin-left="0in" fo:margin-right="0in" fo:text-indent="0in" style:auto-text-indent="false"/>
      <style:text-properties fo:color="#cccccc" loext:opacity="100%" fo:font-style="normal" style:font-style-asian="normal" style:font-style-complex="normal"/>
    </style:style>
    <style:style style:name="P30" style:family="paragraph" style:parent-style-name="Text_20_body">
      <style:text-properties fo:color="#cccccc" loext:opacity="100%" fo:font-style="normal" style:font-style-asian="normal" style:font-style-complex="normal"/>
    </style:style>
    <style:style style:name="P31" style:family="paragraph" style:parent-style-name="Text_20_body">
      <style:paragraph-properties fo:margin-left="0in" fo:margin-right="0in" fo:text-indent="0in" style:auto-text-indent="false"/>
      <style:text-properties fo:color="#cccccc" loext:opacity="100%" fo:font-style="normal" fo:background-color="transparent" style:font-style-asian="normal" style:font-style-complex="normal"/>
    </style:style>
    <style:style style:name="P32" style:family="paragraph" style:parent-style-name="Text_20_body">
      <style:text-properties fo:color="#cccccc" loext:opacity="100%" fo:font-style="normal" fo:background-color="transparent" style:font-style-asian="normal" style:font-style-complex="normal"/>
    </style:style>
    <style:style style:name="P33" style:family="paragraph" style:parent-style-name="Text_20_body">
      <style:paragraph-properties fo:margin-left="0in" fo:margin-right="0in" fo:text-indent="0.0783in" style:auto-text-indent="false"/>
      <style:text-properties fo:color="#cccccc" loext:opacity="100%" fo:font-style="normal" fo:background-color="transparent" style:font-style-asian="normal" style:font-style-complex="normal"/>
    </style:style>
    <style:style style:name="P34" style:family="paragraph" style:parent-style-name="Text_20_body">
      <style:paragraph-properties>
        <style:tab-stops>
          <style:tab-stop style:position="6.6925in"/>
        </style:tab-stops>
      </style:paragraph-properties>
      <style:text-properties fo:color="#cccccc" loext:opacity="100%" fo:font-style="normal" style:text-underline-style="none" style:font-style-asian="normal" style:font-style-complex="normal"/>
    </style:style>
    <style:style style:name="P35" style:family="paragraph" style:parent-style-name="Text_20_body">
      <style:paragraph-properties fo:margin-left="0in" fo:margin-right="0in" fo:text-indent="0in" style:auto-text-indent="false"/>
      <style:text-properties fo:color="#cccccc" loext:opacity="100%" fo:font-style="italic" fo:font-weight="normal" fo:background-color="transparent" style:font-style-asian="italic" style:font-weight-asian="normal" style:font-style-complex="italic" style:font-weight-complex="normal"/>
    </style:style>
    <style:style style:name="P36" style:family="paragraph" style:parent-style-name="Text_20_body">
      <style:paragraph-properties fo:margin-left="0in" fo:margin-right="0in" fo:text-align="center" style:justify-single-word="false" fo:text-indent="0in" style:auto-text-indent="false"/>
      <style:text-properties fo:color="#cccccc" loext:opacity="100%" fo:font-size="9pt" fo:background-color="transparent" style:font-size-asian="9pt" style:font-size-complex="9pt"/>
    </style:style>
    <style:style style:name="P37" style:family="paragraph" style:parent-style-name="Table_20_Contents">
      <style:paragraph-properties fo:text-align="center" style:justify-single-word="false"/>
      <style:text-properties fo:color="#cccccc" loext:opacity="100%" fo:font-size="9pt" fo:background-color="transparent" style:font-size-asian="9pt" style:font-size-complex="9pt"/>
    </style:style>
    <style:style style:name="P38" style:family="paragraph" style:parent-style-name="_5b_RPG_5d__20_Táblázattartalom_20_1">
      <style:text-properties fo:color="#cccccc" loext:opacity="100%" fo:font-size="9pt" fo:font-weight="bold" style:font-size-asian="9pt" style:font-weight-asian="bold" style:font-size-complex="9pt" style:font-weight-complex="bold"/>
    </style:style>
    <style:style style:name="P39" style:family="paragraph" style:parent-style-name="_5b_RPG_5d__20_Táblázattartalom_20_1">
      <style:text-properties fo:color="#cccccc" loext:opacity="100%" fo:font-size="9pt" style:font-size-asian="9pt" style:font-size-complex="9pt"/>
    </style:style>
    <style:style style:name="P40" style:family="paragraph" style:parent-style-name="Standard">
      <style:text-properties fo:color="#cccccc" loext:opacity="100%"/>
    </style:style>
    <style:style style:name="P41" style:family="paragraph" style:parent-style-name="Standard">
      <style:text-properties fo:color="#cccccc" loext:opacity="100%" fo:font-size="6pt" style:font-size-asian="6pt" style:font-size-complex="6pt"/>
    </style:style>
    <style:style style:name="P42" style:family="paragraph" style:parent-style-name="Text_20_body">
      <style:paragraph-properties fo:break-before="page"/>
      <style:text-properties fo:color="#cccccc" loext:opacity="100%" fo:font-weight="normal" fo:background-color="transparent" style:font-weight-asian="normal" style:font-weight-complex="normal"/>
    </style:style>
    <style:style style:name="P43" style:family="paragraph" style:parent-style-name="Text_20_body">
      <style:text-properties fo:color="#cccccc" loext:opacity="100%" fo:font-weight="normal" fo:background-color="transparent" style:font-weight-asian="normal" style:font-weight-complex="normal"/>
    </style:style>
    <style:style style:name="P44" style:family="paragraph" style:parent-style-name="Text_20_body">
      <style:text-properties fo:color="#cccccc" loext:opacity="100%"/>
    </style:style>
    <style:style style:name="P45" style:family="paragraph" style:parent-style-name="Text_20_body">
      <loext:graphic-properties draw:fill="solid" draw:fill-color="#ff0000" draw:opacity="100%"/>
      <style:paragraph-properties fo:background-color="#ff0000"/>
      <style:text-properties fo:color="#cccccc" loext:opacity="100%"/>
    </style:style>
    <style:style style:name="P46" style:family="paragraph" style:parent-style-name="Text_20_body">
      <style:text-properties fo:color="#cccccc" loext:opacity="100%" fo:font-weight="bold" style:font-weight-asian="bold" style:font-weight-complex="bold"/>
    </style:style>
    <style:style style:name="P47" style:family="paragraph" style:parent-style-name="Text_20_body">
      <style:text-properties fo:color="#cccccc" loext:opacity="100%" style:font-name="Times New Roman" style:font-name-asian="Times New Roman" style:font-name-complex="Times New Roman"/>
    </style:style>
    <style:style style:name="P48" style:family="paragraph" style:parent-style-name="_5b_RPG_5d__20_Szürkített_20_szöveg">
      <style:text-properties fo:color="#cccccc" loext:opacity="100%"/>
    </style:style>
    <style:style style:name="P49" style:family="paragraph" style:parent-style-name="_5b_RPG_5d__20_Táblázattartalom_20_1">
      <style:text-properties fo:color="#cccccc" loext:opacity="100%" style:text-line-through-style="solid" style:text-line-through-type="single" style:text-line-through-width="bold" fo:background-color="transparent"/>
    </style:style>
    <style:style style:name="P50" style:family="paragraph" style:parent-style-name="_5b_RPG_5d__20_Táblázattartalom_20_1">
      <style:paragraph-properties fo:text-align="center" style:justify-single-word="false"/>
      <style:text-properties fo:color="#cccccc" loext:opacity="100%" fo:font-size="10pt" fo:background-color="transparent" style:font-size-asian="10pt" style:font-size-complex="10pt"/>
    </style:style>
    <style:style style:name="P51" style:family="paragraph" style:parent-style-name="_5b_RPG_5d__20_Táblázattartalom_20_1">
      <style:text-properties fo:color="#cccccc" loext:opacity="100%" style:text-line-through-style="none" style:text-line-through-type="none" fo:background-color="transparent"/>
    </style:style>
    <style:style style:name="P52" style:family="paragraph" style:parent-style-name="_5b_RPG_5d__20_Táblázattartalom_20_1">
      <style:text-properties fo:color="#cccccc" loext:opacity="100%" style:text-line-through-style="none" style:text-line-through-type="none" fo:font-weight="bold" fo:background-color="transparent" style:font-weight-asian="bold" style:font-weight-complex="bold"/>
    </style:style>
    <style:style style:name="P53" style:family="paragraph" style:parent-style-name="_5b_RPG_5d__20_Táblázattartalom_20_1">
      <style:text-properties fo:color="#cccccc" loext:opacity="100%" style:text-line-through-style="none" style:text-line-through-type="none" fo:font-weight="normal" fo:background-color="transparent" style:font-weight-asian="normal" style:font-weight-complex="normal"/>
    </style:style>
    <style:style style:name="P54" style:family="paragraph" style:parent-style-name="Text_20_body">
      <style:paragraph-properties fo:margin-left="0in" fo:margin-right="0in" fo:text-indent="0.0783in" style:auto-text-indent="false">
        <style:tab-stops>
          <style:tab-stop style:position="6.6854in"/>
        </style:tab-stops>
      </style:paragraph-properties>
      <style:text-properties fo:color="#cccccc" loext:opacity="100%"/>
    </style:style>
    <style:style style:name="P55" style:family="paragraph" style:parent-style-name="Standard">
      <style:paragraph-properties fo:margin-left="0in" fo:margin-right="0in" fo:text-indent="0.0398in" style:auto-text-indent="false"/>
      <style:text-properties fo:color="#cccccc" loext:opacity="100%" fo:font-size="7pt" style:font-size-asian="7pt" style:font-size-complex="7pt"/>
    </style:style>
    <style:style style:name="P56" style:family="paragraph" style:parent-style-name="_5b_RPG_5d__20_Táblázattartalom_20_1">
      <style:text-properties fo:color="#cccccc" loext:opacity="100%"/>
    </style:style>
    <style:style style:name="P57" style:family="paragraph" style:parent-style-name="Text_20_body">
      <style:paragraph-properties fo:margin-left="0in" fo:margin-right="0in" fo:text-indent="0in" style:auto-text-indent="false"/>
      <style:text-properties fo:color="#b3b3b3" loext:opacity="100%" style:text-line-through-style="solid" style:text-line-through-type="single"/>
    </style:style>
    <style:style style:name="P58" style:family="paragraph" style:parent-style-name="Text_20_body">
      <style:text-properties fo:color="#b3b3b3" loext:opacity="100%" style:text-line-through-style="solid" style:text-line-through-type="single"/>
    </style:style>
    <style:style style:name="P59" style:family="paragraph" style:parent-style-name="Text_20_body">
      <style:paragraph-properties>
        <style:tab-stops>
          <style:tab-stop style:position="6.6925in"/>
        </style:tab-stops>
      </style:paragraph-properties>
      <style:text-properties fo:color="#b3b3b3" loext:opacity="100%" style:text-line-through-style="solid" style:text-line-through-type="single" style:text-underline-style="none"/>
    </style:style>
    <style:style style:name="P60" style:family="paragraph" style:parent-style-name="Text_20_body">
      <style:text-properties fo:color="#b3b3b3" loext:opacity="100%" style:text-line-through-style="solid" style:text-line-through-type="single" style:text-underline-style="solid" style:text-underline-width="auto" style:text-underline-color="font-color" fo:font-weight="bold" style:font-weight-asian="bold" style:font-weight-complex="bold"/>
    </style:style>
    <style:style style:name="P61" style:family="paragraph" style:parent-style-name="Text_20_body">
      <style:paragraph-properties fo:margin-left="0in" fo:margin-right="0in" fo:text-indent="0in" style:auto-text-indent="false"/>
      <style:text-properties fo:color="#b3b3b3" loext:opacity="100%" fo:font-size="11pt" fo:font-weight="bold" fo:background-color="transparent" style:font-size-asian="11pt" style:font-weight-asian="bold" style:font-size-complex="11pt" style:font-weight-complex="bold"/>
    </style:style>
    <style:style style:name="P62" style:family="paragraph" style:parent-style-name="Standard">
      <style:paragraph-properties fo:margin-left="0in" fo:margin-right="0in" fo:text-indent="0in" style:auto-text-indent="false"/>
      <style:text-properties fo:color="#b3b3b3" loext:opacity="100%" fo:font-size="11pt" fo:background-color="transparent" style:font-size-asian="11pt" style:font-size-complex="11pt"/>
    </style:style>
    <style:style style:name="P63" style:family="paragraph" style:parent-style-name="Standard">
      <style:text-properties fo:color="#b3b3b3" loext:opacity="100%" fo:font-size="11pt" fo:background-color="transparent" style:font-size-asian="11pt" style:font-size-complex="11pt"/>
    </style:style>
    <style:style style:name="P64" style:family="paragraph" style:parent-style-name="Text_20_body">
      <style:paragraph-properties fo:margin-left="0.061in" fo:margin-right="0in" fo:text-align="justify" style:justify-single-word="false" fo:text-indent="-0.0693in" style:auto-text-indent="false">
        <style:tab-stops/>
      </style:paragraph-properties>
      <style:text-properties fo:color="#b3b3b3" loext:opacity="100%" fo:font-size="11pt" fo:background-color="transparent" style:font-size-asian="11pt" style:font-size-complex="11pt"/>
    </style:style>
    <style:style style:name="P65" style:family="paragraph" style:parent-style-name="Text_20_body">
      <style:paragraph-properties fo:margin-left="0in" fo:margin-right="0in" fo:text-align="justify" style:justify-single-word="false" fo:text-indent="0in" style:auto-text-indent="false"/>
      <style:text-properties fo:color="#b3b3b3" loext:opacity="100%"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66" style:family="paragraph" style:parent-style-name="Text_20_body">
      <style:paragraph-properties fo:margin-left="0in" fo:margin-right="0in" fo:text-indent="0in" style:auto-text-indent="false"/>
      <style:text-properties fo:color="#b3b3b3" loext:opacity="100%" fo:background-color="transparent"/>
    </style:style>
    <style:style style:name="P67" style:family="paragraph" style:parent-style-name="Text_20_body">
      <style:text-properties fo:color="#b3b3b3" loext:opacity="100%" fo:background-color="transparent"/>
    </style:style>
    <style:style style:name="P68" style:family="paragraph" style:parent-style-name="_5b_RPG_5d__20_Felsorolt_20_pont_20_kifejtése">
      <style:text-properties fo:color="#b3b3b3" loext:opacity="100%" fo:background-color="transparent"/>
    </style:style>
    <style:style style:name="P69" style:family="paragraph" style:parent-style-name="Text_20_body">
      <style:paragraph-properties fo:margin-left="0in" fo:margin-right="0in" fo:text-indent="0.0783in" style:auto-text-indent="false"/>
      <style:text-properties fo:color="#b3b3b3" loext:opacity="100%" fo:background-color="transparent"/>
    </style:style>
    <style:style style:name="P70" style:family="paragraph" style:parent-style-name="Text_20_body">
      <style:paragraph-properties fo:margin-left="0.061in" fo:margin-right="0in" fo:text-align="justify" style:justify-single-word="false" fo:text-indent="-0.0693in" style:auto-text-indent="false">
        <style:tab-stops/>
      </style:paragraph-properties>
      <style:text-properties fo:color="#b3b3b3" loext:opacity="100%" fo:background-color="transparent"/>
    </style:style>
    <style:style style:name="P71" style:family="paragraph" style:parent-style-name="Text_20_body">
      <style:paragraph-properties fo:margin-left="0in" fo:margin-right="0in" fo:text-indent="0in" style:auto-text-indent="false"/>
      <style:text-properties fo:color="#b3b3b3" loext:opacity="100%" fo:font-weight="normal" fo:background-color="transparent" style:font-weight-asian="normal" style:font-weight-complex="normal"/>
    </style:style>
    <style:style style:name="P72" style:family="paragraph" style:parent-style-name="_5b_RPG_5d__20_Felsorolt_20_pont_20_kifejtése">
      <style:paragraph-properties fo:margin-left="0in" fo:margin-right="0in" fo:text-indent="0in" style:auto-text-indent="false"/>
      <style:text-properties fo:color="#b3b3b3" loext:opacity="100%" fo:font-weight="normal" fo:background-color="transparent" style:font-weight-asian="normal" style:font-weight-complex="normal"/>
    </style:style>
    <style:style style:name="P73" style:family="paragraph" style:parent-style-name="Text_20_body">
      <style:text-properties fo:color="#b3b3b3" loext:opacity="100%" fo:font-weight="normal" fo:background-color="transparent" style:font-weight-asian="normal" style:font-weight-complex="normal"/>
    </style:style>
    <style:style style:name="P74" style:family="paragraph" style:parent-style-name="Text_20_body">
      <style:paragraph-properties fo:margin-left="0in" fo:margin-right="0in" fo:text-indent="0in" style:auto-text-indent="false"/>
      <style:text-properties fo:color="#b3b3b3" loext:opacity="100%" fo:font-size="10.5pt" fo:background-color="transparent" style:font-size-asian="10.5pt" style:font-size-complex="10.5pt"/>
    </style:style>
    <style:style style:name="P75" style:family="paragraph" style:parent-style-name="Text_20_body">
      <style:text-properties fo:color="#b3b3b3" loext:opacity="100%" fo:font-size="10.5pt" fo:background-color="transparent" style:font-size-asian="10.5pt" style:font-size-complex="10.5pt"/>
    </style:style>
    <style:style style:name="P76" style:family="paragraph" style:parent-style-name="Text_20_body">
      <style:paragraph-properties fo:margin-left="0in" fo:margin-right="0in" fo:margin-top="0in" fo:margin-bottom="0in" style:contextual-spacing="false" fo:text-indent="0in" style:auto-text-indent="false">
        <style:tab-stops>
          <style:tab-stop style:position="4.4154in"/>
        </style:tab-stops>
      </style:paragraph-properties>
      <style:text-properties fo:color="#b3b3b3" loext:opacity="100%" fo:font-size="10.5pt" style:text-underline-style="solid" style:text-underline-width="auto" style:text-underline-color="font-color" fo:background-color="transparent" style:font-size-asian="10.5pt" style:font-size-complex="10.5pt"/>
    </style:style>
    <style:style style:name="P77" style:family="paragraph" style:parent-style-name="Text_20_body">
      <style:paragraph-properties fo:margin-left="0in" fo:margin-right="0in" fo:margin-top="0in" fo:margin-bottom="0in" style:contextual-spacing="false" fo:text-indent="0in" style:auto-text-indent="false">
        <style:tab-stops>
          <style:tab-stop style:position="0.2563in"/>
        </style:tab-stops>
      </style:paragraph-properties>
      <style:text-properties fo:color="#b3b3b3" loext:opacity="100%" style:font-name="Nimbus Roman No9 L1" fo:font-size="10.5pt" style:text-underline-style="none" fo:font-weight="normal" fo:background-color="transparent" style:font-name-asian="Arial Unicode MS" style:font-size-asian="10.5pt" style:font-weight-asian="normal" style:font-name-complex="Tahoma1" style:font-size-complex="10.5pt" style:font-weight-complex="normal"/>
    </style:style>
    <style:style style:name="P78" style:family="paragraph" style:parent-style-name="Text_20_body">
      <style:paragraph-properties fo:margin-left="0in" fo:margin-right="0in" fo:margin-top="0in" fo:margin-bottom="0in" style:contextual-spacing="false" fo:text-indent="0in" style:auto-text-indent="false">
        <style:tab-stops>
          <style:tab-stop style:position="0.2563in"/>
        </style:tab-stops>
      </style:paragraph-properties>
      <style:text-properties fo:color="#b3b3b3" loext:opacity="100%" style:font-name="Nimbus Roman No9 L1" fo:font-size="10pt" style:text-underline-style="none" fo:background-color="transparent" style:font-name-asian="Arial Unicode MS" style:font-size-asian="10pt" style:font-name-complex="Tahoma1" style:font-size-complex="10pt"/>
    </style:style>
    <style:style style:name="P79" style:family="paragraph" style:parent-style-name="Text_20_body">
      <style:paragraph-properties fo:margin-left="0in" fo:margin-right="0in" fo:margin-top="0in" fo:margin-bottom="0in" style:contextual-spacing="false" fo:text-indent="0in" style:auto-text-indent="false">
        <style:tab-stops>
          <style:tab-stop style:position="0.2563in"/>
        </style:tab-stops>
      </style:paragraph-properties>
      <style:text-properties fo:color="#b3b3b3" loext:opacity="100%" style:text-underline-style="none" fo:background-color="transparent"/>
    </style:style>
    <style:style style:name="P80" style:family="paragraph" style:parent-style-name="Text_20_body">
      <style:text-properties fo:color="#b3b3b3" loext:opacity="100%"/>
    </style:style>
    <style:style style:name="P81" style:family="paragraph" style:parent-style-name="Text_20_body">
      <style:paragraph-properties fo:text-align="center" style:justify-single-word="false"/>
      <style:text-properties fo:color="#b3b3b3" loext:opacity="100%" fo:font-size="14pt" fo:background-color="transparent" style:font-size-asian="14pt" style:font-size-complex="14pt"/>
    </style:style>
    <style:style style:name="P82" style:family="paragraph" style:parent-style-name="Text_20_body">
      <style:paragraph-properties fo:margin-left="0in" fo:margin-right="0in" fo:text-indent="0in" style:auto-text-indent="false">
        <style:tab-stops>
          <style:tab-stop style:position="6.6925in"/>
        </style:tab-stops>
      </style:paragraph-properties>
      <style:text-properties style:use-window-font-color="true" loext:opacity="0%" style:text-underline-style="none"/>
    </style:style>
    <style:style style:name="P83" style:family="paragraph" style:parent-style-name="Text_20_body">
      <style:text-properties style:use-window-font-color="true" loext:opacity="0%" style:text-underline-style="none"/>
    </style:style>
    <style:style style:name="P84" style:family="paragraph" style:parent-style-name="Text_20_body">
      <style:paragraph-properties fo:margin-left="0in" fo:margin-right="0in" fo:text-indent="0.0783in" style:auto-text-indent="false"/>
      <style:text-properties style:use-window-font-color="true" loext:opacity="0%" style:text-underline-style="none"/>
    </style:style>
    <style:style style:name="P85" style:family="paragraph" style:parent-style-name="Text_20_body">
      <style:paragraph-properties fo:margin-left="0in" fo:margin-right="0in" fo:text-indent="0in" style:auto-text-indent="false"/>
      <style:text-properties style:use-window-font-color="true" loext:opacity="0%" fo:font-style="italic" fo:font-weight="normal" style:font-style-asian="italic" style:font-weight-asian="normal" style:font-style-complex="italic" style:font-weight-complex="normal"/>
    </style:style>
    <style:style style:name="P86" style:family="paragraph" style:parent-style-name="Text_20_body">
      <style:paragraph-properties fo:margin-left="0in" fo:margin-right="0in" fo:text-indent="0in" style:auto-text-indent="false"/>
      <style:text-properties style:use-window-font-color="true" loext:opacity="0%" style:text-line-through-style="solid" style:text-line-through-type="single"/>
    </style:style>
    <style:style style:name="P87" style:family="paragraph" style:parent-style-name="Text_20_body">
      <style:paragraph-properties fo:margin-left="0in" fo:margin-right="0in" fo:keep-together="auto" fo:text-indent="0in" style:auto-text-indent="false"/>
      <style:text-properties style:use-window-font-color="true" loext:opacity="0%" style:text-line-through-style="solid" style:text-line-through-type="single"/>
    </style:style>
    <style:style style:name="P88" style:family="paragraph" style:parent-style-name="Text_20_body">
      <style:text-properties style:use-window-font-color="true" loext:opacity="0%"/>
    </style:style>
    <style:style style:name="P89" style:family="paragraph" style:parent-style-name="Text_20_body">
      <style:text-properties style:use-window-font-color="true" loext:opacity="0%" fo:font-style="normal" style:font-style-asian="normal" style:font-style-complex="normal"/>
    </style:style>
    <style:style style:name="P90" style:family="paragraph" style:parent-style-name="Text_20_body">
      <style:paragraph-properties fo:margin-left="0in" fo:margin-right="0in" fo:text-indent="0.0783in" style:auto-text-indent="false"/>
      <style:text-properties style:use-window-font-color="true" loext:opacity="0%" fo:font-style="normal" style:text-underline-style="none" style:font-style-asian="normal" style:font-style-complex="normal"/>
    </style:style>
    <style:style style:name="P91" style:family="paragraph" style:parent-style-name="Text_20_body">
      <style:text-properties style:use-window-font-color="true" loext:opacity="0%" fo:background-color="transparent"/>
    </style:style>
    <style:style style:name="P92" style:family="paragraph" style:parent-style-name="Text_20_body">
      <style:paragraph-properties fo:text-align="start" style:justify-single-word="false"/>
      <style:text-properties style:use-window-font-color="true" loext:opacity="0%" fo:background-color="transparent"/>
    </style:style>
    <style:style style:name="P93" style:family="paragraph" style:parent-style-name="Text_20_body">
      <style:paragraph-properties fo:margin-left="0in" fo:margin-right="0in" fo:text-indent="0.0783in" style:auto-text-indent="false"/>
      <style:text-properties style:use-window-font-color="true" loext:opacity="0%"/>
    </style:style>
    <style:style style:name="P94" style:family="paragraph" style:parent-style-name="Text_20_body">
      <style:paragraph-properties fo:margin-left="0in" fo:margin-right="0in" fo:text-indent="0.0783in" style:auto-text-indent="false" fo:break-before="page"/>
      <style:text-properties style:use-window-font-color="true" loext:opacity="0%"/>
    </style:style>
    <style:style style:name="P95" style:family="paragraph" style:parent-style-name="Text_20_body">
      <style:paragraph-properties fo:margin-left="0in" fo:margin-right="0in" fo:text-indent="0in" style:auto-text-indent="false"/>
      <style:text-properties fo:color="#666666" loext:opacity="100%"/>
    </style:style>
    <style:style style:name="P96" style:family="paragraph" style:parent-style-name="Text_20_body">
      <style:text-properties fo:color="#666666" loext:opacity="100%"/>
    </style:style>
    <style:style style:name="P97" style:family="paragraph" style:parent-style-name="Text_20_body">
      <style:paragraph-properties fo:margin-left="0in" fo:margin-right="0in" fo:text-indent="0in" style:auto-text-indent="false"/>
      <style:text-properties fo:color="#999999" loext:opacity="100%" fo:font-weight="normal" fo:background-color="transparent" style:font-weight-asian="normal" style:font-weight-complex="normal"/>
    </style:style>
    <style:style style:name="P98" style:family="paragraph" style:parent-style-name="Text_20_body">
      <style:paragraph-properties fo:margin-left="0in" fo:margin-right="0in" fo:text-indent="0in" style:auto-text-indent="false"/>
      <style:text-properties fo:color="#999999" loext:opacity="100%" fo:background-color="transparent"/>
    </style:style>
    <style:style style:name="P99" style:family="paragraph" style:parent-style-name="Text_20_body">
      <style:text-properties fo:color="#999999" loext:opacity="100%" fo:background-color="transparent"/>
    </style:style>
    <style:style style:name="P100" style:family="paragraph" style:parent-style-name="_5b_RPG_5d__20_Táblázattartalom_20_-_20_fejléc">
      <style:text-properties fo:color="#999999" loext:opacity="100%" fo:background-color="transparent"/>
    </style:style>
    <style:style style:name="P101" style:family="paragraph" style:parent-style-name="_5b_RPG_5d__20_Szövegtörzs_20_-_20_példaleírás">
      <style:text-properties fo:color="#999999" loext:opacity="100%" fo:background-color="transparent"/>
    </style:style>
    <style:style style:name="P102" style:family="paragraph" style:parent-style-name="_5b_RPG_5d__20_Táblázattartalom_20_-_20_saját_20_-_20_1">
      <style:text-properties fo:color="#999999" loext:opacity="100%" fo:background-color="transparent"/>
    </style:style>
    <style:style style:name="P103" style:family="paragraph" style:parent-style-name="Text_20_body">
      <style:paragraph-properties>
        <style:tab-stops>
          <style:tab-stop style:position="6.6764in"/>
        </style:tab-stops>
      </style:paragraph-properties>
      <style:text-properties fo:color="#999999" loext:opacity="100%" style:text-underline-style="none" fo:font-weight="normal" style:font-weight-asian="normal" style:font-weight-complex="normal"/>
    </style:style>
    <style:style style:name="P104" style:family="paragraph" style:parent-style-name="Text_20_body">
      <style:paragraph-properties>
        <style:tab-stops>
          <style:tab-stop style:position="6.6764in"/>
        </style:tab-stops>
      </style:paragraph-properties>
      <style:text-properties fo:color="#999999" loext:opacity="100%" style:text-underline-style="solid" style:text-underline-width="auto" style:text-underline-color="font-color" fo:font-weight="normal" fo:background-color="transparent" style:font-weight-asian="normal" style:font-weight-complex="normal"/>
    </style:style>
    <style:style style:name="P105" style:family="paragraph" style:parent-style-name="_5b_RPG_5d__20_Táblázattartalom_20_-_20_fejléc">
      <style:text-properties fo:color="#999999" loext:opacity="100%" fo:font-size="9pt" fo:background-color="transparent" style:font-size-asian="9pt" style:font-size-complex="9pt"/>
    </style:style>
    <style:style style:name="P106" style:family="paragraph" style:parent-style-name="_5b_RPG_5d__20_Táblázattartalom_20_-_20_saját_20_-_20_1">
      <style:text-properties fo:color="#999999" loext:opacity="100%" fo:font-size="8pt" fo:background-color="transparent" style:font-size-asian="8pt" style:font-size-complex="8pt"/>
    </style:style>
    <style:style style:name="P107" style:family="paragraph" style:parent-style-name="Text_20_body">
      <style:text-properties fo:background-color="transparent"/>
    </style:style>
    <style:style style:name="P108" style:family="paragraph" style:parent-style-name="Text_20_body">
      <style:text-properties fo:font-weight="normal" style:font-weight-asian="normal" style:font-weight-complex="normal"/>
    </style:style>
    <style:style style:name="P109" style:family="paragraph" style:parent-style-name="Text_20_body">
      <style:paragraph-properties fo:margin-left="0in" fo:margin-right="0in" fo:text-indent="0.0783in" style:auto-text-indent="false"/>
      <style:text-properties fo:font-weight="normal" style:font-weight-asian="normal" style:font-weight-complex="normal"/>
    </style:style>
    <style:style style:name="P110" style:family="paragraph" style:parent-style-name="Text_20_body">
      <style:paragraph-properties>
        <style:tab-stops>
          <style:tab-stop style:position="6.6854in"/>
        </style:tab-stops>
      </style:paragraph-properties>
      <style:text-properties style:text-underline-style="solid" style:text-underline-width="auto" style:text-underline-color="font-color"/>
    </style:style>
    <style:style style:name="P111" style:family="paragraph" style:parent-style-name="Text_20_body">
      <style:text-properties style:text-underline-style="none" fo:font-weight="normal" style:font-weight-asian="normal" style:font-weight-complex="normal"/>
    </style:style>
    <style:style style:name="P112" style:family="paragraph" style:parent-style-name="Text_20_body">
      <style:paragraph-properties>
        <style:tab-stops>
          <style:tab-stop style:position="6.6925in"/>
        </style:tab-stops>
      </style:paragraph-properties>
    </style:style>
    <style:style style:name="P113" style:family="paragraph" style:parent-style-name="Text_20_body">
      <style:paragraph-properties>
        <style:tab-stops>
          <style:tab-stop style:position="6.6925in"/>
        </style:tab-stops>
      </style:paragraph-properties>
      <style:text-properties fo:color="#ffffff" loext:opacity="100%" fo:background-color="transparent"/>
    </style:style>
    <style:style style:name="P114" style:family="paragraph" style:parent-style-name="Text_20_body">
      <style:text-properties fo:color="#ffffff" loext:opacity="100%" fo:font-weight="bold" fo:background-color="#b3b3b3" style:font-weight-asian="bold" style:font-weight-complex="bold"/>
    </style:style>
    <style:style style:name="P115" style:family="paragraph" style:parent-style-name="Text_20_body">
      <style:paragraph-properties fo:margin-left="0.4925in" fo:margin-right="0in" fo:text-indent="0.0783in" style:auto-text-indent="false"/>
    </style:style>
    <style:style style:name="P116" style:family="paragraph" style:parent-style-name="Text_20_body">
      <style:paragraph-properties fo:margin-left="0in" fo:margin-right="0in" fo:text-indent="0.0783in" style:auto-text-indent="false"/>
    </style:style>
    <style:style style:name="P117" style:family="paragraph" style:parent-style-name="Text_20_body">
      <style:paragraph-properties fo:margin-left="0in" fo:margin-right="0in" fo:text-indent="0.0783in" style:auto-text-indent="false" fo:break-before="page"/>
    </style:style>
    <style:style style:name="P118" style:family="paragraph" style:parent-style-name="Text_20_body">
      <style:paragraph-properties fo:break-before="column"/>
    </style:style>
    <style:style style:name="P119" style:family="paragraph" style:parent-style-name="_5b_RPG_5d__20_Megoldott">
      <style:text-properties style:text-line-through-style="none" style:text-line-through-type="none"/>
    </style:style>
    <style:style style:name="P120" style:family="paragraph" style:parent-style-name="Text_20_body">
      <style:text-properties fo:color="#b2b2b2" loext:opacity="100%" officeooo:paragraph-rsid="001d8e56"/>
    </style:style>
    <style:style style:name="P121" style:family="paragraph" style:parent-style-name="Table_20_Contents">
      <style:paragraph-properties fo:text-align="justify" style:justify-single-word="false"/>
      <style:text-properties fo:color="#b2b2b2" loext:opacity="100%" officeooo:paragraph-rsid="001d8e56"/>
    </style:style>
    <style:style style:name="P122" style:family="paragraph" style:parent-style-name="Heading_20_1" style:master-page-name="First_20_Page">
      <style:paragraph-properties style:page-number="auto"/>
    </style:style>
    <style:style style:name="P123" style:family="paragraph" style:parent-style-name="Heading_20_1">
      <style:paragraph-properties fo:break-before="page"/>
    </style:style>
    <style:style style:name="P124" style:family="paragraph" style:parent-style-name="Heading_20_3">
      <style:text-properties fo:background-color="#ffffcc"/>
    </style:style>
    <style:style style:name="P125" style:family="paragraph" style:parent-style-name="Heading_20_3">
      <style:paragraph-properties fo:break-before="page"/>
      <style:text-properties fo:background-color="#ffffcc"/>
    </style:style>
    <style:style style:name="P126" style:family="paragraph" style:parent-style-name="Heading_20_3">
      <style:paragraph-properties fo:break-before="page"/>
      <style:text-properties fo:background-color="transparent"/>
    </style:style>
    <style:style style:name="P127" style:family="paragraph" style:parent-style-name="Heading_20_3">
      <style:paragraph-properties fo:break-before="page"/>
      <style:text-properties fo:color="#b3b3b3" loext:opacity="100%" fo:background-color="transparent"/>
    </style:style>
    <style:style style:name="P128" style:family="paragraph" style:parent-style-name="Heading_20_3">
      <style:text-properties fo:color="#cccccc" loext:opacity="100%"/>
    </style:style>
    <style:style style:name="P129" style:family="paragraph" style:parent-style-name="Heading_20_4">
      <style:text-properties fo:color="#cccccc" loext:opacity="100%" fo:background-color="transparent"/>
    </style:style>
    <style:style style:name="P130" style:family="paragraph" style:parent-style-name="Heading_20_4">
      <style:paragraph-properties fo:margin-left="0in" fo:margin-right="0in" fo:text-indent="0in" style:auto-text-indent="false"/>
      <style:text-properties fo:color="#cccccc" loext:opacity="100%" fo:background-color="transparent"/>
    </style:style>
    <style:style style:name="P131" style:family="paragraph" style:parent-style-name="Heading_20_4">
      <style:paragraph-properties fo:break-before="page"/>
      <style:text-properties fo:color="#cccccc" loext:opacity="100%" fo:background-color="transparent"/>
    </style:style>
    <style:style style:name="P132" style:family="paragraph" style:parent-style-name="Heading_20_4">
      <style:text-properties fo:color="#cccccc" loext:opacity="100%"/>
    </style:style>
    <style:style style:name="P133" style:family="paragraph" style:parent-style-name="Heading_20_4">
      <style:paragraph-properties fo:break-before="page"/>
    </style:style>
    <style:style style:name="P134" style:family="paragraph" style:parent-style-name="Heading_20_4">
      <style:text-properties fo:color="#b3b3b3" loext:opacity="100%" fo:background-color="transparent"/>
    </style:style>
    <style:style style:name="P135" style:family="paragraph" style:parent-style-name="Heading_20_4">
      <style:paragraph-properties fo:margin-left="0in" fo:margin-right="0in" fo:text-indent="0in" style:auto-text-indent="false"/>
      <style:text-properties fo:color="#b3b3b3" loext:opacity="100%" fo:font-weight="normal" officeooo:paragraph-rsid="001d8e56" fo:background-color="transparent" style:font-weight-asian="normal" style:font-weight-complex="normal"/>
    </style:style>
    <style:style style:name="P136" style:family="paragraph" style:parent-style-name="Heading_20_4">
      <style:paragraph-properties fo:text-align="center" style:justify-single-word="false"/>
      <style:text-properties fo:color="#b3b3b3" loext:opacity="100%" fo:font-size="14pt" fo:background-color="transparent" style:font-size-asian="14pt" style:font-size-complex="14pt"/>
    </style:style>
    <style:style style:name="P137" style:family="paragraph" style:parent-style-name="Heading_20_4">
      <style:text-properties fo:color="#b3b3b3" loext:opacity="100%" style:text-line-through-style="solid" style:text-line-through-type="single"/>
    </style:style>
    <style:style style:name="P138" style:family="paragraph" style:parent-style-name="Heading_20_4">
      <style:text-properties fo:color="#999999" loext:opacity="100%" fo:background-color="transparent"/>
    </style:style>
    <style:style style:name="P139" style:family="paragraph" style:parent-style-name="Heading_20_4">
      <style:paragraph-properties>
        <style:tab-stops>
          <style:tab-stop style:position="6.6764in"/>
        </style:tab-stops>
      </style:paragraph-properties>
      <style:text-properties fo:color="#999999" loext:opacity="100%" style:text-underline-style="none" fo:font-weight="bold" style:font-weight-asian="bold" style:font-weight-complex="bold"/>
    </style:style>
    <style:style style:name="P140" style:family="paragraph" style:parent-style-name="Heading_20_4">
      <style:paragraph-properties fo:margin-left="0in" fo:margin-right="0in" fo:text-indent="0in" style:auto-text-indent="false"/>
    </style:style>
    <style:style style:name="P141" style:family="paragraph" style:parent-style-name="Heading_20_4">
      <style:paragraph-properties fo:margin-left="0in" fo:margin-right="0in" fo:text-indent="0in" style:auto-text-indent="false" fo:break-before="page"/>
    </style:style>
    <style:style style:name="P142" style:family="paragraph" style:parent-style-name="Heading_20_4">
      <style:paragraph-properties fo:break-before="page"/>
      <style:text-properties officeooo:paragraph-rsid="001f65f9"/>
    </style:style>
    <style:style style:name="P143" style:family="paragraph" style:parent-style-name="Heading_20_5">
      <style:text-properties fo:color="#b2b2b2" loext:opacity="100%" officeooo:paragraph-rsid="001d8e56"/>
    </style:style>
    <style:style style:name="P144" style:family="paragraph" style:parent-style-name="Heading_20_5">
      <style:text-properties fo:color="#cccccc" loext:opacity="100%" fo:background-color="transparent"/>
    </style:style>
    <style:style style:name="P145" style:family="paragraph" style:parent-style-name="Standard" style:list-style-name="L9">
      <style:text-properties fo:color="#cccccc" loext:opacity="100%"/>
    </style:style>
    <style:style style:name="P146" style:family="paragraph" style:parent-style-name="Standard" style:list-style-name="L10">
      <style:text-properties fo:color="#cccccc" loext:opacity="100%"/>
    </style:style>
    <style:style style:name="P147" style:family="paragraph" style:parent-style-name="Standard" style:list-style-name="L11"/>
    <style:style style:name="P148" style:family="paragraph" style:parent-style-name="Standard" style:list-style-name="L14"/>
    <style:style style:name="P149" style:family="paragraph" style:parent-style-name="Standard" style:list-style-name="L21">
      <style:text-properties fo:color="#b3b3b3" loext:opacity="100%" style:font-name="FreeSerif1" fo:font-size="11pt" fo:font-style="italic" fo:background-color="transparent" style:font-size-asian="11pt" style:font-style-asian="italic" style:font-size-complex="11pt" style:font-style-complex="italic"/>
    </style:style>
    <style:style style:name="P150" style:family="paragraph" style:parent-style-name="Standard" style:list-style-name="L27">
      <style:text-properties fo:color="#b3b3b3" loext:opacity="100%" fo:font-size="11pt" fo:background-color="transparent" style:font-size-asian="11pt" style:font-size-complex="11pt"/>
    </style:style>
    <style:style style:name="P151" style:family="paragraph" style:parent-style-name="Standard" style:list-style-name="L27">
      <style:paragraph-properties fo:text-align="justify" style:justify-single-word="false"/>
      <style:text-properties fo:color="#b3b3b3" loext:opacity="100%" fo:font-size="11pt" fo:background-color="transparent" style:font-size-asian="11pt" style:font-size-complex="11pt"/>
    </style:style>
    <style:style style:name="P152" style:family="paragraph" style:parent-style-name="Standard" style:list-style-name="L28">
      <style:paragraph-properties fo:margin-left="0.4925in" fo:margin-right="0in" fo:text-indent="0in" style:auto-text-indent="false"/>
    </style:style>
    <style:style style:name="P153" style:family="paragraph" style:parent-style-name="Standard" style:list-style-name="L50">
      <style:text-properties fo:color="#808080" loext:opacity="100%" officeooo:paragraph-rsid="001f65f9"/>
    </style:style>
    <style:style style:name="P154" style:family="paragraph" style:parent-style-name="Table_20_Contents" style:list-style-name="L29">
      <style:paragraph-properties fo:text-align="start" style:justify-single-word="false"/>
      <style:text-properties fo:color="#b2b2b2" loext:opacity="100%" officeooo:paragraph-rsid="001d8e56"/>
    </style:style>
    <style:style style:name="P155" style:family="paragraph" style:parent-style-name="Table_20_Contents" style:list-style-name="L29">
      <style:paragraph-properties fo:text-align="start" style:justify-single-word="false"/>
      <style:text-properties fo:color="#b2b2b2" loext:opacity="100%" officeooo:paragraph-rsid="001d8e56" fo:background-color="#ff0000"/>
    </style:style>
    <style:style style:name="P156" style:family="paragraph" style:parent-style-name="Text_20_body" style:list-style-name="L1">
      <style:paragraph-properties fo:margin-left="0in" fo:margin-right="0in" fo:text-indent="0.0783in" style:auto-text-indent="false"/>
      <style:text-properties fo:color="#cccccc" loext:opacity="100%" fo:background-color="transparent"/>
    </style:style>
    <style:style style:name="P157" style:family="paragraph" style:parent-style-name="Text_20_body" style:list-style-name="L5">
      <style:text-properties fo:color="#cccccc" loext:opacity="100%" fo:background-color="transparent"/>
    </style:style>
    <style:style style:name="P158" style:family="paragraph" style:parent-style-name="Text_20_body" style:list-style-name="L6">
      <style:paragraph-properties fo:margin-left="0in" fo:margin-right="0in" fo:text-indent="0.0783in" style:auto-text-indent="false"/>
      <style:text-properties fo:color="#cccccc" loext:opacity="100%" fo:background-color="transparent"/>
    </style:style>
    <style:style style:name="P159" style:family="paragraph" style:parent-style-name="Text_20_body" style:list-style-name="L16">
      <style:text-properties fo:color="#cccccc" loext:opacity="100%" fo:background-color="transparent"/>
    </style:style>
    <style:style style:name="P160" style:family="paragraph" style:parent-style-name="Text_20_body" style:list-style-name="L17">
      <style:paragraph-properties fo:margin-left="0.4925in" fo:margin-right="0in" fo:text-indent="0.0783in" style:auto-text-indent="false"/>
      <style:text-properties fo:color="#cccccc" loext:opacity="100%" fo:background-color="transparent"/>
    </style:style>
    <style:style style:name="P161" style:family="paragraph" style:parent-style-name="Text_20_body" style:list-style-name="L18">
      <style:paragraph-properties fo:margin-left="0.4925in" fo:margin-right="0in" fo:text-indent="0.0783in" style:auto-text-indent="false"/>
      <style:text-properties fo:color="#cccccc" loext:opacity="100%" fo:background-color="transparent"/>
    </style:style>
    <style:style style:name="P162" style:family="paragraph" style:parent-style-name="Text_20_body" style:list-style-name="L20">
      <style:paragraph-properties fo:margin-left="0in" fo:margin-right="0in" fo:text-indent="0.0398in" style:auto-text-indent="false"/>
      <style:text-properties fo:color="#cccccc" loext:opacity="100%" fo:background-color="transparent"/>
    </style:style>
    <style:style style:name="P163" style:family="paragraph" style:parent-style-name="Text_20_body" style:list-style-name="L23">
      <style:text-properties fo:color="#cccccc" loext:opacity="100%" fo:background-color="transparent"/>
    </style:style>
    <style:style style:name="P164" style:family="paragraph" style:parent-style-name="Text_20_body" style:list-style-name="L31">
      <style:text-properties fo:color="#cccccc" loext:opacity="100%" fo:background-color="transparent"/>
    </style:style>
    <style:style style:name="P165" style:family="paragraph" style:parent-style-name="Text_20_body" style:list-style-name="L31">
      <style:paragraph-properties fo:margin-left="0.4925in" fo:margin-right="0in" fo:text-indent="0.0783in" style:auto-text-indent="false"/>
      <style:text-properties fo:color="#cccccc" loext:opacity="100%" fo:background-color="transparent"/>
    </style:style>
    <style:style style:name="P166" style:family="paragraph" style:parent-style-name="Text_20_body" style:list-style-name="L31">
      <style:paragraph-properties fo:margin-left="0.9846in" fo:margin-right="0in" fo:text-indent="0.0783in" style:auto-text-indent="false"/>
      <style:text-properties fo:color="#cccccc" loext:opacity="100%" fo:background-color="transparent"/>
    </style:style>
    <style:style style:name="P167" style:family="paragraph" style:parent-style-name="Text_20_body" style:list-style-name="L33">
      <style:text-properties fo:color="#cccccc" loext:opacity="100%" fo:background-color="transparent"/>
    </style:style>
    <style:style style:name="P168" style:family="paragraph" style:parent-style-name="Text_20_body" style:list-style-name="L34">
      <style:paragraph-properties fo:margin-left="0.4925in" fo:margin-right="0in" fo:text-indent="0.0783in" style:auto-text-indent="false"/>
      <style:text-properties fo:color="#cccccc" loext:opacity="100%" fo:background-color="transparent"/>
    </style:style>
    <style:style style:name="P169" style:family="paragraph" style:parent-style-name="Text_20_body" style:list-style-name="L34">
      <style:paragraph-properties fo:margin-left="0.9846in" fo:margin-right="0in" fo:text-indent="0.0783in" style:auto-text-indent="false"/>
      <style:text-properties fo:color="#cccccc" loext:opacity="100%" fo:background-color="transparent"/>
    </style:style>
    <style:style style:name="P170" style:family="paragraph" style:parent-style-name="Text_20_body" style:list-style-name="L2">
      <style:text-properties fo:color="#cccccc" loext:opacity="100%"/>
    </style:style>
    <style:style style:name="P171" style:family="paragraph" style:parent-style-name="Text_20_body" style:list-style-name="L3">
      <style:paragraph-properties fo:margin-left="0in" fo:margin-right="0in" fo:text-indent="0in" style:auto-text-indent="false"/>
      <style:text-properties fo:color="#cccccc" loext:opacity="100%" fo:font-style="normal" style:font-style-asian="normal" style:font-style-complex="normal"/>
    </style:style>
    <style:style style:name="P172" style:family="paragraph" style:parent-style-name="Text_20_body" style:list-style-name="L3">
      <style:paragraph-properties fo:margin-left="0in" fo:margin-right="0in" fo:text-indent="0in" style:auto-text-indent="false"/>
      <style:text-properties fo:color="#cccccc" loext:opacity="100%" fo:font-style="normal" fo:background-color="transparent" style:font-style-asian="normal" style:font-style-complex="normal"/>
    </style:style>
    <style:style style:name="P173" style:family="paragraph" style:parent-style-name="Text_20_body" style:list-style-name="L7">
      <style:paragraph-properties fo:margin-left="0in" fo:margin-right="0in" fo:text-indent="0in" style:auto-text-indent="false"/>
      <style:text-properties fo:color="#cccccc" loext:opacity="100%" style:text-line-through-style="solid" style:text-line-through-type="single" fo:background-color="transparent"/>
    </style:style>
    <style:style style:name="P174" style:family="paragraph" style:parent-style-name="Text_20_body" style:list-style-name="L37">
      <style:paragraph-properties fo:margin-left="0in" fo:margin-right="0in" fo:text-indent="0.0783in" style:auto-text-indent="false"/>
      <style:text-properties fo:color="#cccccc" loext:opacity="100%" style:text-line-through-style="solid" style:text-line-through-type="single"/>
    </style:style>
    <style:style style:name="P175" style:family="paragraph" style:parent-style-name="Text_20_body" style:list-style-name="L38">
      <style:paragraph-properties fo:margin-left="0in" fo:margin-right="0in" fo:text-indent="0.0783in" style:auto-text-indent="false"/>
      <style:text-properties fo:color="#cccccc" loext:opacity="100%" style:text-line-through-style="solid" style:text-line-through-type="single"/>
    </style:style>
    <style:style style:name="P176" style:family="paragraph" style:parent-style-name="Text_20_body" style:list-style-name="L41">
      <style:paragraph-properties fo:margin-left="0in" fo:margin-right="0in" fo:text-indent="0in" style:auto-text-indent="false"/>
      <style:text-properties fo:color="#cccccc" loext:opacity="100%" style:text-line-through-style="solid" style:text-line-through-type="single"/>
    </style:style>
    <style:style style:name="P177" style:family="paragraph" style:parent-style-name="Text_20_body" style:list-style-name="L8">
      <style:text-properties fo:color="#cccccc" loext:opacity="100%"/>
    </style:style>
    <style:style style:name="P178" style:family="paragraph" style:parent-style-name="Text_20_body" style:list-style-name="L13">
      <style:text-properties fo:color="#cccccc" loext:opacity="100%" fo:font-weight="bold" fo:background-color="transparent" style:font-weight-asian="bold" style:font-weight-complex="bold"/>
    </style:style>
    <style:style style:name="P179" style:family="paragraph" style:parent-style-name="Text_20_body" style:list-style-name="L20">
      <style:paragraph-properties fo:margin-left="0in" fo:margin-right="0in" fo:text-indent="0.0398in" style:auto-text-indent="false"/>
      <style:text-properties fo:color="#cccccc" loext:opacity="100%" fo:font-size="11pt" fo:font-weight="normal" fo:background-color="transparent" style:font-size-asian="11pt" style:font-weight-asian="normal" style:font-size-complex="11pt" style:font-weight-complex="normal"/>
    </style:style>
    <style:style style:name="P180" style:family="paragraph" style:parent-style-name="Text_20_body" style:list-style-name="L31">
      <style:paragraph-properties>
        <style:tab-stops>
          <style:tab-stop style:position="6.6925in"/>
        </style:tab-stops>
      </style:paragraph-properties>
      <style:text-properties fo:color="#cccccc" loext:opacity="100%" style:text-underline-style="none" fo:background-color="transparent"/>
    </style:style>
    <style:style style:name="P181" style:family="paragraph" style:parent-style-name="Text_20_body" style:list-style-name="L32">
      <style:paragraph-properties fo:margin-left="0in" fo:margin-right="0in" fo:text-indent="0.0783in" style:auto-text-indent="false"/>
      <style:text-properties fo:color="#cccccc" loext:opacity="100%" style:text-underline-style="none" fo:font-weight="normal" fo:background-color="transparent" style:font-weight-asian="normal" style:font-weight-complex="normal"/>
    </style:style>
    <style:style style:name="P182" style:family="paragraph" style:parent-style-name="Text_20_body" style:list-style-name="L31">
      <style:paragraph-properties fo:margin-left="0.4925in" fo:margin-right="0in" fo:text-indent="0in" style:auto-text-indent="false"/>
      <style:text-properties fo:color="#cccccc" loext:opacity="100%" fo:font-weight="normal" fo:background-color="transparent" style:font-weight-asian="normal" style:font-weight-complex="normal"/>
    </style:style>
    <style:style style:name="P183" style:family="paragraph" style:parent-style-name="Text_20_body" style:list-style-name="L35">
      <style:paragraph-properties fo:margin-left="0in" fo:margin-right="0in" fo:text-indent="0in" style:auto-text-indent="false"/>
      <style:text-properties fo:color="#cccccc" loext:opacity="100%" fo:font-style="italic" fo:font-weight="normal" fo:background-color="transparent" style:font-style-asian="italic" style:font-weight-asian="normal" style:font-style-complex="italic" style:font-weight-complex="normal"/>
    </style:style>
    <style:style style:name="P184" style:family="paragraph" style:parent-style-name="Text_20_body" style:list-style-name="L38">
      <style:text-properties fo:color="#cccccc" loext:opacity="100%"/>
    </style:style>
    <style:style style:name="P185" style:family="paragraph" style:parent-style-name="Text_20_body" style:list-style-name="L41">
      <style:paragraph-properties fo:margin-left="0in" fo:margin-right="0in" fo:text-indent="0in" style:auto-text-indent="false"/>
      <style:text-properties fo:color="#cccccc" loext:opacity="100%"/>
    </style:style>
    <style:style style:name="P186" style:family="paragraph" style:parent-style-name="Text_20_body" style:list-style-name="L49">
      <style:text-properties fo:color="#cccccc" loext:opacity="100%"/>
    </style:style>
    <style:style style:name="P187" style:family="paragraph" style:parent-style-name="Text_20_body" style:list-style-name="L4"/>
    <style:style style:name="P188" style:family="paragraph" style:parent-style-name="Text_20_body" style:list-style-name="L12"/>
    <style:style style:name="P189" style:family="paragraph" style:parent-style-name="Text_20_body" style:list-style-name="L14">
      <style:paragraph-properties fo:margin-left="0.4925in" fo:margin-right="0in" fo:text-indent="0.0783in" style:auto-text-indent="false"/>
    </style:style>
    <style:style style:name="P190" style:family="paragraph" style:parent-style-name="Text_20_body" style:list-style-name="L15"/>
    <style:style style:name="P191" style:family="paragraph" style:parent-style-name="Text_20_body" style:list-style-name="L19">
      <style:text-properties fo:color="#b3b3b3" loext:opacity="100%" fo:background-color="transparent"/>
    </style:style>
    <style:style style:name="P192" style:family="paragraph" style:parent-style-name="Text_20_body" style:list-style-name="L22">
      <style:text-properties fo:color="#b3b3b3" loext:opacity="100%" fo:background-color="transparent"/>
    </style:style>
    <style:style style:name="P193" style:family="paragraph" style:parent-style-name="Text_20_body" style:list-style-name="L25">
      <style:paragraph-properties fo:margin-left="0in" fo:margin-right="0in" fo:text-indent="0in" style:auto-text-indent="false"/>
      <style:text-properties fo:color="#b3b3b3" loext:opacity="100%" fo:background-color="transparent"/>
    </style:style>
    <style:style style:name="P194" style:family="paragraph" style:parent-style-name="Text_20_body" style:list-style-name="L26">
      <style:paragraph-properties fo:margin-left="0in" fo:margin-right="0in" fo:margin-top="0in" fo:margin-bottom="0in" style:contextual-spacing="false" fo:text-indent="0in" style:auto-text-indent="false"/>
      <style:text-properties fo:color="#b3b3b3" loext:opacity="100%" fo:background-color="transparent"/>
    </style:style>
    <style:style style:name="P195" style:family="paragraph" style:parent-style-name="Text_20_body" style:list-style-name="L27">
      <style:paragraph-properties fo:margin-left="0in" fo:margin-right="0in" fo:text-align="justify" style:justify-single-word="false" fo:text-indent="0in" style:auto-text-indent="false"/>
      <style:text-properties fo:color="#b3b3b3" loext:opacity="100%" fo:background-color="transparent"/>
    </style:style>
    <style:style style:name="P196" style:family="paragraph" style:parent-style-name="Text_20_body" style:list-style-name="L27">
      <style:paragraph-properties fo:text-align="justify" style:justify-single-word="false"/>
      <style:text-properties fo:color="#b3b3b3" loext:opacity="100%" fo:background-color="transparent"/>
    </style:style>
    <style:style style:name="P197" style:family="paragraph" style:parent-style-name="Text_20_body" style:list-style-name="L44">
      <style:text-properties fo:color="#b3b3b3" loext:opacity="100%" fo:background-color="transparent"/>
    </style:style>
    <style:style style:name="P198" style:family="paragraph" style:parent-style-name="Text_20_body" style:list-style-name="L45">
      <style:paragraph-properties fo:margin-left="0in" fo:margin-right="0in" fo:text-indent="0.0783in" style:auto-text-indent="false"/>
      <style:text-properties fo:color="#b3b3b3" loext:opacity="100%" fo:background-color="transparent"/>
    </style:style>
    <style:style style:name="P199" style:family="paragraph" style:parent-style-name="Text_20_body" style:list-style-name="L21">
      <style:paragraph-properties fo:margin-left="0.4925in" fo:margin-right="0in" fo:text-indent="0.0783in" style:auto-text-indent="false"/>
      <style:text-properties fo:color="#b3b3b3" loext:opacity="100%" fo:font-weight="normal" fo:background-color="transparent" style:font-weight-asian="normal" style:font-weight-complex="normal"/>
    </style:style>
    <style:style style:name="P200" style:family="paragraph" style:parent-style-name="Text_20_body" style:list-style-name="L39">
      <style:paragraph-properties fo:margin-left="0in" fo:margin-right="0in" fo:text-indent="0in" style:auto-text-indent="false"/>
      <style:text-properties fo:color="#b3b3b3" loext:opacity="100%" fo:font-weight="normal" fo:background-color="transparent" style:font-weight-asian="normal" style:font-weight-complex="normal"/>
    </style:style>
    <style:style style:name="P201" style:family="paragraph" style:parent-style-name="Text_20_body" style:list-style-name="L40">
      <style:paragraph-properties fo:margin-left="0in" fo:margin-right="0in" fo:text-indent="0.0783in" style:auto-text-indent="false"/>
      <style:text-properties fo:color="#b3b3b3" loext:opacity="100%" fo:font-weight="normal" fo:background-color="transparent" style:font-weight-asian="normal" style:font-weight-complex="normal"/>
    </style:style>
    <style:style style:name="P202" style:family="paragraph" style:parent-style-name="Text_20_body" style:list-style-name="L22">
      <style:paragraph-properties fo:margin-left="0in" fo:margin-right="0in" fo:text-indent="0in" style:auto-text-indent="false"/>
      <style:text-properties fo:color="#b3b3b3" loext:opacity="100%" style:text-line-through-style="none" style:text-line-through-type="none" fo:font-weight="normal" fo:background-color="transparent" style:font-weight-asian="normal" style:font-weight-complex="normal"/>
    </style:style>
    <style:style style:name="P203" style:family="paragraph" style:parent-style-name="Text_20_body" style:list-style-name="L43">
      <style:text-properties fo:color="#b3b3b3" loext:opacity="100%" style:text-line-through-style="none" style:text-line-through-type="none" fo:background-color="transparent"/>
    </style:style>
    <style:style style:name="P204" style:family="paragraph" style:parent-style-name="Text_20_body" style:list-style-name="L24">
      <style:text-properties fo:color="#b3b3b3" loext:opacity="100%" fo:font-size="10.5pt" fo:background-color="transparent" style:font-size-asian="10.5pt" style:font-size-complex="10.5pt"/>
    </style:style>
    <style:style style:name="P205" style:family="paragraph" style:parent-style-name="Text_20_body" style:list-style-name="L24">
      <style:paragraph-properties fo:margin-left="0.4925in" fo:margin-right="0in" fo:text-indent="0in" style:auto-text-indent="false"/>
      <style:text-properties fo:color="#b3b3b3" loext:opacity="100%" fo:font-size="10.5pt" fo:background-color="transparent" style:font-size-asian="10.5pt" style:font-size-complex="10.5pt"/>
    </style:style>
    <style:style style:name="P206" style:family="paragraph" style:parent-style-name="Text_20_body" style:list-style-name="L25">
      <style:paragraph-properties fo:margin-left="0in" fo:margin-right="0in" fo:text-indent="0in" style:auto-text-indent="false"/>
      <style:text-properties fo:color="#b3b3b3" loext:opacity="100%" fo:font-size="10.5pt" fo:background-color="transparent" style:font-size-asian="10.5pt" style:font-size-complex="10.5pt"/>
    </style:style>
    <style:style style:name="P207" style:family="paragraph" style:parent-style-name="Text_20_body" style:list-style-name="L26">
      <style:paragraph-properties fo:margin-left="0in" fo:margin-right="0in" fo:margin-top="0in" fo:margin-bottom="0in" style:contextual-spacing="false" fo:text-indent="0in" style:auto-text-indent="false"/>
      <style:text-properties fo:color="#b3b3b3" loext:opacity="100%" fo:font-size="10.5pt" fo:background-color="transparent" style:font-size-asian="10.5pt" style:font-size-complex="10.5pt"/>
    </style:style>
    <style:style style:name="P208" style:family="paragraph" style:parent-style-name="Text_20_body">
      <style:paragraph-properties fo:margin-left="0in" fo:margin-right="0in" fo:margin-top="0in" fo:margin-bottom="0in" style:contextual-spacing="false" fo:text-indent="0in" style:auto-text-indent="false"/>
      <style:text-properties fo:color="#b3b3b3" loext:opacity="100%"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209" style:family="paragraph" style:parent-style-name="Text_20_body">
      <style:paragraph-properties fo:margin-left="0in" fo:margin-right="0in" fo:margin-top="0in" fo:margin-bottom="0in" style:contextual-spacing="false" fo:text-indent="0in" style:auto-text-indent="false">
        <style:tab-stops>
          <style:tab-stop style:position="0.2563in"/>
        </style:tab-stops>
      </style:paragraph-properties>
      <style:text-properties fo:color="#b3b3b3" loext:opacity="100%" style:font-name="Nimbus Roman No9 L1" fo:font-size="10.5pt" style:text-underline-style="solid" style:text-underline-width="auto" style:text-underline-color="font-color" fo:font-weight="bold" fo:background-color="transparent" style:font-name-asian="Arial Unicode MS" style:font-size-asian="10.5pt" style:font-weight-asian="bold" style:font-name-complex="Tahoma1" style:font-size-complex="10.5pt" style:font-weight-complex="bold"/>
    </style:style>
    <style:style style:name="P210" style:family="paragraph" style:parent-style-name="Text_20_body" style:list-style-name="L26">
      <style:paragraph-properties fo:margin-left="0.4925in" fo:margin-right="0in" fo:margin-top="0in" fo:margin-bottom="0in" style:contextual-spacing="false" fo:text-indent="0in" style:auto-text-indent="false">
        <style:tab-stops>
          <style:tab-stop style:position="0.2563in"/>
        </style:tab-stops>
      </style:paragraph-properties>
      <style:text-properties fo:color="#b3b3b3" loext:opacity="100%" style:font-name="Nimbus Roman No9 L1" fo:font-size="12pt" style:text-underline-style="none" fo:font-weight="bold" fo:background-color="transparent" style:font-name-asian="Arial Unicode MS" style:font-size-asian="12pt" style:font-weight-asian="bold" style:font-name-complex="Tahoma1" style:font-size-complex="12pt" style:font-weight-complex="bold"/>
    </style:style>
    <style:style style:name="P211" style:family="paragraph" style:parent-style-name="Text_20_body" style:list-style-name="L26">
      <style:paragraph-properties fo:margin-left="0.4925in" fo:margin-right="0in" fo:margin-top="0in" fo:margin-bottom="0in" style:contextual-spacing="false" fo:text-indent="0in" style:auto-text-indent="false">
        <style:tab-stops>
          <style:tab-stop style:position="0.2563in"/>
        </style:tab-stops>
      </style:paragraph-properties>
      <style:text-properties fo:color="#b3b3b3" loext:opacity="100%" style:font-name="Nimbus Roman No9 L1" fo:font-size="12pt" style:text-underline-style="none" fo:background-color="transparent" style:font-name-asian="Arial Unicode MS" style:font-size-asian="12pt" style:font-name-complex="Tahoma1" style:font-size-complex="12pt"/>
    </style:style>
    <style:style style:name="P212" style:family="paragraph" style:parent-style-name="Text_20_body" style:list-style-name="L26">
      <style:paragraph-properties fo:margin-left="0in" fo:margin-right="0in" fo:margin-top="0in" fo:margin-bottom="0in" style:contextual-spacing="false" fo:text-indent="0in" style:auto-text-indent="false">
        <style:tab-stops>
          <style:tab-stop style:position="0.2563in"/>
        </style:tab-stops>
      </style:paragraph-properties>
      <style:text-properties fo:color="#b3b3b3" loext:opacity="100%" style:text-underline-style="none" fo:background-color="transparent"/>
    </style:style>
    <style:style style:name="P213" style:family="paragraph" style:parent-style-name="Text_20_body" style:list-style-name="L44">
      <style:text-properties fo:color="#b3b3b3" loext:opacity="100%" style:text-underline-style="none" fo:background-color="transparent"/>
    </style:style>
    <style:style style:name="P214" style:family="paragraph" style:parent-style-name="Text_20_body" style:list-style-name="L27">
      <style:paragraph-properties fo:margin-left="0in" fo:margin-right="0in" fo:text-align="justify" style:justify-single-word="false" fo:text-indent="0in" style:auto-text-indent="false">
        <style:tab-stops/>
      </style:paragraph-properties>
      <style:text-properties fo:color="#b3b3b3" loext:opacity="100%" fo:font-size="11pt" fo:background-color="transparent" style:font-size-asian="11pt" style:font-size-complex="11pt"/>
    </style:style>
    <style:style style:name="P215" style:family="paragraph" style:parent-style-name="Text_20_body" style:list-style-name="L27">
      <style:paragraph-properties fo:margin-left="0in" fo:margin-right="0in" fo:text-align="justify" style:justify-single-word="false" fo:text-indent="0in" style:auto-text-indent="false"/>
      <style:text-properties fo:color="#b3b3b3" loext:opacity="100%" fo:font-size="11pt" fo:background-color="transparent" style:font-size-asian="11pt" style:font-size-complex="11pt"/>
    </style:style>
    <style:style style:name="P216" style:family="paragraph" style:parent-style-name="Text_20_body" style:list-style-name="L28">
      <style:paragraph-properties fo:margin-left="0in" fo:margin-right="0in" fo:text-indent="0in" style:auto-text-indent="false"/>
      <style:text-properties fo:color="#b3b3b3" loext:opacity="100%" fo:font-size="11pt" fo:background-color="transparent" style:font-size-asian="11pt" style:font-size-complex="11pt"/>
    </style:style>
    <style:style style:name="P217" style:family="paragraph" style:parent-style-name="Text_20_body" style:list-style-name="L28">
      <style:paragraph-properties fo:margin-left="1.4772in" fo:margin-right="0in" fo:text-indent="0in" style:auto-text-indent="false"/>
      <style:text-properties fo:color="#b3b3b3" loext:opacity="100%" fo:font-size="11pt" fo:background-color="transparent" style:font-size-asian="11pt" style:font-size-complex="11pt"/>
    </style:style>
    <style:style style:name="P218" style:family="paragraph" style:parent-style-name="Text_20_body" style:list-style-name="L27">
      <style:paragraph-properties fo:text-align="justify" style:justify-single-word="false"/>
      <style:text-properties fo:color="#b3b3b3" loext:opacity="100%" fo:font-size="11pt" fo:font-weight="normal" fo:background-color="transparent" style:font-size-asian="11pt" style:font-weight-asian="normal" style:font-size-complex="11pt" style:font-weight-complex="normal"/>
    </style:style>
    <style:style style:name="P219" style:family="paragraph" style:parent-style-name="Text_20_body" style:list-style-name="L47">
      <style:paragraph-properties>
        <style:tab-stops>
          <style:tab-stop style:position="6.6925in"/>
        </style:tab-stops>
      </style:paragraph-properties>
      <style:text-properties fo:color="#b3b3b3" loext:opacity="100%" style:text-line-through-style="solid" style:text-line-through-type="single" style:text-underline-style="none"/>
    </style:style>
    <style:style style:name="P220" style:family="paragraph" style:parent-style-name="Text_20_body" style:list-style-name="L47">
      <loext:graphic-properties draw:fill="solid" draw:fill-color="#ff9966" draw:opacity="100%"/>
      <style:paragraph-properties fo:background-color="#ff9966">
        <style:tab-stops>
          <style:tab-stop style:position="6.6925in"/>
        </style:tab-stops>
      </style:paragraph-properties>
      <style:text-properties fo:color="#b3b3b3" loext:opacity="100%" style:text-line-through-style="solid" style:text-line-through-type="single" style:text-underline-style="none"/>
    </style:style>
    <style:style style:name="P221" style:family="paragraph" style:parent-style-name="Text_20_body" style:list-style-name="L47">
      <style:paragraph-properties fo:margin-left="0.4925in" fo:margin-right="0in" fo:text-indent="0.0783in" style:auto-text-indent="false">
        <style:tab-stops>
          <style:tab-stop style:position="6.6925in"/>
        </style:tab-stops>
      </style:paragraph-properties>
      <style:text-properties fo:color="#b3b3b3" loext:opacity="100%" style:text-line-through-style="solid" style:text-line-through-type="single" style:text-underline-style="none"/>
    </style:style>
    <style:style style:name="P222" style:family="paragraph" style:parent-style-name="Text_20_body" style:list-style-name="L47">
      <loext:graphic-properties draw:fill="solid" draw:fill-color="#ff9966" draw:opacity="100%"/>
      <style:paragraph-properties fo:margin-left="0.4925in" fo:margin-right="0in" fo:text-indent="0.0783in" style:auto-text-indent="false" fo:background-color="#ff9966">
        <style:tab-stops>
          <style:tab-stop style:position="6.6925in"/>
        </style:tab-stops>
      </style:paragraph-properties>
      <style:text-properties fo:color="#b3b3b3" loext:opacity="100%" style:text-line-through-style="solid" style:text-line-through-type="single" style:text-underline-style="none"/>
    </style:style>
    <style:style style:name="P223" style:family="paragraph" style:parent-style-name="Text_20_body" style:list-style-name="L47">
      <style:paragraph-properties fo:margin-left="0in" fo:margin-right="0in" fo:text-indent="0.0783in" style:auto-text-indent="false">
        <style:tab-stops>
          <style:tab-stop style:position="6.6925in"/>
        </style:tab-stops>
      </style:paragraph-properties>
      <style:text-properties fo:color="#b3b3b3" loext:opacity="100%" style:text-line-through-style="solid" style:text-line-through-type="single" style:text-underline-style="none"/>
    </style:style>
    <style:style style:name="P224" style:family="paragraph" style:parent-style-name="Text_20_body" style:list-style-name="L30">
      <style:paragraph-properties fo:margin-left="0in" fo:margin-right="0in" fo:text-indent="0.0783in" style:auto-text-indent="false"/>
      <style:text-properties fo:font-weight="normal" style:font-weight-asian="normal" style:font-weight-complex="normal"/>
    </style:style>
    <style:style style:name="P225" style:family="paragraph" style:parent-style-name="Text_20_body" style:list-style-name="L36">
      <style:paragraph-properties fo:margin-left="0in" fo:margin-right="0in" fo:text-indent="0.0783in" style:auto-text-indent="false"/>
    </style:style>
    <style:style style:name="P226" style:family="paragraph" style:parent-style-name="Text_20_body" style:list-style-name="L40">
      <style:paragraph-properties fo:margin-left="0in" fo:margin-right="0in" fo:text-indent="0.0783in" style:auto-text-indent="false"/>
    </style:style>
    <style:style style:name="P227" style:family="paragraph" style:parent-style-name="Text_20_body" style:list-style-name="L42">
      <style:text-properties fo:color="#999999" loext:opacity="100%" fo:background-color="transparent"/>
    </style:style>
    <style:style style:name="P228" style:family="paragraph" style:parent-style-name="Text_20_body" style:list-style-name="L43">
      <style:paragraph-properties fo:margin-left="0in" fo:margin-right="0in" fo:text-indent="0in" style:auto-text-indent="false"/>
      <style:text-properties style:use-window-font-color="true" loext:opacity="0%" style:text-line-through-style="solid" style:text-line-through-type="single"/>
    </style:style>
    <style:style style:name="P229" style:family="paragraph" style:parent-style-name="Text_20_body" style:list-style-name="L46">
      <style:paragraph-properties fo:margin-left="0in" fo:margin-right="0in" fo:text-indent="0.0783in" style:auto-text-indent="false"/>
      <style:text-properties style:use-window-font-color="true" loext:opacity="0%"/>
    </style:style>
    <style:style style:name="P230" style:family="paragraph" style:parent-style-name="Text_20_body" style:list-style-name="L47">
      <style:paragraph-properties>
        <style:tab-stops>
          <style:tab-stop style:position="6.6925in"/>
        </style:tab-stops>
      </style:paragraph-properties>
      <style:text-properties style:use-window-font-color="true" loext:opacity="0%" style:text-underline-style="none"/>
    </style:style>
    <style:style style:name="P231" style:family="paragraph" style:parent-style-name="Text_20_body" style:list-style-name="L47">
      <style:paragraph-properties fo:margin-left="0in" fo:margin-right="0in" fo:text-indent="0.0783in" style:auto-text-indent="false">
        <style:tab-stops>
          <style:tab-stop style:position="6.6925in"/>
        </style:tab-stops>
      </style:paragraph-properties>
      <style:text-properties style:use-window-font-color="true" loext:opacity="0%" style:text-underline-style="none"/>
    </style:style>
    <style:style style:name="P232" style:family="paragraph" style:parent-style-name="Text_20_body" style:list-style-name="L47">
      <style:paragraph-properties>
        <style:tab-stops>
          <style:tab-stop style:position="6.6925in"/>
        </style:tab-stops>
      </style:paragraph-properties>
    </style:style>
    <style:style style:name="P233" style:family="paragraph" style:parent-style-name="Text_20_body" style:list-style-name="L48"/>
    <style:style style:name="P234" style:family="paragraph" style:parent-style-name="Text_20_body">
      <style:paragraph-properties fo:margin-left="0in" fo:margin-right="0in" fo:text-indent="0in" style:auto-text-indent="false"/>
      <style:text-properties fo:color="#b2b2b2" loext:opacity="100%" style:text-underline-style="none" fo:font-weight="normal" officeooo:paragraph-rsid="001d8e56" fo:background-color="transparent" style:font-weight-asian="normal" style:font-weight-complex="normal"/>
    </style:style>
    <style:style style:name="P235" style:family="paragraph" style:parent-style-name="Text_20_body">
      <style:text-properties fo:color="#808080" loext:opacity="100%" officeooo:paragraph-rsid="001f65f9"/>
    </style:style>
    <style:style style:name="P236" style:family="paragraph" style:parent-style-name="Text_20_body">
      <style:text-properties fo:color="#808080" loext:opacity="100%" officeooo:paragraph-rsid="001f65f9" fo:background-color="#ff0000"/>
    </style:style>
    <style:style style:name="P237" style:family="paragraph" style:parent-style-name="Text_20_body" style:list-style-name="L50">
      <style:paragraph-properties fo:margin-left="0.4925in" fo:margin-right="0in" fo:text-indent="0.0783in" style:auto-text-indent="false"/>
      <style:text-properties fo:color="#808080" loext:opacity="100%" officeooo:paragraph-rsid="001f65f9"/>
    </style:style>
    <style:style style:name="P238" style:family="paragraph" style:parent-style-name="Text_20_body" style:list-style-name="L50">
      <style:paragraph-properties fo:margin-left="0.4925in" fo:margin-right="0in" fo:text-indent="0.0783in" style:auto-text-indent="false"/>
      <style:text-properties fo:color="#808080" loext:opacity="100%" style:text-underline-style="none" fo:font-weight="normal" officeooo:paragraph-rsid="001f65f9" fo:background-color="transparent" style:font-weight-asian="normal" style:font-weight-complex="normal"/>
    </style:style>
    <style:style style:name="P239" style:family="paragraph" style:parent-style-name="_5b_RPG_5d__20_Táblázattartalom_20_1">
      <style:text-properties fo:color="#808080" loext:opacity="100%" officeooo:paragraph-rsid="001f65f9"/>
    </style:style>
    <style:style style:name="P240" style:family="paragraph" style:parent-style-name="_5b_RPG_5d__20_Táblázattartalom_20_1">
      <style:text-properties fo:color="#808080" loext:opacity="100%" fo:font-size="9pt" officeooo:paragraph-rsid="001f65f9" style:font-size-asian="9pt" style:font-size-complex="9pt"/>
    </style:style>
    <style:style style:name="P241" style:family="paragraph" style:parent-style-name="_5b_RPG_5d__20_Táblázattartalom_20_1">
      <style:text-properties fo:color="#808080" loext:opacity="100%" fo:font-size="9pt" officeooo:paragraph-rsid="001f65f9" fo:background-color="transparent" style:font-size-asian="9pt" style:font-size-complex="9pt"/>
    </style:style>
    <style:style style:name="P242" style:family="paragraph" style:parent-style-name="_5b_RPG_5d__20_Táblázattartalom_20_1">
      <style:text-properties fo:color="#808080" loext:opacity="100%" officeooo:paragraph-rsid="001f65f9" fo:background-color="transparent"/>
    </style:style>
    <style:style style:name="T1" style:family="text">
      <style:text-properties style:use-window-font-color="true" loext:opacity="0%" style:text-underline-style="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background-color="transparent" loext:char-shading-value="0"/>
    </style:style>
    <style:style style:name="T5" style:family="text">
      <style:text-properties fo:color="#cccccc" loext:opacity="100%"/>
    </style:style>
    <style:style style:name="T6" style:family="text">
      <style:text-properties fo:color="#cccccc" loext:opacity="100%" fo:font-weight="normal" style:font-weight-asian="normal" style:font-weight-complex="normal"/>
    </style:style>
    <style:style style:name="T7" style:family="text">
      <style:text-properties fo:color="#cccccc" loext:opacity="100%" fo:font-weight="normal" fo:background-color="transparent" loext:char-shading-value="0" style:font-weight-asian="normal" style:font-weight-complex="normal"/>
    </style:style>
    <style:style style:name="T8" style:family="text">
      <style:text-properties fo:color="#cccccc" loext:opacity="100%" style:text-underline-style="none"/>
    </style:style>
    <style:style style:name="T9" style:family="text">
      <style:text-properties fo:color="#cccccc" loext:opacity="100%" style:text-underline-style="none" fo:font-weight="normal" fo:background-color="transparent" loext:char-shading-value="0" style:font-weight-asian="normal" style:font-weight-complex="normal"/>
    </style:style>
    <style:style style:name="T10" style:family="text">
      <style:text-properties fo:color="#cccccc" loext:opacity="100%" style:text-underline-style="none" fo:font-weight="normal" style:font-weight-asian="normal" style:font-weight-complex="normal"/>
    </style:style>
    <style:style style:name="T11" style:family="text">
      <style:text-properties fo:color="#cccccc" loext:opacity="100%" style:text-underline-style="none" fo:background-color="transparent" loext:char-shading-value="0"/>
    </style:style>
    <style:style style:name="T12" style:family="text">
      <style:text-properties fo:color="#cccccc" loext:opacity="100%" style:text-underline-style="none" fo:font-weight="bold" fo:background-color="transparent" loext:char-shading-value="0" style:font-weight-asian="bold" style:font-weight-complex="bold"/>
    </style:style>
    <style:style style:name="T13" style:family="text">
      <style:text-properties fo:color="#cccccc" loext:opacity="100%" fo:font-weight="bold" style:font-weight-asian="bold" style:font-weight-complex="bold"/>
    </style:style>
    <style:style style:name="T14" style:family="text">
      <style:text-properties fo:color="#cccccc" loext:opacity="100%" fo:font-weight="bold" fo:background-color="transparent" loext:char-shading-value="0" style:font-weight-asian="bold" style:font-weight-complex="bold"/>
    </style:style>
    <style:style style:name="T15" style:family="text">
      <style:text-properties fo:color="#cccccc" loext:opacity="100%" fo:background-color="transparent" loext:char-shading-value="0"/>
    </style:style>
    <style:style style:name="T16" style:family="text">
      <style:text-properties fo:color="#cccccc" loext:opacity="100%" fo:background-color="transparent" loext:char-shading-value="0" style:font-weight-asian="normal" style:font-weight-complex="normal"/>
    </style:style>
    <style:style style:name="T17" style:family="text">
      <style:text-properties fo:color="#cccccc" loext:opacity="100%" style:text-line-through-style="solid" style:text-line-through-type="single"/>
    </style:style>
    <style:style style:name="T18" style:family="text">
      <style:text-properties fo:color="#cccccc" loext:opacity="100%" style:text-line-through-style="solid" style:text-line-through-type="single" style:text-underline-style="solid" style:text-underline-width="auto" style:text-underline-color="font-color" fo:font-weight="bold" style:font-weight-asian="bold" style:font-weight-complex="bold"/>
    </style:style>
    <style:style style:name="T19" style:family="text">
      <style:text-properties fo:color="#cccccc" loext:opacity="100%" style:text-line-through-style="solid" style:text-line-through-type="single" fo:font-weight="normal" style:font-weight-asian="normal" style:font-weight-complex="normal"/>
    </style:style>
    <style:style style:name="T20" style:family="text">
      <style:text-properties fo:color="#cccccc" loext:opacity="100%" style:text-underline-style="solid" style:text-underline-width="auto" style:text-underline-color="font-color"/>
    </style:style>
    <style:style style:name="T21" style:family="text">
      <style:text-properties fo:color="#cccccc" loext:opacity="100%" style:text-underline-style="solid" style:text-underline-width="auto" style:text-underline-color="font-color" fo:background-color="transparent" loext:char-shading-value="0"/>
    </style:style>
    <style:style style:name="T22" style:family="text">
      <style:text-properties fo:color="#cccccc" loext:opacity="100%" style:text-underline-style="solid" style:text-underline-width="auto" style:text-underline-color="font-color" fo:font-weight="bold" style:font-weight-asian="bold" style:font-weight-complex="bold"/>
    </style:style>
    <style:style style:name="T23" style:family="text">
      <style:text-properties fo:color="#cccccc" loext:opacity="100%" style:text-underline-style="solid" style:text-underline-width="auto" style:text-underline-color="font-color" fo:font-weight="normal" style:font-weight-asian="normal" style:font-weight-complex="normal"/>
    </style:style>
    <style:style style:name="T24" style:family="text">
      <style:text-properties fo:color="#cccccc" loext:opacity="100%" fo:font-style="italic" fo:font-weight="normal" fo:background-color="transparent" loext:char-shading-value="0" style:font-style-asian="italic" style:font-weight-asian="normal" style:font-style-complex="italic" style:font-weight-complex="normal"/>
    </style:style>
    <style:style style:name="T25" style:family="text">
      <style:text-properties fo:color="#cccccc" loext:opacity="100%" fo:font-style="italic" style:text-underline-style="none" fo:font-weight="normal" style:font-style-asian="italic" style:font-weight-asian="normal" style:font-style-complex="italic" style:font-weight-complex="normal"/>
    </style:style>
    <style:style style:name="T26" style:family="text">
      <style:text-properties fo:color="#cccccc" loext:opacity="100%" fo:font-style="normal" style:text-underline-style="none" fo:font-weight="normal" fo:background-color="transparent" loext:char-shading-value="0" style:font-style-asian="normal" style:font-weight-asian="normal" style:font-style-complex="normal" style:font-weight-complex="normal"/>
    </style:style>
    <style:style style:name="T27" style:family="text">
      <style:text-properties fo:color="#cccccc" loext:opacity="100%" fo:font-style="normal" style:text-underline-style="none" fo:font-weight="bold" fo:background-color="transparent" loext:char-shading-value="0" style:font-style-asian="normal" style:font-weight-asian="bold" style:font-style-complex="normal" style:font-weight-complex="bold"/>
    </style:style>
    <style:style style:name="T28" style:family="text">
      <style:text-properties fo:color="#cccccc" loext:opacity="100%" style:text-line-through-style="none" style:text-line-through-type="none"/>
    </style:style>
    <style:style style:name="T29" style:family="text">
      <style:text-properties fo:color="#cccccc" loext:opacity="100%" style:text-line-through-style="none" style:text-line-through-type="none" fo:font-weight="normal" style:font-weight-asian="normal" style:font-weight-complex="normal"/>
    </style:style>
    <style:style style:name="T30" style:family="text">
      <style:text-properties fo:color="#cccccc" loext:opacity="100%" style:text-line-through-style="none" style:text-line-through-type="none" fo:font-weight="normal" fo:background-color="transparent" loext:char-shading-value="0" style:font-weight-asian="normal" style:font-weight-complex="normal"/>
    </style:style>
    <style:style style:name="T31" style:family="text">
      <style:text-properties fo:font-weight="normal" style:font-weight-asian="normal" style:font-weight-complex="normal"/>
    </style:style>
    <style:style style:name="T32" style:family="text">
      <style:text-properties fo:font-weight="normal" fo:background-color="transparent" loext:char-shading-value="0" style:font-weight-asian="normal" style:font-weight-complex="normal"/>
    </style:style>
    <style:style style:name="T33" style:family="text">
      <style:text-properties fo:font-weight="bold"/>
    </style:style>
    <style:style style:name="T34" style:family="text">
      <style:text-properties fo:font-weight="bold" style:font-weight-asian="bold" style:font-weight-complex="bold"/>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color="#b3b3b3" loext:opacity="100%" style:text-line-through-style="solid" style:text-line-through-type="single"/>
    </style:style>
    <style:style style:name="T38" style:family="text">
      <style:text-properties fo:color="#b3b3b3" loext:opacity="100%" style:text-line-through-style="solid" style:text-line-through-type="single" style:text-underline-style="none"/>
    </style:style>
    <style:style style:name="T39" style:family="text">
      <style:text-properties fo:color="#b3b3b3" loext:opacity="100%" style:text-line-through-style="solid" style:text-line-through-type="single" style:text-underline-style="solid" style:text-underline-width="auto" style:text-underline-color="font-color"/>
    </style:style>
    <style:style style:name="T40" style:family="text">
      <style:text-properties fo:color="#b3b3b3" loext:opacity="100%" style:text-line-through-style="solid" style:text-line-through-type="single" fo:font-weight="bold" fo:background-color="#ffff66" loext:char-shading-value="0" style:font-weight-asian="bold" style:font-weight-complex="bold"/>
    </style:style>
    <style:style style:name="T41" style:family="text">
      <style:text-properties fo:color="#b3b3b3" loext:opacity="100%" fo:background-color="transparent" loext:char-shading-value="0"/>
    </style:style>
    <style:style style:name="T42" style:family="text">
      <style:text-properties fo:color="#b3b3b3" loext:opacity="100%" fo:font-weight="normal" fo:background-color="transparent" loext:char-shading-value="0" style:font-weight-asian="normal"/>
    </style:style>
    <style:style style:name="T43" style:family="text">
      <style:text-properties fo:color="#b3b3b3" loext:opacity="100%" fo:font-weight="normal" fo:background-color="transparent" loext:char-shading-value="0" style:font-weight-asian="normal" style:font-weight-complex="normal"/>
    </style:style>
    <style:style style:name="T44" style:family="text">
      <style:text-properties fo:color="#b3b3b3" loext:opacity="100%" fo:font-weight="bold" fo:background-color="transparent" loext:char-shading-value="0" style:font-weight-asian="bold" style:font-weight-complex="bold"/>
    </style:style>
    <style:style style:name="T45" style:family="text">
      <style:text-properties fo:color="#b3b3b3" loext:opacity="100%" style:text-line-through-style="none" style:text-line-through-type="none" fo:font-weight="normal" fo:background-color="transparent" loext:char-shading-value="0" style:font-weight-asian="normal" style:font-weight-complex="normal"/>
    </style:style>
    <style:style style:name="T46" style:family="text">
      <style:text-properties fo:color="#b3b3b3" loext:opacity="100%" style:text-line-through-style="none" style:text-line-through-type="none" fo:background-color="transparent" loext:char-shading-value="0"/>
    </style:style>
    <style:style style:name="T47" style:family="text">
      <style:text-properties fo:color="#b3b3b3" loext:opacity="100%" fo:font-size="11pt" fo:background-color="transparent" loext:char-shading-value="0" style:font-size-asian="11pt" style:font-size-complex="11pt"/>
    </style:style>
    <style:style style:name="T48" style:family="text">
      <style:text-properties fo:color="#b3b3b3" loext:opacity="100%" fo:font-size="10pt" fo:background-color="transparent" loext:char-shading-value="0" style:font-size-asian="10pt" style:font-size-complex="10pt"/>
    </style:style>
    <style:style style:name="T49" style:family="text">
      <style:text-properties fo:font-size="8pt" style:font-size-asian="8pt" style:font-size-complex="8pt"/>
    </style:style>
    <style:style style:name="T50" style:family="text">
      <style:text-properties fo:font-size="9pt" style:font-size-asian="9pt" style:font-size-complex="9pt"/>
    </style:style>
    <style:style style:name="T51" style:family="text">
      <style:text-properties fo:color="#ffffff" loext:opacity="100%" fo:font-style="italic" style:text-underline-style="none" fo:font-weight="normal" fo:background-color="#cccccc" loext:char-shading-value="0" style:font-style-asian="italic" style:font-weight-asian="normal" style:font-style-complex="italic" style:font-weight-complex="normal"/>
    </style:style>
    <style:style style:name="T52" style:family="text">
      <style:text-properties fo:color="#999999" loext:opacity="100%" style:text-line-through-style="solid" style:text-line-through-type="single" fo:font-weight="bold" style:font-weight-asian="bold" style:font-weight-complex="bold"/>
    </style:style>
    <style:style style:name="T53" style:family="text">
      <style:text-properties fo:color="#999999" loext:opacity="100%" fo:font-weight="bold" fo:background-color="transparent" loext:char-shading-value="0" style:font-weight-asian="bold" style:font-weight-complex="bold"/>
    </style:style>
    <style:style style:name="T54" style:family="text">
      <style:text-properties style:text-line-through-style="none" style:text-line-through-type="none"/>
    </style:style>
    <style:style style:name="T55" style:family="text">
      <style:text-properties fo:font-size="12pt" fo:font-weight="bold" style:font-size-asian="12pt" style:font-weight-asian="bold" style:font-size-complex="12pt" style:font-weight-complex="bold"/>
    </style:style>
    <style:style style:name="T56" style:family="text">
      <style:text-properties fo:font-size="7pt" style:font-size-asian="7pt" style:font-size-complex="7pt"/>
    </style:style>
    <style:style style:name="T57" style:family="text">
      <style:text-properties fo:font-size="10.5pt" style:font-size-asian="10.5pt" style:font-size-complex="10.5pt"/>
    </style:style>
    <style:style style:name="T58" style:family="text">
      <style:text-properties style:font-name="Nimbus Roman No9 L" fo:font-size="10.5pt" style:font-name-asian="Arial Unicode MS" style:font-size-asian="10.5pt" style:font-name-complex="Tahoma1" style:font-size-complex="10.5pt"/>
    </style:style>
    <style:style style:name="T59" style:family="text">
      <style:text-properties style:font-name="Times New Roman" fo:font-size="10.5pt" style:font-name-asian="Times New Roman" style:font-size-asian="10.5pt" style:font-name-complex="Times New Roman" style:font-size-complex="10.5pt"/>
    </style:style>
    <style:style style:name="T60" style:family="text">
      <style:text-properties style:font-name="Times New Roman" fo:font-size="12pt" style:font-name-asian="Times New Roman" style:font-size-asian="12pt" style:font-name-complex="Times New Roman" style:font-size-complex="12pt"/>
    </style:style>
    <style:style style:name="T61" style:family="text">
      <style:text-properties style:font-name="Times New Roman" fo:font-size="12pt" style:text-underline-style="none" style:font-name-asian="Times New Roman" style:font-size-asian="12pt" style:font-name-complex="Times New Roman" style:font-size-complex="12pt"/>
    </style:style>
    <style:style style:name="T62" style:family="text">
      <style:text-properties style:font-name="Tahoma" fo:font-size="10.5pt" style:font-size-asian="10.5pt" style:font-size-complex="10.5pt"/>
    </style:style>
    <style:style style:name="T63" style:family="text">
      <style:text-properties style:font-name="Tahoma" fo:font-size="11pt" style:font-size-asian="11pt" style:font-size-complex="11pt"/>
    </style:style>
    <style:style style:name="T64" style:family="text">
      <style:text-properties style:font-name="Tahoma" fo:font-size="12pt" style:font-size-asian="12pt" style:font-size-complex="12pt"/>
    </style:style>
    <style:style style:name="T65" style:family="text">
      <style:text-properties style:font-name="Tahoma" fo:font-size="12pt" style:font-name-asian="Arial Unicode MS" style:font-size-asian="12pt" style:font-name-complex="Tahoma1" style:font-size-complex="12pt"/>
    </style:style>
    <style:style style:name="T66" style:family="text">
      <style:text-properties style:font-name="Nimbus Roman No9 L1" fo:font-size="12pt" style:font-name-asian="Arial Unicode MS" style:font-size-asian="12pt" style:font-name-complex="Tahoma1" style:font-size-complex="12pt"/>
    </style:style>
    <style:style style:name="T67" style:family="text">
      <style:text-properties fo:font-size="11pt" style:font-size-asian="11pt" style:font-size-complex="11pt"/>
    </style:style>
    <style:style style:name="T68" style:family="text">
      <style:text-properties fo:font-size="10pt" style:font-size-asian="10pt" style:font-size-complex="10pt"/>
    </style:style>
    <style:style style:name="T69" style:family="text">
      <style:text-properties fo:background-color="#ff0000" loext:char-shading-value="0"/>
    </style:style>
    <style:style style:name="T70" style:family="text">
      <style:text-properties officeooo:rsid="001d8e56"/>
    </style:style>
    <style:style style:name="T71" style:family="text">
      <style:text-properties fo:color="#808080" loext:opacity="100%"/>
    </style:style>
    <style:style style:name="Sect1" style:family="section">
      <style:section-properties fo:background-color="transparent" text:dont-balance-text-columns="true" style:editable="false">
        <style:columns fo:column-count="2">
          <style:column style:rel-width="3945*" fo:start-indent="0in" fo:end-indent="0.0193in"/>
          <style:column style:rel-width="5535*" fo:start-indent="0.0193in" fo:end-indent="0in"/>
        </style:columns>
        <style:background-image/>
      </style:section-properties>
    </style:style>
    <style:style style:name="Sect2" style:family="section">
      <style:section-properties text:dont-balance-text-columns="true" style:editable="false">
        <style:columns fo:column-count="2">
          <style:column style:rel-width="5675*" fo:start-indent="0in" fo:end-indent="0.0193in"/>
          <style:column style:rel-width="3805*" fo:start-indent="0.0193in" fo:end-indent="0in"/>
        </style:columns>
      </style:section-properties>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
      <text:list-level-style-number text:level="1" text:style-name="Numbering_20_Symbols"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9">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6">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1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0">
      <text:list-level-style-bullet text:level="1" text:style-name="Bullet_20_Symbols" loext:num-list-format="%1%" text:bullet-char="•">
        <style:list-level-properties text:space-before="0.0748in" text:min-label-width="0.094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2">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2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6">
      <text:list-level-style-bullet text:level="1" text:style-name="Bullet_20_Symbols" loext:num-list-format="%1%" text:bullet-char="•">
        <style:list-level-properties text:space-before="0.25in" text:min-label-width="0.1535in"/>
        <style:text-properties style:font-name="StarSymbol"/>
      </text:list-level-style-bullet>
      <text:list-level-style-bullet text:level="2" text:style-name="Bullet_20_Symbols" loext:num-list-format="%2%" text:bullet-char="•">
        <style:list-level-properties text:space-before="0.5in" text:min-label-width="0.1535in"/>
        <style:text-properties style:font-name="StarSymbol"/>
      </text:list-level-style-bullet>
      <text:list-level-style-bullet text:level="3" text:style-name="Bullet_20_Symbols" loext:num-list-format="%3%" text:bullet-char="•">
        <style:list-level-properties text:space-before="0.75in" text:min-label-width="0.1535in"/>
        <style:text-properties style:font-name="StarSymbol"/>
      </text:list-level-style-bullet>
      <text:list-level-style-bullet text:level="4" text:style-name="Bullet_20_Symbols" loext:num-list-format="%4%" text:bullet-char="•">
        <style:list-level-properties text:space-before="1in" text:min-label-width="0.1535in"/>
        <style:text-properties style:font-name="StarSymbol"/>
      </text:list-level-style-bullet>
      <text:list-level-style-bullet text:level="5" text:style-name="Bullet_20_Symbols" loext:num-list-format="%5%" text:bullet-char="•">
        <style:list-level-properties text:space-before="1.25in" text:min-label-width="0.1535in"/>
        <style:text-properties style:font-name="StarSymbol"/>
      </text:list-level-style-bullet>
      <text:list-level-style-bullet text:level="6" text:style-name="Bullet_20_Symbols" loext:num-list-format="%6%" text:bullet-char="•">
        <style:list-level-properties text:space-before="1.5in" text:min-label-width="0.1535in"/>
        <style:text-properties style:font-name="StarSymbol"/>
      </text:list-level-style-bullet>
      <text:list-level-style-bullet text:level="7" text:style-name="Bullet_20_Symbols" loext:num-list-format="%7%" text:bullet-char="•">
        <style:list-level-properties text:space-before="1.75in" text:min-label-width="0.1535in"/>
        <style:text-properties style:font-name="StarSymbol"/>
      </text:list-level-style-bullet>
      <text:list-level-style-bullet text:level="8" text:style-name="Bullet_20_Symbols" loext:num-list-format="%8%" text:bullet-char="•">
        <style:list-level-properties text:space-before="2in" text:min-label-width="0.1535in"/>
        <style:text-properties style:font-name="StarSymbol"/>
      </text:list-level-style-bullet>
      <text:list-level-style-bullet text:level="9" text:style-name="Bullet_20_Symbols" loext:num-list-format="%9%" text:bullet-char="•">
        <style:list-level-properties text:space-before="2.25in" text:min-label-width="0.1535in"/>
        <style:text-properties style:font-name="StarSymbol"/>
      </text:list-level-style-bullet>
      <text:list-level-style-bullet text:level="10" text:style-name="Bullet_20_Symbols" loext:num-list-format="%10%" text:bullet-char="•">
        <style:list-level-properties text:space-before="2.5in" text:min-label-width="0.1535in"/>
        <style:text-properties style:font-name="StarSymbol"/>
      </text:list-level-style-bullet>
    </text:list-style>
    <text:list-style style:name="L2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8">
      <text:list-level-style-bullet text:level="1" text:style-name="Bullet_20_Symbols" loext:num-list-format="%1%" text:bullet-char="➔">
        <style:list-level-properties text:space-before="0.25in" text:min-label-width="0.25in"/>
        <style:text-properties style:font-name="StarSymbol"/>
      </text:list-level-style-bullet>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2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6">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3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3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9">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5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2" text:outline-level="1">Karakteralkotás – megoldottak</text:h>
      <text:h text:style-name="P124" text:outline-level="3">Megoldott problémák (karakteralkotás)</text:h>
      <text:p text:style-name="Text_20_body"><text:span text:style-name="_5b_RPG_5d__20_Kiemelt_20_kifejezés"><text:span text:style-name="T13"/></text:span></text:p>
      <text:p text:style-name="Text_20_body"><text:span text:style-name="_5b_RPG_5d__20_Kiemelt_20_kifejezés"><text:span text:style-name="T13">Tulajdonság pontok száma <text:s/>- <text:s/>PROB_KARALKOT_#2.</text:span></text:span></text:p>
      <text:p text:style-name="Text_20_body"><text:span text:style-name="_5b_RPG_5d__20_Kiemelt_20_kifejezés"><text:span text:style-name="T6">Mennyit lehessen elosztani? 60-at, esetleg 70-et? Lásd a „Tulajdonság értékek megállapítása” fejezetet.</text:span></text:span></text:p>
      <text:p text:style-name="P54"><text:span text:style-name="_5b_RPG_5d__20_Kiemelt_20_kifejezés"><text:span text:style-name="T6"/></text:span></text:p>
      <text:p text:style-name="Text_20_body"><text:span text:style-name="T5">Érzékelés Tulajdonság </text:span><text:span text:style-name="_5b_RPG_5d__20_Kiemelt_20_kifejezés"><text:span text:style-name="T13">- <text:s/>PROB_KARALKOT_#5.</text:span></text:span></text:p>
      <text:p text:style-name="Text_20_body"><text:span text:style-name="_5b_RPG_5d__20_Kiemelt_20_kifejezés"><text:span text:style-name="T6">Lehet hogy kéne főjellemzőbe is. Ami kapcsolódik képzettségben az az </text:span></text:span><text:span text:style-name="_5b_RPG_5d__20_Kiemelt_20_kifejezés"><text:span text:style-name="T13">Észlelés</text:span></text:span><text:span text:style-name="_5b_RPG_5d__20_Kiemelt_20_kifejezés"><text:span text:style-name="T6"> és a </text:span></text:span><text:span text:style-name="_5b_RPG_5d__20_Kiemelt_20_kifejezés"><text:span text:style-name="T13">Keresés</text:span></text:span><text:span text:style-name="_5b_RPG_5d__20_Kiemelt_20_kifejezés"><text:span text:style-name="T6"> leginkább (persze más képzettséggel együtt is használható). A képzettségpróbák lehetnének így pl:</text:span></text:span></text:p>
      <text:p text:style-name="Text_20_body"><text:span text:style-name="_5b_RPG_5d__20_Kiemelt_20_kifejezés"><text:span text:style-name="T6">Észlelés + </text:span></text:span><text:span text:style-name="_5b_RPG_5d__20_Kiemelt_20_kifejezés"><text:span text:style-name="T13">Érzékelés</text:span></text:span><text:span text:style-name="_5b_RPG_5d__20_Kiemelt_20_kifejezés"><text:span text:style-name="T6"><text:tab/>: Követnek-e? ; Észreveszi-e a ruha alatt villanó tőrt?</text:span></text:span></text:p>
      <text:p text:style-name="Text_20_body"><text:span text:style-name="_5b_RPG_5d__20_Kiemelt_20_kifejezés"><text:span text:style-name="T6">Észlelés + Intelligencia<text:tab/>: Rájön-e, hogy mit vett észre? (az igazi szakáll nem nő így pl.)</text:span></text:span></text:p>
      <text:p text:style-name="Text_20_body"><text:span text:style-name="_5b_RPG_5d__20_Kiemelt_20_kifejezés"><text:span text:style-name="T6">Keresés + </text:span></text:span><text:span text:style-name="_5b_RPG_5d__20_Kiemelt_20_kifejezés"><text:span text:style-name="T13">Érzékelés</text:span></text:span><text:span text:style-name="_5b_RPG_5d__20_Kiemelt_20_kifejezés"><text:span text:style-name="T6"><text:tab/>: Megtalálja-e a titkosajtót?</text:span></text:span></text:p>
      <text:p text:style-name="Text_20_body"><text:span text:style-name="_5b_RPG_5d__20_Kiemelt_20_kifejezés"><text:span text:style-name="T6">Keresés + Intelligencia<text:tab/>: Tudja, merre érdemes majd keresnie. <text:s/>(Bááár, ez elég közel van egymáshoz)</text:span></text:span></text:p>
      <text:h text:style-name="Heading_20_4" text:outline-level="4"><text:span text:style-name="T15">Méregellenállás</text:span><text:span text:style-name="_5b_RPG_5d__20_Kiemelt_20_kifejezés"><text:span text:style-name="T15"> – PROB_</text:span></text:span><text:span text:style-name="_5b_RPG_5d__20_Kiemelt_20_kifejezés"><text:span text:style-name="T14">KARALKOT</text:span></text:span><text:span text:style-name="_5b_RPG_5d__20_Kiemelt_20_kifejezés"><text:span text:style-name="T15">_#4.</text:span></text:span></text:h>
      <text:list xml:id="list4153070661" text:style-name="L1">
        <text:list-item>
          <text:p text:style-name="P156">Mérgek: 6 szint lehetne és Egészségpróbánál ugyanaz lenne a nehézségük, mint a Tulajdonságpróbáknál.</text:p>
        </text:list-item>
        <text:list-item>
          <text:p text:style-name="P156">Bővebben lásd: Képzettségek – Méregkeverés</text:p>
        </text:list-item>
      </text:list>
      <text:p text:style-name="P23"><text:span text:style-name="_5b_RPG_5d__20_Kiemelt_20_kifejezés"><text:span text:style-name="T14"/></text:span></text:p>
      <text:h text:style-name="Heading_20_1" text:outline-level="1">Harcrendszer - megoldottak</text:h>
      <text:h text:style-name="P124" text:outline-level="3">Megoldott problémák (harcrendszer)</text:h>
      <text:h text:style-name="Heading_20_4" text:outline-level="4"><text:span text:style-name="T15">Fájdalomtűrés <text:s/></text:span><text:span text:style-name="_5b_RPG_5d__20_Kiemelt_20_kifejezés"><text:span text:style-name="T15">- <text:s/>PROB_HARC_#26.</text:span></text:span></text:h>
      <text:p text:style-name="P17">Ha egy előző harcban átkerült egy sebesülés kategóriába a harcos és új harc kezdődik, akkor a harc elején bármilyen sebzés nélkül rögtön kelljen Fájdalomtűrés próbát dobnia?</text:p>
      <text:p text:style-name="P17">Nem.</text:p>
      <text:p text:style-name="P116"><text:span text:style-name="_5b_RPG_5d__20_Kiemelt_20_kifejezés"><text:span text:style-name="T5">Sikertelen Fájdalomtűrés próba hatása <text:s/>- <text:s/>ALT_HARC_#4.</text:span></text:span></text:p>
      <text:p text:style-name="P116"><text:span text:style-name="_5b_RPG_5d__20_Kiemelt_20_kifejezés"><text:span text:style-name="T5">Esetleg kaphatna Kábulat ÉP-ket.</text:span></text:span></text:p>
      <text:h text:style-name="Heading_20_4" text:outline-level="4"><text:span text:style-name="_5b_RPG_5d__20_Kiemelt_20_kifejezés"><text:span text:style-name="T14">Sebzés skálázása a támadó dobás eredményétől függően - <text:s/>PROB_HARC_#35.</text:span></text:span></text:h>
      <text:p text:style-name="Text_20_body"><text:span text:style-name="_5b_RPG_5d__20_Kiemelt_20_kifejezés"><text:span text:style-name="T7">Most még talán mindig túl elvágólagos. Jelenleg: sima találatnál 1 ÉP, 20-as túlütésnél meg rendes sebzés.</text:span></text:span></text:p>
      <text:p text:style-name="Text_20_body"><text:span text:style-name="_5b_RPG_5d__20_Kiemelt_20_kifejezés"><text:span text:style-name="T7">Ha pl 70-el üti túl, akkor nőjön a sebzés, éppen túlütésnél meg csökkenjen. ???</text:span></text:span></text:p>
      <text:p text:style-name="Text_20_body"><text:span text:style-name="_5b_RPG_5d__20_Kiemelt_20_kifejezés"><text:span text:style-name="T7">Hogyan osszuk el úgy, hogy ne terhelje túl a KM-et, de a játékos se tudja meg, hogy mennyivel ütötte túl az ellenfelet?</text:span></text:span></text:p>
      <text:p text:style-name="Text_20_body"><text:span text:style-name="_5b_RPG_5d__20_Kiemelt_20_kifejezés"><text:span text:style-name="T7">Nem kell. Nincs kötelező 1ÉP-s seb.</text:span></text:span></text:p>
      <text:p text:style-name="P116"><text:span text:style-name="_5b_RPG_5d__20_Kiemelt_20_kifejezés"><text:span text:style-name="T15"/></text:span></text:p>
      <text:h text:style-name="Heading_20_4" text:outline-level="4"><text:span text:style-name="T5">Félelem harc közben</text:span><text:span text:style-name="_5b_RPG_5d__20_Kiemelt_20_kifejezés"><text:span text:style-name="T5"> - <text:s/>PROB_HARC_#14.</text:span></text:span></text:h>
      <text:p text:style-name="P4">Ha valaki nem bírja a stresszt, vagy kezdő a harcban, vagy meg lett félemlítve (KM dönt), akkor automatikusan "Védekező taktikában" kezd harcolni, mégpedig a legerősebb (<text:span text:style-name="T4">+15 VÉ; -30 TÉ</text:span>) módon. Ha akarja, ha nem.</text:p>
      <text:p text:style-name="P3"><text:span text:style-name="_5b_RPG_5d__20_Kiemelt_20_kifejezés"><text:span text:style-name="T5"/></text:span></text:p>
      <text:p text:style-name="P44"/>
      <text:h text:style-name="Heading_20_4" text:outline-level="4"><text:span text:style-name="T5">Taktikai és fortély típusú Harcérték módosító <text:s/></text:span><text:span text:style-name="_5b_RPG_5d__20_Kiemelt_20_kifejezés"><text:span text:style-name="T5">- <text:s/>PROB_HARC_#18.</text:span></text:span></text:h>
      <text:list xml:id="list2262500811" text:style-name="L2">
        <text:list-item>
          <text:p text:style-name="P170">Definiálni pontosan, hogy mi a "Taktikai" típusú harcérték módosító és "Fortély" típusú harcérték módosító.</text:p>
        </text:list-item>
        <text:list-item>
          <text:p text:style-name="P170">Megjegyzés: a „fortély" típusú harcérték módosítóknál csak a nagyobbik számít, nem adódnak össze. Jó ez így?</text:p>
        </text:list-item>
      </text:list>
      <text:p text:style-name="P4"/>
      <text:h text:style-name="Heading_20_4" text:outline-level="4"><text:span text:style-name="T5">Hajítás, fegyverdobás harc közben </text:span><text:span text:style-name="_5b_RPG_5d__20_Kiemelt_20_kifejezés"><text:span text:style-name="T5">- <text:s/>PROB_HARC_#19.</text:span></text:span></text:h>
      <text:p text:style-name="P29">Testközelben sikeres 6-os nehézségű Gyorsaságpróba esetén a célpont kitér a hajítás/lövés elől.</text:p>
      <text:p text:style-name="P29">Rejtett hajítás:</text:p>
      <text:list xml:id="list3378395605" text:style-name="L3">
        <text:list-item>
          <text:p text:style-name="P171"><text:span text:style-name="T35">Követelmény</text:span>: <text:span text:style-name="T3">Fegyverrántás - 1 fok, Kétkezes harc - 1.fok</text:span></text:p>
        </text:list-item>
        <text:list-item>
          <text:p text:style-name="P171">Fegyverrántás - 2 fok: Meglepetés esetén nehezíti az ellen Gyorsaságpróbáját +1-el</text:p>
        </text:list-item>
        <text:list-item>
          <text:p text:style-name="P172"><text:soft-page-break/>Kétkezes harc – 1.fokkal: -20CÉ módosító</text:p>
        </text:list-item>
        <text:list-item>
          <text:p text:style-name="P171">Kétkezes harc – 2.fokkal: 0 CÉ módosító</text:p>
        </text:list-item>
      </text:list>
      <text:p text:style-name="P29">Kész, beírva a Távolsági harchoz.</text:p>
      <text:p text:style-name="P3"/>
      <text:h text:style-name="Heading_20_4" text:outline-level="4"><text:span text:style-name="T5">Balkezes fegyver </text:span><text:span text:style-name="_5b_RPG_5d__20_Kiemelt_20_kifejezés"><text:span text:style-name="T5">- <text:s/>PROB_HARC_#28.</text:span></text:span></text:h>
      <text:p text:style-name="Text_20_body"><text:span text:style-name="_5b_RPG_5d__20_Kiemelt_20_kifejezés"><text:span text:style-name="T6">Nem Kétkezes harc! Legyen ilyen? Szerintem szűnjön meg.</text:span></text:span></text:p>
      <text:p text:style-name="Text_20_body"><text:span text:style-name="_5b_RPG_5d__20_Kiemelt_20_kifejezés"><text:span text:style-name="T6"/></text:span></text:p>
      <text:h text:style-name="Heading_20_4" text:outline-level="4"><text:span text:style-name="_5b_RPG_5d__20_Kiemelt_20_kifejezés"><text:span text:style-name="T13">Elsődleges fegyver - legyen? - <text:s/>PROB_HARC_#34.</text:span></text:span></text:h>
      <text:p text:style-name="Text_20_body"><text:span text:style-name="_5b_RPG_5d__20_Kiemelt_20_kifejezés"><text:span text:style-name="T6">Legyen?</text:span></text:span></text:p>
      <text:list xml:id="list773570264" text:style-name="L4">
        <text:list-item>
          <text:p text:style-name="P187"><text:span text:style-name="_5b_RPG_5d__20_Kiemelt_20_kifejezés"><text:span text:style-name="T6">1.szinten lehetne választani (nem kötelezően)</text:span></text:span></text:p>
        </text:list-item>
        <text:list-item>
          <text:p text:style-name="P187"><text:span text:style-name="_5b_RPG_5d__20_Kiemelt_20_kifejezés"><text:span text:style-name="T6">+5 TÉ/CÉ járna rá</text:span></text:span></text:p>
        </text:list-item>
        <text:list-item>
          <text:p text:style-name="P187"><text:span text:style-name="_5b_RPG_5d__20_Kiemelt_20_kifejezés"><text:span text:style-name="T6">Mindig ennek kell a legmagasabbnak lennie a képzettségek közt. Ha nem, akkor nem jár rá a bónusz</text:span></text:span></text:p>
        </text:list-item>
      </text:list>
      <text:p text:style-name="P108"/>
      <text:h text:style-name="Heading_20_4" text:outline-level="4"><text:span text:style-name="_5b_RPG_5d__20_Kiemelt_20_kifejezés"><text:span text:style-name="T13">Kiskard, rövidkard - PROB_HARC_#35.</text:span></text:span></text:h>
      <text:p text:style-name="Text_20_body"><text:span text:style-name="_5b_RPG_5d__20_Kiemelt_20_kifejezés"><text:span text:style-name="T6">Kiskard és a Rövidkard melyik fegyverméret kategóriába tartozik?</text:span></text:span></text:p>
      <text:p text:style-name="Text_20_body"><text:span text:style-name="_5b_RPG_5d__20_Kiemelt_20_kifejezés"><text:span text:style-name="T6">Megoldódott közben.</text:span></text:span></text:p>
      <text:p text:style-name="P17"/>
      <text:h text:style-name="P129" text:outline-level="4">Erőből / Ügyességből forgatott fegyverek - <text:s/>PROB_HARC_#6.</text:h>
      <text:list xml:id="list1329248199" text:style-name="L5">
        <text:list-item>
          <text:p text:style-name="P157">Mi legyen ezekkel?</text:p>
        </text:list-item>
        <text:list-item>
          <text:p text:style-name="P157">Megmaradjanak?</text:p>
        </text:list-item>
      </text:list>
      <text:p text:style-name="P32">Valami olyasmi kellene, hogy az erőből forgatott fegyvereknél nagyobb legyen az erőből fakadó sebzés bónusz. Mondjuk +1-től, míg az ügyességből forgatottaknál csak +3-tól és ne lehessen velük a „Támadás Erőből” fortélyt használni. Szemben a „Precíz Támadás” vagy vmi hasonló nevű, Ügyességre alapozó fortéllyal, amit az erőből forgatott fegyvereknél nem lehetne alkalmazni.</text:p>
      <text:p text:style-name="P32">Jó, de mi legyen azokkal, amiket erőből és ügyességből is lehet forgatni?</text:p>
      <text:p text:style-name="P32">Semmi, dönthesse el, hogy melyiket használja, a fortély követelményeknél úgy is elágazik.</text:p>
      <text:p text:style-name="P32">OK. Beírva, hogy szabadon eldönthető.</text:p>
      <text:p text:style-name="P32">A fentiekhez: ez a „Precíz Támadás” gondolom az Ügyességgel kapcsolatos, de mire adna és mennyit? Ne legyen teljesen ua, mint a „Támadás erőből”. Az tök unalmas lenne. Nem kell ugyanolyannak lenniük az egyes stílusoknak, nem baj, ha olyan fortély van az egyiknél, aminek nincs „megfelelője” a másik oldalon.</text:p>
      <text:p text:style-name="P88"><text:span text:style-name="_5b_RPG_5d__20_Kiemelt_20_kifejezés"><text:span text:style-name="T15">Ne legyen e szerint szeparálva.</text:span></text:span></text:p>
      <text:p text:style-name="Text_20_body"><text:span text:style-name="_5b_RPG_5d__20_Kiemelt_20_kifejezés"><text:span text:style-name="T15"/></text:span></text:p>
      <text:h text:style-name="P129" text:outline-level="4">Erőbónusz (sebzés) - <text:s/>PROB_HARC_#3.</text:h>
      <table:table table:name="Táblázat27" table:style-name="Táblázat27">
        <table:table-column table:style-name="Táblázat27.A"/>
        <table:table-column table:style-name="Táblázat27.B"/>
        <table:table-column table:style-name="Táblázat27.C"/>
        <table:table-row table:style-name="TableLine2129814837040">
          <table:table-cell table:style-name="Táblázat27.A1" office:value-type="string">
            <text:p text:style-name="P21">Fegyver-méret</text:p>
          </table:table-cell>
          <table:table-cell table:style-name="Táblázat27.A1" office:value-type="string">
            <text:p text:style-name="P21">Sebzésbónusz</text:p>
          </table:table-cell>
          <table:table-cell table:style-name="Táblázat27.C1" office:value-type="string">
            <text:p text:style-name="P21">Követelmény</text:p>
          </table:table-cell>
        </table:table-row>
        <text:soft-page-break/>
        <table:table-row table:style-name="TableLine2129814840784">
          <table:table-cell table:style-name="Táblázat27.A2" office:value-type="string">
            <text:p text:style-name="P21">Rövid</text:p>
          </table:table-cell>
          <table:table-cell table:style-name="Táblázat27.A2" office:value-type="string">
            <text:p text:style-name="P21">+2 Erő feletti rész</text:p>
          </table:table-cell>
          <table:table-cell table:style-name="Táblázat27.C2" office:value-type="string">
            <text:p text:style-name="P21">-</text:p>
          </table:table-cell>
        </table:table-row>
        <table:table-row table:style-name="TableLine2129814829552">
          <table:table-cell table:style-name="Táblázat27.A2" office:value-type="string">
            <text:p text:style-name="P21">1 penge, Szálfegyver</text:p>
          </table:table-cell>
          <table:table-cell table:style-name="Táblázat27.A2" office:value-type="string">
            <text:p text:style-name="P21">+1 Erő feletti rész</text:p>
          </table:table-cell>
          <table:table-cell table:style-name="Táblázat27.C2" office:value-type="string">
            <text:p text:style-name="P21">-</text:p>
          </table:table-cell>
        </table:table-row>
        <table:table-row table:style-name="TableLine2129814829840">
          <table:table-cell table:style-name="Táblázat27.A2" office:value-type="string">
            <text:p text:style-name="P21">2 penge</text:p>
          </table:table-cell>
          <table:table-cell table:style-name="Táblázat27.A2" office:value-type="string">
            <text:p text:style-name="P21">+0 Erő feletti rész</text:p>
          </table:table-cell>
          <table:table-cell table:style-name="Táblázat27.C2" office:value-type="string">
            <text:p text:style-name="P21">Erő: +2</text:p>
          </table:table-cell>
        </table:table-row>
      </table:table>
      <text:p text:style-name="P83"><text:span text:style-name="_5b_RPG_5d__20_Kiemelt_20_kifejezés"><text:span text:style-name="T11">OK.</text:span></text:span></text:p>
      <text:p text:style-name="P83"><text:span text:style-name="_5b_RPG_5d__20_Kiemelt_20_kifejezés"><text:span text:style-name="T11"/></text:span></text:p>
      <text:h text:style-name="Heading_20_4" text:outline-level="4"><text:span text:style-name="T15">Csonkolás</text:span><text:span text:style-name="_5b_RPG_5d__20_Kiemelt_20_kifejezés"><text:span text:style-name="T15"> - <text:s/>PROB_HARC_#15.</text:span></text:span></text:h>
      <text:p text:style-name="P17">Végtagra támadás + elég ÉP sebzés kell (mennyi??)</text:p>
      <text:list xml:id="list3548896602" text:style-name="L6">
        <text:list-item>
          <text:p text:style-name="P158">Kéz csonkolása: Összes ÉP harmada (felfele kerekítve) sebzés szükséges</text:p>
        </text:list-item>
        <text:list-item>
          <text:p text:style-name="P158">Láb csonkolása: Összes ÉP fel (felfele kerekítve) sebzés szükséges</text:p>
        </text:list-item>
      </text:list>
      <text:p text:style-name="P84"><text:span text:style-name="_5b_RPG_5d__20_Kiemelt_20_kifejezés"><text:span text:style-name="T11"/></text:span></text:p>
      <text:p text:style-name="P16"/>
      <text:h text:style-name="Heading_20_4" text:outline-level="4"><text:span text:style-name="T15">Félelem harc közben</text:span><text:span text:style-name="_5b_RPG_5d__20_Kiemelt_20_kifejezés"><text:span text:style-name="T15"> - <text:s/>PROB_HARC_#14.</text:span></text:span></text:h>
      <text:p text:style-name="P16">Ha valaki nem bírja a stresszt, vagy kezdő a harcban, vagy meg lett félemlítve (KM dönt), akkor automatikusan "Védekező taktikában" kezd harcolni, mégpedig a legerősebb (+15 VÉ; -30 TÉ) módon. Ha akarja, ha nem.</text:p>
      <text:p text:style-name="P3"><text:span text:style-name="_5b_RPG_5d__20_Kiemelt_20_kifejezés"><text:span text:style-name="T15"/></text:span></text:p>
      <text:p text:style-name="P31"/>
      <text:h text:style-name="Heading_20_4" text:outline-level="4"><text:span text:style-name="T15">Szúró-, vágó-, zúzófegyverek hatása csontik, gólemek ellen </text:span><text:span text:style-name="_5b_RPG_5d__20_Kiemelt_20_kifejezés"><text:span text:style-name="T15">- <text:s/>PROB_HARC_#22.</text:span></text:span></text:h>
      <text:p text:style-name="P33">Az élőholtak VÉ-je minden második kör elején álljon vissza eredeti értékére. </text:p>
      <text:p text:style-name="Text_20_body"><text:span text:style-name="_5b_RPG_5d__20_Kiemelt_20_kifejezés"><text:span text:style-name="T7">Szúrófegyver: minden sebző kocka 1-nek számít, nincs Erőbónusz</text:span></text:span></text:p>
      <text:p text:style-name="Text_20_body"><text:span text:style-name="_5b_RPG_5d__20_Kiemelt_20_kifejezés"><text:span text:style-name="T7">Vágófegyver: fele SP sebzés + Erőbónusz</text:span></text:span></text:p>
      <text:p text:style-name="P90"><text:span text:style-name="_5b_RPG_5d__20_Kiemelt_20_kifejezés"><text:span text:style-name="T26">Zúzófegyver: rendes sebzés + Erőbónusz</text:span></text:span></text:p>
      <text:p text:style-name="P90"><text:span text:style-name="_5b_RPG_5d__20_Kiemelt_20_kifejezés"><text:span text:style-name="T26"/></text:span></text:p>
      <text:h text:style-name="Heading_20_4" text:outline-level="4"><text:span text:style-name="T15"><text:s/>Állatok</text:span><text:span text:style-name="_5b_RPG_5d__20_Kiemelt_20_kifejezés"><text:span text:style-name="T15"> - <text:s/>PROB_HARC_#13.</text:span></text:span></text:h>
      <text:p text:style-name="Text_20_body"><text:span text:style-name="_5b_RPG_5d__20_Kiemelt_20_kifejezés"><text:span text:style-name="T7">Állatokkal való harccal kapcsolatban van pár probléma:</text:span></text:span></text:p>
      <text:p text:style-name="P90"><text:span text:style-name="_5b_RPG_5d__20_Kiemelt_20_kifejezés"><text:span text:style-name="T26"/></text:span></text:p>
      <text:h text:style-name="Heading_20_4" text:outline-level="4"><text:span text:style-name="_5b_RPG_5d__20_Kiemelt_20_kifejezés"><text:span text:style-name="T27">Vérzés szabály – PROB_HARC_#44.</text:span></text:span></text:h>
      <text:p text:style-name="P90"><text:span text:style-name="_5b_RPG_5d__20_Kiemelt_20_kifejezés"><text:span text:style-name="T26">Kell vérzés szabály, vagy legyen végleges, hogy a KM dönt? Iván a nagy barátja a Vérzésnek, mi az ő véleménye? :)</text:span></text:span></text:p>
      <text:p text:style-name="Text_20_body"/>
      <text:h text:style-name="P132" text:outline-level="4">Fájdalomtűrés próba – PROB_HARC_#43.</text:h>
      <text:p text:style-name="_5b_RPG_5d__20_Szürkített_20_szöveg">Sebesülésnél rontott fájdalomtűrés próba esetén mi legyen?</text:p>
      <text:p text:style-name="_5b_RPG_5d__20_Szürkített_20_szöveg">Harci láz fortély vs Rontott fájdalomtűrés</text:p>
      <text:p text:style-name="_5b_RPG_5d__20_Szürkített_20_szöveg">Megoldva.</text:p>
      <text:p text:style-name="_5b_RPG_5d__20_Szürkített_20_szöveg"><text:soft-page-break/></text:p>
      <text:p text:style-name="_5b_RPG_5d__20_Megoldott">Több támadás aránytalanságának csökkentése - PROB_HARC_#1.</text:p>
      <text:p text:style-name="P6">km20-ban jól meg volt oldva: minden további támadás TÉ levonással ment. Legyen itt is így: minden további támadás <text:s/>-10 TÉ-vel menjen, így elkerülhető a hatalmas, aránytalan találati esély növekedés avval, hogy valaki már nem csak 1-et, hanem 2-t (3-at!) támad, mondjuk mert szintet lépett. </text:p>
      <text:p text:style-name="P6">A levonás konstans legyen, mert így egyszerűbb, ráadásul a fegyver sebesség itt nem használható levonásnak (más nagyságrend).</text:p>
      <text:p text:style-name="P5">Tehát pl: TÉ=80 és 3 támadása van. Ekkor </text:p>
      <text:list xml:id="list548694672" text:style-name="L7">
        <text:list-item>
          <text:p text:style-name="P173">támadás TÉ: 80.</text:p>
        </text:list-item>
        <text:list-item>
          <text:p text:style-name="P173">támadás TÉ: 70</text:p>
        </text:list-item>
        <text:list-item>
          <text:p text:style-name="P173">támadás TÉ: 60</text:p>
        </text:list-item>
      </text:list>
      <text:p text:style-name="Text_20_body"/>
      <text:p text:style-name="_5b_RPG_5d__20_Megoldott">„Bónusz” és „Büntetés” kockák elnevezése - <text:s/>PROB_HARC_#4.</text:p>
      <text:p text:style-name="P112"/>
      <text:p text:style-name="_5b_RPG_5d__20_Megoldott">VÉ csökkentés radikalizálása - <text:s/>PROB_HARC_#5.</text:p>
      <text:p text:style-name="P44"><text:span text:style-name="T3">Lehetne esetleg, hogy minden támadás csak 1VÉ-t csökkentsen. Előnyei: kevésbé lesz erős a </text:span>Kétkezesharc - +1 Támadás<text:span text:style-name="T3">, ill. a többi soktámadásos trükkök (Chi, fejvadászfegyverek 4-es sebességgel). Másfelől kicsit lassítaná a harcot (most elég gyors, ami nem baj, csak ha túlságosan is az). Az is fontos lehet, hogy van pár harci fortély, amelyek +2/+4-gyel növelnek VÉ-t. Ezek – ha maradnak – eléggé értelmetlen fortélyok lesznek: 1-2 támadás és mintha sohase lettek volna. Márpedig egy fortély elég értékes valami általában.</text:span></text:p>
      <text:p text:style-name="P34">Inkább növeljenek 3/6-ot a fortélyok. A LIMIT szerintem nagyon jól működik. Egy pallossal hipp-hopp leverik a VÉ-det, egy tőrrel, ez nehezebb. Szóval maradjon az 1/2 VÉ csökkentés támadó dobástól függően.</text:p>
      <text:p text:style-name="P110"/>
      <text:p text:style-name="P89"/>
      <text:p text:style-name="P40">1 kézre és 2 kézre fogott fegyverek<text:span text:style-name="T4"> - <text:s/>PROB_HARC_#7.</text:span></text:p>
      <text:p text:style-name="P48">Itt is ő dönthesse el, hogy hogyan forgatja. 2 kézre fogva nincs pajzs pl.</text:p>
      <text:p text:style-name="P48">Egyes fegyvereknek Erő-követelmény kell.</text:p>
      <text:p text:style-name="P30">OK, beírva.</text:p>
      <text:p text:style-name="P110"/>
      <text:p text:style-name="Standard"><text:span text:style-name="_5b_RPG_5d__20_Kiemelt_20_kifejezés"><text:span text:style-name="T5">Harci láz- <text:s/>PROB_HARC_#30.</text:span></text:span></text:p>
      <text:p text:style-name="Text_20_body"><text:span text:style-name="_5b_RPG_5d__20_Kiemelt_20_kifejezés"><text:span text:style-name="T6">Legyen? Igen, Fortély legyen.</text:span></text:span></text:p>
      <text:p text:style-name="P110"><text:span text:style-name="_5b_RPG_5d__20_Kiemelt_20_kifejezés"><text:span text:style-name="T6"/></text:span></text:p>
      <text:p text:style-name="_5b_RPG_5d__20_Megoldott"><text:span text:style-name="T5">Kapjanak a kasztok HM-et (Harcérték módosítót) </text:span><text:span text:style-name="_5b_RPG_5d__20_Kiemelt_20_kifejezés"><text:span text:style-name="T5">- <text:s/>PROB_HARC_#17.</text:span></text:span></text:p>
      <text:list xml:id="list1545931836" text:style-name="L8">
        <text:list-item>
          <text:p text:style-name="P177">A rendesen megkapotton kívül esetleg?</text:p>
        </text:list-item>
        <text:list-item>
          <text:p text:style-name="P177">Ez jó lenne a specializációra, de úgy is mindenki a TÉ-re nyomná... Szerintem ne.</text:p>
        </text:list-item>
      </text:list>
      <text:p text:style-name="P28"><text:span text:style-name="_5b_RPG_5d__20_Kiemelt_20_kifejezés"><text:span text:style-name="T6"/></text:span></text:p>
      <text:p text:style-name="_5b_RPG_5d__20_Megoldott">Fegyverek Sebessége – PROB_HARC_#28.</text:p>
      <text:p text:style-name="P16">Legyen k100-ban is Sebessége a fegyvereknek? Szerintem ez 100-szor jobb, mint a +3 feletti Ügyesség/Gyorsaság esetén 2 támadás. Szóval maradjanak, csak arányaiban igazítsuk a k100-as TÉ Alap értékekhez.</text:p>
      <text:p text:style-name="P16"><text:soft-page-break/>Pl. a Szablya Sebessége = 35 azt jelenti, hogy ha a karakter TÉ Alapja eléri a 35-öt, akkor már 2x támadhat az adott fegyverrel."</text:p>
      <text:p text:style-name="P25"><text:span text:style-name="_5b_RPG_5d__20_Kiemelt_20_kifejezés"><text:span text:style-name="T9">OK.</text:span></text:span></text:p>
      <text:p text:style-name="P25"><text:span text:style-name="_5b_RPG_5d__20_Kiemelt_20_kifejezés"><text:span text:style-name="T7"/></text:span></text:p>
      <text:p text:style-name="_5b_RPG_5d__20_Megoldott">Sebzés bónusz vértnél - PROB_HARC_#2.</text:p>
      <text:p text:style-name="P17">Sebzés bónuszok csak a vért átütése után érvényesüljenek! (?)</text:p>
      <text:p text:style-name="P110"/>
      <text:p text:style-name="_5b_RPG_5d__20_Megoldott"/>
      <text:p text:style-name="_5b_RPG_5d__20_Megoldott">Figyelem Pont számítása – PROB_HARC_#37.</text:p>
      <text:p text:style-name="P80">FP = (2 x Edzettség) + Harcmodor képzettségek összege*<text:line-break/>*csak az Átfogó Harcmodorok után, a fegyver specializációk után nem!</text:p>
      <text:p text:style-name="P80">Nem biztos, hogy ez így jó... Szintenként 1, vagy 2-vel nőhet csak és amúgy is kevés...</text:p>
      <text:p text:style-name="P80">És:</text:p>
      <text:p text:style-name="P80">Az FP érték szintlépések alkalmával növekedjen az FP, méghozzá kasztonként változó mértékben. ???</text:p>
      <text:p text:style-name="P80">Nem lesz FP.</text:p>
      <text:p text:style-name="P80"/>
      <text:p text:style-name="_5b_RPG_5d__20_Megoldott">Sebesülésnél FP és VÉ levonás - <text:s/>PROB_HARC_#31.</text:p>
      <text:p text:style-name="P80">a)Szimpla sebzés értékű FP csökk + ugyanennyi <text:s/>VÉ csökk.</text:p>
      <text:p text:style-name="P80">b)Szimpla sebzés értékű FP csökk + 2x ennyi VÉ csökk.</text:p>
      <text:p text:style-name="P80"/>
      <text:p text:style-name="_5b_RPG_5d__20_Megoldott"><text:span text:style-name="_5b_RPG_5d__20_Kiemelt_20_kifejezés">Chi harc - <text:s/>PROB_HARC_#8.</text:span></text:p>
      <text:p text:style-name="_5b_RPG_5d__20_Megoldott"><text:span text:style-name="_5b_RPG_5d__20_Kiemelt_20_kifejezés"><text:span text:style-name="T10">TODO: kifejteni a teljes Chi harcot!</text:span></text:span></text:p>
      <text:list xml:id="list2704334880" text:style-name="L9">
        <text:list-item>
          <text:p text:style-name="P145">A KÉ-t is növelje a Chi harc?</text:p>
        </text:list-item>
        <text:list-item>
          <text:p text:style-name="P145">Időtartam a Ψ-pontoktól <text:s/>fog függeni .</text:p>
        </text:list-item>
      </text:list>
      <text:p text:style-name="_5b_RPG_5d__20_Megoldott"><text:span text:style-name="_5b_RPG_5d__20_Kiemelt_20_kifejezés"><text:span text:style-name="T5"/></text:span></text:p>
      <text:p text:style-name="_5b_RPG_5d__20_Megoldott"><text:span text:style-name="T5">Pallos sebessége </text:span><text:span text:style-name="_5b_RPG_5d__20_Kiemelt_20_kifejezés"><text:span text:style-name="T5">- <text:s/>PROB_HARC_#20.</text:span></text:span></text:p>
      <text:list xml:id="list4100385808" text:style-name="L10">
        <text:list-item>
          <text:p text:style-name="P146">Pallos sebessége legyen nagy? (Viszont átlagban az alacsony LIMIT miatt több VÉ-t csökkent)</text:p>
        </text:list-item>
      </text:list>
      <text:p text:style-name="_5b_RPG_5d__20_Megoldott"><text:span text:style-name="_5b_RPG_5d__20_Kiemelt_20_kifejezés"><text:span text:style-name="T5"/></text:span></text:p>
      <text:p text:style-name="_5b_RPG_5d__20_Megoldott"><text:span text:style-name="_5b_RPG_5d__20_Kiemelt_20_kifejezés"><text:span text:style-name="T13">Kaszttól függő bónusz KÉ legyen? - <text:s/>PROB_HARC_#33.</text:span></text:span></text:p>
      <text:p text:style-name="P40">Legyen kaszttól függő bónusz KÉ? Boszorkánymester, fejvadász, tolvaj?</text:p>
      <text:p text:style-name="_5b_RPG_5d__20_Megoldott"><text:span text:style-name="_5b_RPG_5d__20_Kiemelt_20_kifejezés"><text:span text:style-name="T8"/></text:span></text:p>
      <text:p text:style-name="_5b_RPG_5d__20_Megoldott"><text:bookmark-start text:name="DDE_LINK1"/><text:span text:style-name="T15">Belharc, Földharc, Birkózás </text:span><text:span text:style-name="_5b_RPG_5d__20_Kiemelt_20_kifejezés"><text:span text:style-name="T14">- <text:s/>PROB_HARC_#36.</text:span></text:span><text:bookmark-end text:name="DDE_LINK1"/></text:p>
      <text:p text:style-name="P40">Belharc, Földharc, Birkózás és fortélyaik (Képzett belharc, Képzett birkózás, Összeroppantás) rendbetétele! </text:p>
      <text:p text:style-name="_5b_RPG_5d__20_Megoldott"><text:span text:style-name="_5b_RPG_5d__20_Kiemelt_20_kifejezés"><text:span text:style-name="T11">Továbbá nyilvánvalóvá kell tennie, hogy nincs rendes harc közben pl. „Közel kerülés”, mint a Codex-ben. Van sima harc, meg belharc, meg Birkózás (és Földharc?? :) )</text:span></text:span></text:p>
      <text:p text:style-name="Text_20_body"><text:span text:style-name="_5b_RPG_5d__20_Kiemelt_20_kifejezés"><text:span text:style-name="T1"/></text:span></text:p>
      <text:p text:style-name="P18"/>
      <text:p text:style-name="_5b_RPG_5d__20_Megoldott"><text:span text:style-name="_5b_RPG_5d__20_Kiemelt_20_kifejezés"><text:span text:style-name="T15">Képzetlenség módosítói - <text:s/>PROB_HARC_#29.</text:span></text:span></text:p>
      <text:list xml:id="list1814138241" text:style-name="L11">
        <text:list-item>
          <text:p text:style-name="P147"><text:soft-page-break/><text:span text:style-name="_5b_RPG_5d__20_Kiemelt_20_kifejezés"><text:span text:style-name="T9">Fegyverrel: KÉ: -20, TÉ: -30, VÉ:-30</text:span></text:span></text:p>
        </text:list-item>
        <text:list-item>
          <text:p text:style-name="P147"><text:span text:style-name="_5b_RPG_5d__20_Kiemelt_20_kifejezés"><text:span text:style-name="T9">Puszta kézzel? </text:span></text:span></text:p>
        </text:list-item>
      </text:list>
      <text:h text:style-name="Heading_20_4" text:outline-level="4"><text:span text:style-name="_5b_RPG_5d__20_Kiemelt_20_kifejezés"><text:span text:style-name="T12">Sebek jellege az ÉP táblázatban – PROB_HARC_#42.</text:span></text:span></text:h>
      <text:p text:style-name="P40"/>
      <text:section text:style-name="Sect1" text:name="Szakasz3">
        <text:p text:style-name="P55"><text:s/></text:p>
        <table:table table:name="Táblázat32" table:style-name="Táblázat32">
          <table:table-column table:style-name="Táblázat32.A" table:number-columns-repeated="3"/>
          <table:table-column table:style-name="Táblázat32.D"/>
          <table:table-header-rows>
            <table:table-row table:style-name="TableLine2129814839056">
              <table:table-cell table:style-name="Táblázat32.A1" table:number-columns-spanned="4" office:value-type="string">
                <text:p text:style-name="P38">Életerő Pontok</text:p>
              </table:table-cell>
              <table:covered-table-cell/>
              <table:covered-table-cell/>
              <table:covered-table-cell/>
            </table:table-row>
          </table:table-header-rows>
          <table:table-row table:style-name="TableLine2129814838480">
            <table:table-cell table:style-name="Táblázat32.A2" office:value-type="string">
              <text:p text:style-name="P56">S1<text:line-break/><text:span text:style-name="T49">(ÉP/4)</text:span></text:p>
            </table:table-cell>
            <table:table-cell table:style-name="Táblázat32.A2" office:value-type="string">
              <text:p text:style-name="P56">S2<text:line-break/><text:span text:style-name="T49">(ÉP/4)</text:span></text:p>
            </table:table-cell>
            <table:table-cell table:style-name="Táblázat32.A2" office:value-type="string">
              <text:p text:style-name="P56">S3<text:line-break/><text:span text:style-name="T49">(ÉP/4)</text:span></text:p>
            </table:table-cell>
            <table:table-cell table:style-name="Táblázat32.D2" office:value-type="string">
              <text:p text:style-name="P56">S4<text:line-break/><text:span text:style-name="T49">(ÉP/4)</text:span></text:p>
            </table:table-cell>
          </table:table-row>
          <table:table-row table:style-name="TableLine2129814839920">
            <table:table-cell table:style-name="Táblázat32.A3" office:value-type="string">
              <text:p text:style-name="P56">V1</text:p>
            </table:table-cell>
            <table:table-cell table:style-name="Táblázat32.A3" office:value-type="string">
              <text:p text:style-name="P56">S2</text:p>
            </table:table-cell>
            <table:table-cell table:style-name="Táblázat32.A3" office:value-type="string">
              <text:p text:style-name="P56">K4</text:p>
            </table:table-cell>
            <table:table-cell table:style-name="Táblázat32.D3" office:value-type="string">
              <text:p text:style-name="P39"/>
            </table:table-cell>
          </table:table-row>
          <table:table-row table:style-name="TableLine2129814845392">
            <table:table-cell table:style-name="Táblázat32.A3" office:value-type="string">
              <text:p text:style-name="P56">V1</text:p>
            </table:table-cell>
            <table:table-cell table:style-name="Táblázat32.A3" office:value-type="string">
              <text:p text:style-name="P56">S2</text:p>
            </table:table-cell>
            <table:table-cell table:style-name="Táblázat32.A3" office:value-type="string">
              <text:p text:style-name="P56">K4</text:p>
            </table:table-cell>
            <table:table-cell table:style-name="Táblázat32.D3" office:value-type="string">
              <text:p text:style-name="P39"/>
            </table:table-cell>
          </table:table-row>
          <table:table-row table:style-name="TableLine2129814845680">
            <table:table-cell table:style-name="Táblázat32.A3" office:value-type="string">
              <text:p text:style-name="P56">V1</text:p>
            </table:table-cell>
            <table:table-cell table:style-name="Táblázat32.A3" office:value-type="string">
              <text:p text:style-name="P56">S2</text:p>
            </table:table-cell>
            <table:table-cell table:style-name="Táblázat32.A3" office:value-type="string">
              <text:p text:style-name="P56"/>
            </table:table-cell>
            <table:table-cell table:style-name="Táblázat32.D3" office:value-type="string">
              <text:p text:style-name="P39"/>
            </table:table-cell>
          </table:table-row>
          <table:table-row table:style-name="TableLine2129814852304">
            <table:table-cell table:style-name="Táblázat32.A3" office:value-type="string">
              <text:p text:style-name="P56">S2</text:p>
            </table:table-cell>
            <table:table-cell table:style-name="Táblázat32.A3" office:value-type="string">
              <text:p text:style-name="P56">Z3</text:p>
            </table:table-cell>
            <table:table-cell table:style-name="Táblázat32.A3" office:value-type="string">
              <text:p text:style-name="P56"/>
            </table:table-cell>
            <table:table-cell table:style-name="Táblázat32.D3" office:value-type="string">
              <text:p text:style-name="P39"/>
            </table:table-cell>
          </table:table-row>
          <table:table-row table:style-name="TableLine2129814847696">
            <table:table-cell table:style-name="Táblázat32.B7" office:value-type="string">
              <text:p text:style-name="P56">S2</text:p>
            </table:table-cell>
            <table:table-cell table:style-name="Táblázat32.B7" office:value-type="string">
              <text:p text:style-name="P56">K4</text:p>
            </table:table-cell>
            <table:table-cell table:style-name="Táblázat32.C7" office:value-type="string">
              <text:p text:style-name="P39"/>
            </table:table-cell>
            <table:table-cell table:style-name="Táblázat32.D7" office:value-type="string">
              <text:p text:style-name="P39"/>
            </table:table-cell>
          </table:table-row>
        </table:table>
        <text:p text:style-name="P41"><text:s/><text:span text:style-name="T50"><text:s/></text:span></text:p>
        <text:p text:style-name="P118"><text:span text:style-name="_5b_RPG_5d__20_Kiemelt_20_kifejezés"><text:span text:style-name="T29"/></text:span></text:p>
        <text:list xml:id="list1618365503" text:style-name="L12">
          <text:list-item>
            <text:p text:style-name="P188"><text:span text:style-name="_5b_RPG_5d__20_Kiemelt_20_kifejezés"><text:span text:style-name="T29">S: Szúrt seb</text:span></text:span></text:p>
          </text:list-item>
          <text:list-item>
            <text:p text:style-name="P188"><text:span text:style-name="_5b_RPG_5d__20_Kiemelt_20_kifejezés"><text:span text:style-name="T29">V: Vágott seb</text:span></text:span></text:p>
          </text:list-item>
          <text:list-item>
            <text:p text:style-name="P188"><text:span text:style-name="_5b_RPG_5d__20_Kiemelt_20_kifejezés"><text:span text:style-name="T29">Z: Zúzott seb</text:span></text:span></text:p>
          </text:list-item>
          <text:list-item>
            <text:p text:style-name="P188"><text:span text:style-name="_5b_RPG_5d__20_Kiemelt_20_kifejezés"><text:span text:style-name="T29">K: Kábulat ÉP</text:span></text:span></text:p>
          </text:list-item>
        </text:list>
        <text:p text:style-name="Text_20_body"><text:span text:style-name="_5b_RPG_5d__20_Kiemelt_20_kifejezés"><text:span text:style-name="T29">első: 3ÉP vágott, <text:s/>második: 5ÉP szúrt, <text:s/><text:line-break/>harmadik: 1ÉP zúzott, <text:s/>negyedik: 3 Kábulat ÉP (KT)</text:span></text:span></text:p>
      </text:section>
      <text:p text:style-name="P4"/>
      <text:h text:style-name="Heading_20_4" text:outline-level="4"><text:span text:style-name="T5">Lovasrohamhoz TÉ bónusz </text:span><text:span text:style-name="_5b_RPG_5d__20_Kiemelt_20_kifejezés"><text:span text:style-name="T5">- PROB_HARC_#27.</text:span></text:span></text:h>
      <text:p text:style-name="P44">Opcionális TÉ bónusz (az alap lovas roham TÉ bónuszon kívül) a páncélzattól, plusz tüskéktől függően. [0-10] TÉ. A KM dönt, mennyi.</text:p>
      <text:p text:style-name="P44">Vélemény?</text:p>
      <text:p text:style-name="P44">Nem.</text:p>
      <text:h text:style-name="Heading_20_4" text:outline-level="4"><text:span text:style-name="_5b_RPG_5d_Kiemelt_20_kifejezés"><text:span text:style-name="T15">Beszorított helyzet és fegyverméret - PROB_HARC_#41.</text:span></text:span></text:h>
      <text:p text:style-name="P17">Ha az adott körülmények között a hely hiány, vagy a stílus jellegzetessége miatt (pl. ugrándozós stílus) nem lehetséges a nagyobb méretű fegyvert rendeltetésszerűen használni, akkor a bónusz megszűnhet, vagy szélsőséges esetben átfordul és a másik – rövidebb fegyverrel harcoló – fél kapja meg ugyanezen pozitív módosítókat, harcosunk pedig a negatívokat.</text:p>
      <text:p text:style-name="P17">Szerintem nagyon brutál a harcértékek változása és van pl. „félig” beszorított helyzet, ahol tud még pl kardozni (sikátor), csak nehezebben.</text:p>
      <text:p text:style-name="P17">Másik eset: lándzsás sikátorban: egyik irányt tök jól, sőt <text:span text:style-name="T34">jobban</text:span> tudja védeni, mint máskor, a háta mögöttit viszont szinte semennyire (persze átfordulhat, de akkor u.az megint hátulról a másik irányból).</text:p>
      <text:p text:style-name="P3"><text:span text:style-name="T15">Tipikus Beszorított helyzet a </text:span><text:span text:style-name="_5b_RPG_5d_Kiemelt_20_kifejezés"><text:span text:style-name="T15">Belharci szituáció</text:span></text:span><text:span text:style-name="T15">, mikor a Belharc harcmodor által kapott harcérték módosítók számítanak. Amennyiben a harcos fegyvere nem alkalmas a belharcra, akkor annak harcértékei 0-nak számítanak. (vagy = legyen a Puszta kéz harcértékeivel??) <text:s text:c="611"/></text:span></text:p>
      <text:p text:style-name="Text_20_body"><text:span text:style-name="T15">A Támadó- és Védő taktikák </text:span><text:span text:style-name="_5b_RPG_5d_Kiemelt_20_kifejezés"><text:span text:style-name="T15">Beszorított helyzetben</text:span></text:span><text:span text:style-name="T15"> továbbra is használhatóak.</text:span></text:p>
      <text:list xml:id="list710263963" text:style-name="L13">
        <text:list-item>
          <text:p text:style-name="P178">Távoltartás – 2.fok -al mi legyen??</text:p>
        </text:list-item>
      </text:list>
      <text:p text:style-name="P42"/>
      <text:h text:style-name="Heading_20_4" text:outline-level="4"><text:span text:style-name="_5b_RPG_5d__20_Kiemelt_20_kifejezés"><text:span text:style-name="T12">Belharc, Közelharc, fegyveresen és fegyvertelenül – PROB_HARC_#39.</text:span></text:span></text:h>
      <text:h text:style-name="Heading_20_5" text:outline-level="5" text:is-list-header="true"><text:span text:style-name="_5b_RPG_5d__20_Kiemelt_20_kifejezés"><text:span text:style-name="T5">„Fegyvertelen Belharc” fortély probléma</text:span></text:span></text:h>
      <text:list xml:id="list1179263123" text:style-name="L14">
        <text:list-item>
          <text:p text:style-name="P148"><text:span text:style-name="_5b_RPG_5d__20_Kiemelt_20_kifejezés"><text:span text:style-name="T25">Mivel 9(!) manővert tápol, ezért iszonyúan megéri felvenni!!! Erős követelmények kellenek, de az se megoldás. Magában már nem is éri meg felvenni azokat manővereket. </text:span></text:span></text:p>
        </text:list-item>
        <text:list-item>
          <text:p text:style-name="P189"><text:span text:style-name="_5b_RPG_5d__20_Kiemelt_20_kifejezés"><text:span text:style-name="T25">Megoldás I: Esetleg ha magában (belharc nélkül) veszi fel valaki csak a manővert, akkor 1.fokon +3-at, 2.fokon +6-ot adjon?</text:span></text:span></text:p>
        </text:list-item>
        <text:list-item>
          <text:p text:style-name="P189"><text:span text:style-name="_5b_RPG_5d__20_Kiemelt_20_kifejezés"><text:span text:style-name="T25">Megoldás II: több foka legyen a Belharcnak és minden foka adjon +2-t 3 tetszőleges belharcos manőverre (max 4-et)<text:line-break/>Hátránya: bizonyos manőverekre (pl. nyaktörés) nem biztos, hogy meg kéne adni a +4-et, mert nagyon brutál lesz.</text:span></text:span></text:p>
        </text:list-item>
        <text:list-item>
          <text:p text:style-name="P189"><text:span text:style-name="_5b_RPG_5d__20_Kiemelt_20_kifejezés"><text:span text:style-name="T25">Megoldás III: Szűnjön meg a Belharc! Mindenki kombózza össze magának a szükséges manővereket. Akkor viszont bizonyos manővereknek sokkal kevesebb KP-ba kellene kerülnie.. Pl. a Leforgatás olcsó, a Lefegyverzés viszont maradjon drága.<text:line-break/>Ez viszont már Fortély-Manőver-KP probléma (nem is Belharc). Borítja a minden fortély 15KP elvet. A követelményekkel lehetne még játszani, de az még nem teszi olcsóbbá a Manővereket.</text:span></text:span></text:p>
        </text:list-item>
      </text:list>
      <text:list xml:id="list1279527896" text:style-name="L15">
        <text:list-item>
          <text:p text:style-name="P190"><text:span text:style-name="_5b_RPG_5d__20_Kiemelt_20_kifejezés"><text:span text:style-name="T25">Fel lehessen venni a Belharcot IS és a manőver fortélyt IS? <text:line-break/>Pl. Belharc – 2.fok + Nyaktörés manőver fortély. (Ne)</text:span></text:span></text:p>
        </text:list-item>
      </text:list>
      <text:p text:style-name="P43"><text:span text:style-name="_5b_RPG_5d__20_Kiemelt_20_kifejezés"><text:span text:style-name="T51">Nem lesz belharc.</text:span></text:span></text:p>
      <text:p text:style-name="P43"/>
      <text:p text:style-name="P107"/>
      <text:h text:style-name="P133" text:outline-level="4"><text:span text:style-name="T15">Kezdeményezés</text:span><text:span text:style-name="_5b_RPG_5d__20_Kiemelt_20_kifejezés"><text:span text:style-name="T15"> - <text:s/>PROB_HARC_#40.</text:span></text:span></text:h>
      <text:p text:style-name="Text_20_body"><text:span text:style-name="_5b_RPG_5d__20_Kiemelt_20_kifejezés"><text:span text:style-name="T7">Probléma: jelen formájában nincs értelme növelni.</text:span></text:span></text:p>
      <text:list xml:id="list292329851" text:style-name="L16">
        <text:list-item>
          <text:p text:style-name="P159">A Márk által említett támadások leadásának sorrendje. (-10-enként vizsgálni a KÉ-t és ha még mindig nagyobb, akkor újra ő támadhat). Ez nagyon lassít...</text:p>
        </text:list-item>
        <text:list-item>
          <text:p text:style-name="P159">KÉ szűnjön meg, legyen fix, ne lehessen növelni, max a Gyors kezdeményezés fortéllyal</text:p>
        </text:list-item>
      </text:list>
      <text:list xml:id="list2338398605" text:style-name="L17">
        <text:list-item>
          <text:p text:style-name="P160">Márk véleménye: A KÉ, mint harcérték eltörlésével kicsit módosítani kell a HM-ek eloszthatóságát. Mivel 2 harcérték van, és lehetséges 12 HM-et vásárolni (+6-os Ügyességgel), így a maximumot meg kell emelni 6-ra, de csak extrém esetben.</text:p>
        </text:list-item>
      </text:list>
      <table:table table:name="Táblázat1" table:style-name="Táblázat1">
        <table:table-column table:style-name="Táblázat1.A" table:number-columns-repeated="2"/>
        <table:table-row table:style-name="TableLine2129814854896">
          <table:table-cell table:style-name="Táblázat1.A1" office:value-type="string">
            <text:p text:style-name="P36">Egy harcérték</text:p>
          </table:table-cell>
          <table:table-cell table:style-name="Táblázat1.B1" office:value-type="string">
            <text:p text:style-name="P36">Kötelezően a másikra fordítandó</text:p>
          </table:table-cell>
        </table:table-row>
        <table:table-row table:style-name="TableLine2129814853744">
          <table:table-cell table:style-name="Táblázat1.A2" office:value-type="string">
            <text:p text:style-name="P37">3</text:p>
          </table:table-cell>
          <table:table-cell table:style-name="Táblázat1.B2" office:value-type="string">
            <text:p text:style-name="P37">1</text:p>
          </table:table-cell>
        </table:table-row>
        <table:table-row table:style-name="TableLine2129814854608">
          <table:table-cell table:style-name="Táblázat1.A2" office:value-type="string">
            <text:p text:style-name="P37">4</text:p>
          </table:table-cell>
          <table:table-cell table:style-name="Táblázat1.B2" office:value-type="string">
            <text:p text:style-name="P37">2</text:p>
          </table:table-cell>
        </table:table-row>
        <table:table-row table:style-name="TableLine2129814851152">
          <table:table-cell table:style-name="Táblázat1.A2" office:value-type="string">
            <text:p text:style-name="P37">5</text:p>
          </table:table-cell>
          <table:table-cell table:style-name="Táblázat1.B2" office:value-type="string">
            <text:p text:style-name="P37">3</text:p>
          </table:table-cell>
        </table:table-row>
        <table:table-row table:style-name="TableLine2129814849424">
          <table:table-cell table:style-name="Táblázat1.A2" office:value-type="string">
            <text:p text:style-name="P37">6</text:p>
          </table:table-cell>
          <table:table-cell table:style-name="Táblázat1.B2" office:value-type="string">
            <text:p text:style-name="P37">5</text:p>
          </table:table-cell>
        </table:table-row>
      </table:table>
      <text:list xml:id="list3377485852" text:style-name="L18">
        <text:list-item>
          <text:p text:style-name="P161">Így csak +5-ös ügyességnél van lehetőség egy érték 6-tal való növelésére (mivel ekkor lehet 11 Hm-et venni), ez beillik a +5-ös Ügyesség különleges képzettségének is.<text:line-break/>(Nem táp ez?)</text:p>
        </text:list-item>
      </text:list>
      <text:list xml:id="list210705033510357" text:continue-list="list292329851" text:style-name="L16">
        <text:list-item>
          <text:p text:style-name="P159">Codex-szerű KÉ: adjon dominanciát (határozz meg az előny-hátrány szitut). Ekkor már van értelme növelni.</text:p>
        </text:list-item>
      </text:list>
      <text:p text:style-name="P114">Megoldás:</text:p>
      <text:p text:style-name="P114">KÉ = Sebesség + Fegyver KÉ + tápok (Gyors kezdeményezés (+4), Kezdeményező taktika)</text:p>
      <text:p text:style-name="P43"/>
      <text:h text:style-name="P134" text:outline-level="4">Kezdeményezés újra - <text:s/>PROB_HARC_#47.</text:h>
      <text:p text:style-name="P67">Belegondoltam alaposabban és úgy látom, hogy a súlyozások nem jók, főleg a k10 kocka 10-es intervallumához viszonyítva. Így, javaslom, hogy a következőképpen legyen:</text:p>
      <text:p text:style-name="P67">KÉ = 10 + (2 x Gyorsaság) + Harcmodor szint</text:p>
      <text:p text:style-name="P67">Plusz extrák:</text:p>
      <text:list xml:id="list787833998" text:style-name="L19">
        <text:list-item>
          <text:p text:style-name="P191">Gyors kezdeményezés fortély: +4</text:p>
        </text:list-item>
        <text:list-item>
          <text:p text:style-name="P191">Kezdeményező taktika használatából adódó pluszok.</text:p>
        </text:list-item>
      </text:list>
      <text:p text:style-name="P67">Tehát a lényeg: a Gyorsaság 2x számítson bele, nem 1x.</text:p>
      <text:p text:style-name="P73">Ami probléma lehet: 1.szint után nagyon lassan nő a KÉ (ugye max 1 ponttal lehet növelni szintenként a harcmodort). Esetleg annak is a 2x-ese számítson, de az megint túlsúlyozná a Gyorsasághoz képest..</text:p>
      <text:p text:style-name="P43"/>
      <text:h text:style-name="P130" text:outline-level="4">Kétkezes harc – PROB_HARC_#48.</text:h>
      <text:p text:style-name="P17">Nem biztos, hogy jó, ahogy most van. Átnézni.</text:p>
      <text:p text:style-name="P43"/>
      <text:h text:style-name="P129" text:outline-level="4">Kétkezes harc fegyverpárok – PROB_HARC_#58.</text:h>
      <text:p text:style-name="P17">Használható fegyverpárok szigorítása. Konkretizáljunk, vagy elég csak kategóriákat megadni?</text:p>
      <text:p text:style-name="P17"/>
      <text:h text:style-name="P129" text:outline-level="4"><text:soft-page-break/>Roham – PROB_HARC_#55.</text:h>
      <text:p text:style-name="P17">TODO: hány méterről indítható roham?</text:p>
      <text:p text:style-name="P17">Roham esetén az <text:span text:style-name="T3">első</text:span> oda- és visszacsapás során a támadó +20 TÉ és<text:span text:style-name="T31"> -40 VÉ </text:span>módosítót kap, és +5SP bónuszt sebzésdobására (+1 sebzés kategória). Az okozott VÉ csökkentés mennyi?</text:p>
      <text:p text:style-name="P17">Ha roham során a karakter sebző támadást ér el és ellenfele elvéti Fájdalomtűrés próbáját, akkor a rohamozót sújtó VÉ levonások azonnal megszűnnek.</text:p>
      <text:p text:style-name="P24">Roham alkalmazása során <text:span text:style-name="T35">nem</text:span> használhatóak a Támadó, Védő, <text:span text:style-name="T55">Kezdeményező (ez esetleg igen)??</text:span> és Kiváró taktikák! Fontos viszont, hogy Rohamnál is számítanak a fegyverméret kategóriák, tehát egy pikás védekezőt megrohamozni nem mindig bölcs dolog...</text:p>
      <text:p text:style-name="P24">Módosítók az első oda-vissza csapásnál:</text:p>
      <text:list xml:id="list937108772" text:style-name="L20">
        <text:list-item>
          <text:p text:style-name="P162">+ 20 TÉ ; -40 VÉ</text:p>
        </text:list-item>
        <text:list-item>
          <text:p text:style-name="P162">VÉ csökkentés ????</text:p>
        </text:list-item>
        <text:list-item>
          <text:p text:style-name="P162">Sebzés: +5 SP</text:p>
        </text:list-item>
      </text:list>
      <text:h text:style-name="P129" text:outline-level="4">Öngyilkos roham – PROB_HARC_#56.</text:h>
      <text:list xml:id="list210704445706060" text:continue-list="list937108772" text:style-name="L20">
        <text:list-item text:start-value="1">
          <text:p text:style-name="P162">+ 25 TÉ <text:s/>; -50 VÉ</text:p>
        </text:list-item>
        <text:list-item>
          <text:p text:style-name="P162">VÉ csökkentés ???</text:p>
        </text:list-item>
        <text:list-item>
          <text:p text:style-name="P179">Sebzés: +7 SP</text:p>
        </text:list-item>
      </text:list>
      <text:p text:style-name="P71"/>
      <text:h text:style-name="P134" text:outline-level="4">Harci akrobatika – PROB_HARC_#45.</text:h>
      <text:p text:style-name="P67">Pl. gurulásból mögékerülés. Hogyan vezessük ezt be? Legyen manőver?</text:p>
      <text:list xml:id="list3285382385" text:style-name="L21">
        <text:list-item>
          <text:p text:style-name="P149">Bizonyos manőverekre adjon pluszt? Akrobatika képzettség 4-9.szint: +1 és 10-15.szint: +2</text:p>
        </text:list-item>
        <text:list-item>
          <text:p text:style-name="P199">ez nagyon durva felbontás</text:p>
        </text:list-item>
      </text:list>
      <text:h text:style-name="P134" text:outline-level="4">HM korlát. Arányos növelés – PROB_HARC_#48.</text:h>
      <text:list xml:id="list2930545595" text:style-name="L22">
        <text:list-item>
          <text:p text:style-name="P192">Szintenként egyiket max 3-al többel lehessen növelni, mint a másikat.</text:p>
        </text:list-item>
        <text:list-item>
          <text:p text:style-name="P202">Arányos növelés</text:p>
        </text:list-item>
      </text:list>
      <text:p text:style-name="P71"/>
      <text:h text:style-name="P134" text:outline-level="4">Harci kör - PROB_HARC_#49.</text:h>
      <text:p text:style-name="P68">A harcot körökre osztjuk, minden kör 5 szegmenst ölel fel. Ebben cselekedhet mindenki a kezdeményezés által meghatározott sorrendben.</text:p>
      <text:p text:style-name="P72">Jó a 10 szegmens, vagy sűrtsünk? (ez kihatna a varázslásra igen erősen!!) Legyen 5 szegmens?</text:p>
      <text:p text:style-name="P72"/>
      <text:h text:style-name="P131" text:outline-level="4">Taktikák - PROB_HARC_#52.</text:h>
      <text:list xml:id="list52855089" text:style-name="L23">
        <text:list-item>
          <text:p text:style-name="P163">Védő taktika limit: <text:s/>+1-20 VÉ</text:p>
        </text:list-item>
        <text:list-item>
          <text:p text:style-name="P163">Védekező harc: +25VÉ </text:p>
        </text:list-item>
        <text:list-item>
          <text:p text:style-name="P163">Támadó taktika: +1-15 TÉ</text:p>
        </text:list-item>
      </text:list>
      <text:p text:style-name="P44"/>
      <text:h text:style-name="P132" text:outline-level="4">Fajok és Életerő Pont – PROB_HARC_#53.</text:h>
      <text:p text:style-name="P44">Megoldva</text:p>
      <text:p text:style-name="P44">Jelenleg: 12 + (Edzettség x 2) <text:s/>, de felmerült, hogy pl. egy Goblinnak kevés ÉP-je van, de nagy Edzettsége. Lehet, hogy máshogy kéne számítani...</text:p>
      <text:p text:style-name="P44">Pl. Statikus ÉP levonás/plusz az adott fajoknak. Pl. Goblin: -3 ÉP, Ork: +3 ÉP</text:p>
      <text:h text:style-name="P132" text:outline-level="4">Kezdeményező taktika – PROB_HARC_#54.</text:h>
      <text:p text:style-name="P44">Már nem lehet KÉ-re tenni HM-et, ez bekavarhat.. vagy nem?</text:p>
      <text:p text:style-name="P44">Ha mindenáron magadhoz akarod ragadni a kezdeményezést megteheted, de ennek ára van. A kapkodás sebezhetővé tesz. Kezdeményező taktika alkalmazása esetén megnövelheted Kezdeményező Értékedet maximum 10-el de cserébe ugyanennyi Védő Érték csökkenést szenvedsz el az ellenfél első támadásával szemben (akár megnyerted így a kezdeményezést, akár nem) <text:s/>vagy az egész körre.??</text:p>
      <text:p text:style-name="P44">Tehát +1KÉ → -2VÉ <text:s text:c="2"/>(max 10)</text:p>
      <text:p text:style-name="P44">A Kezdeményező taktika alkalmazható Támadó taktikával együtt is, de nem használható Védekező Taktikával kombinálva!</text:p>
      <text:p text:style-name="P71"/>
      <text:h text:style-name="P134" text:outline-level="4">Kétkezes harc – PROB_HARC_#61.</text:h>
      <text:p text:style-name="P75">Alternatív ötlet a Sebesség bónuszokra:</text:p>
      <text:p text:style-name="P75">Skálázzunk, ne legyen ilyen merev!</text:p>
      <text:list xml:id="list1216264197" text:style-name="L24">
        <text:list-item>
          <text:p text:style-name="P204">Össze kell adni a 2 fegyver pengehosszát és minden 0,5 penge 1-el csökkenti a „Harcmodor-Sebesség” bónuszt</text:p>
        </text:list-item>
        <text:list-item>
          <text:p text:style-name="P205">Fontos: A „rövid” fegyverek nálunk 0 pengének számítanak számolásnál!)</text:p>
        </text:list-item>
        <text:list-item>
          <text:p text:style-name="P204">„Harcmodor-Sebesség” bónuszok kicsit emelkednek</text:p>
        </text:list-item>
        <text:list-item>
          <text:p text:style-name="P205">Kétkezes harc – 1.fokon: +3 Sebesség</text:p>
        </text:list-item>
        <text:list-item>
          <text:p text:style-name="P205">Kétkezes harc – 2.fokon: +6 Sebesség</text:p>
        </text:list-item>
        <text:list-item>
          <text:p text:style-name="P205">Legyen 3.fok??? Nem adna plusz Sebesség bónuszt, de a 2db 1 pengés kombónál (csak ott) 2-vel csökkentené a büntetést</text:p>
        </text:list-item>
      </text:list>
      <text:p text:style-name="P74">Példa-1:</text:p>
      <text:list xml:id="list1499357726" text:style-name="L25">
        <text:list-item>
          <text:p text:style-name="P206">Harc 2db „rövid” fegyverrel (például 2 tőr)</text:p>
        </text:list-item>
        <text:list-item>
          <text:p text:style-name="P193"><text:span text:style-name="T57">Mivel „rövid” fegyverek, ezért hosszuk 0-nak számít. 0+0=0 így nincs levonás. </text:span><text:span text:style-name="T58">(1.fok: +3 ; 2.fok:+6)</text:span></text:p>
        </text:list-item>
      </text:list>
      <text:p text:style-name="P74">Példa-2: </text:p>
      <text:list xml:id="list210703543308087" text:continue-list="list1499357726" text:style-name="L25">
        <text:list-item text:start-value="1">
          <text:p text:style-name="P206">Harc 2db 1 pengés fegyverrel (például 2db szablya)</text:p>
        </text:list-item>
        <text:list-item>
          <text:p text:style-name="P193"><text:span text:style-name="T57">Össz hosszuk: 1+1=2 penge </text:span><text:span text:style-name="T59">→</text:span><text:span text:style-name="T58"> 2/0,5 = 4, tehát a „Harcmodor-Sebesség” bónuszok 4-el csökkennek <text:line-break/>(1.fok: -1(!) <text:s/>; <text:s/>2.fok:+2)</text:span></text:p>
        </text:list-item>
      </text:list>
      <text:p text:style-name="P74"><text:soft-page-break/><text:line-break/>Viszont a nagy fegyvereknek nagyobb a harcértéke. Ez kompenzál.<text:line-break/>Ami durva lehet még, az hogy a rövid fegyvereket közelharcban használják, és azoknál 5-önként jönnek a plusz támadások. Lehet, hogy a +3, +6 túl durva táp a rövid fegyvereknek...?</text:p>
      <text:p text:style-name="P208">Max lehetséges támadásszám (2db tőrrel (Fegyver-Sebesség: 5))</text:p>
      <text:p text:style-name="P77">Harcmodor-Sebesség:</text:p>
      <text:list xml:id="list463123178" text:style-name="L26">
        <text:list-item>
          <text:p text:style-name="P207">+15 (Közelharc 15.szint)</text:p>
        </text:list-item>
        <text:list-item>
          <text:p text:style-name="P207">+6 (Gyorsaság max értéke normál esetben)</text:p>
        </text:list-item>
        <text:list-item>
          <text:p text:style-name="P207">+6 (Kétkezes harc – 2.fok)</text:p>
        </text:list-item>
        <text:list-item>
          <text:p text:style-name="P207">+1 (Kétkezesség)</text:p>
        </text:list-item>
        <text:list-item>
          <text:p text:style-name="P207">+1 (Tulajdonságnövelés Gyorsaságra. 7 a max engedélyezett érték)</text:p>
        </text:list-item>
      </text:list>
      <text:p text:style-name="P76"><text:tab/></text:p>
      <text:p text:style-name="P79"><text:span text:style-name="T62"><text:tab/></text:span><text:span text:style-name="T63">Σ</text:span><text:span text:style-name="T64"> </text:span><text:span text:style-name="T62">29 </text:span><text:span text:style-name="T60">→</text:span><text:span text:style-name="T65"> <text:s/></text:span><text:span text:style-name="T66">Tám/kör = 1 + (29/5) <text:s/>= 6 <text:s text:c="2"/>(ez szerintem OK).</text:span></text:p>
      <text:p text:style-name="P78"/>
      <text:p text:style-name="P209">Max lehetséges támadásszám (2db hosszú karddal (Fegyver-Sebesség: 6))</text:p>
      <text:p text:style-name="P77">Harcmodor-Sebesség:</text:p>
      <text:list xml:id="list210703664709148" text:continue-list="list463123178" text:style-name="L26">
        <text:list-item text:start-value="1">
          <text:p text:style-name="P207">+15 (Kardvívás 15.szint)</text:p>
        </text:list-item>
        <text:list-item>
          <text:p text:style-name="P207">+6 (Gyorsaság max értéke normál esetben)</text:p>
        </text:list-item>
        <text:list-item>
          <text:p text:style-name="P207">+6 (Kétkezes harc – 2.fok)</text:p>
        </text:list-item>
        <text:list-item>
          <text:p text:style-name="P194"><text:span text:style-name="T57">-4 (2x1 penge hossz = 4 x0,5 penge </text:span><text:span text:style-name="T61">→ (</text:span><text:span text:style-name="T57">-4) Sebesség büntetés)</text:span></text:p>
        </text:list-item>
        <text:list-item>
          <text:p text:style-name="P207">+1 (Kétkezesség)</text:p>
        </text:list-item>
      </text:list>
      <text:p text:style-name="P76"><text:tab/></text:p>
      <text:list xml:id="list210705395826347" text:continue-list="list210703664709148" text:style-name="L26">
        <text:list-item text:start-value="1">
          <text:p text:style-name="P212"><text:span text:style-name="T62"><text:tab/></text:span><text:span text:style-name="T63">Σ</text:span><text:span text:style-name="T64"> </text:span><text:span text:style-name="T62">25 </text:span><text:span text:style-name="T60">→</text:span><text:span text:style-name="T65"> <text:s/></text:span><text:span text:style-name="T66">Tám/kör = 1 + (25/6) <text:s/>= 5 <text:s text:c="2"/></text:span></text:p>
        </text:list-item>
        <text:list-item>
          <text:p text:style-name="P210">(ez nem túl sok? 1db támadás különbség ) van a két „rövid” és két 1 pengés között</text:p>
        </text:list-item>
        <text:list-item>
          <text:p text:style-name="P210">Talán nagyobb levonások kellenének 0,5 pengénként..</text:p>
        </text:list-item>
        <text:list-item>
          <text:p text:style-name="P211">Vagy +2 / +6 legyenek a Kétkezes Harc bónuszai...?</text:p>
        </text:list-item>
      </text:list>
      <text:p text:style-name="P66"><text:line-break/>Még egy gondolat:<text:line-break/>A követelményeket is gondoljuk át még 1x. Nem rossz, de most 1.szinten nem lehet 2 kezes harcot felvenni a követelmények miatt (1.foknál 6.szintű harcmodor...)<text:line-break/>Másik: legyen-e MF követelmény? (szerintem legyen, de a mértékéről vitázzunk még) </text:p>
      <text:p text:style-name="P71"/>
      <text:h text:style-name="P134" text:outline-level="4">Belharc – PROB_HARC_#46.</text:h>
      <text:p text:style-name="P67"/>
      <text:p text:style-name="P64"><text:span text:style-name="T36">Belharci szituáció</text:span>: bejutottál ellenfeled fegyverének fenyegető vége mögé, testközelbe, de nem szükségszerűen érintésbe. Ha az általad épp forgatott fegyverre van tanult Belharc fortélyod, harcérték bónuszokat kapsz (lásd a fortély leírását). Belharci szituációban eddig tiltott manőverek végrehajtását is megpróbálhatod, melyek végbevitelének követelménye a Belharci szituáció: úgy is mint Átdobás, Feszítés/kijövetel, Kéztörés, Lábtörés, Nyaktörés. Átnézni ezeket a fortélyokat. Belharc fortély is kell hozzájuk? Továbbá pár manőver könnyebbé válik Belharci szituációban: Gáncsolás/lábsöprés (belharcban +2 Ellenpróbánál)</text:p>
      <text:p text:style-name="P64"><text:span text:style-name="T36">Belharcba kerülés manőver</text:span>: a Belharci szituációba kerüléshez ezt a manővert kell sikerrel végrehajtani. Nehézsége alapesetben 9-es, de fejleszthető (2 fokkal). <text:s/>Csak Közelharc harcmodor alkalmazása közben lehet megpróbálni. Bővebben lásd a manőver leírását.</text:p>
      <text:p text:style-name="P70"><text:span text:style-name="T36">Kibontakozás/Átsiklás manőver</text:span>: A Belharci szituációból kijövetelre ennek sikeres <text:span text:style-name="T67">végrehajtására van szükség. <text:line-break/>Nehézsége alapesetben 5-ös. Persze csak akkor kell a próba, ha valamelyik fél benn akarja tartani a másikat.</text:span></text:p>
      <text:list xml:id="list98301288" text:style-name="L27">
        <text:list-item>
          <text:p text:style-name="P195">Ha az ellenfélnek Belharc fortélya van, akkor fokonként +2-vel nő a nehézség Ellenpróbánál</text:p>
        </text:list-item>
        <text:list-item>
          <text:p text:style-name="P195"><text:soft-page-break/>Ha az alkalmazónak Belharc fortélya van, akkor dobására fokonként +2 pontot kap Ellenpróbánál</text:p>
        </text:list-item>
        <text:list-item>
          <text:p text:style-name="P195">Ha belharci szituációban a belharcos sebesülést szenved és elrontja fájdalomtűrés próbáját <text:span text:style-name="T68">(már nincs Fájdalomtűrés dobás sebesüléskor,... de itt esetleg dobhatunk...)</text:span>, akkor ellenfele – ha akarja – <text:s/>automatikusan megszüntetheti a belharci szituációt, kibontakozhat belőle.</text:p>
        </text:list-item>
        <text:list-item>
          <text:p text:style-name="P214">Sérülést bevállalva <text:span text:style-name="T34">mindenképpen</text:span> kijönni hogy lehessen?</text:p>
        </text:list-item>
      </text:list>
      <text:p text:style-name="P64"><text:span text:style-name="T36">Belharcos-fegyverek</text:span>: minden 0,5 pengés és annál kisebb méretű fegyver, kivéve ezek közül azokat a fegyvereket, melyek leírásánál külön meg van említve, hogy nem lehet velük belharcot folytatni (pl. rövidkard, csatabárd, …)</text:p>
      <text:p text:style-name="P64"><text:span text:style-name="T36">Belharc fortély</text:span>: Legfeljebb 2.fokon tanulható fortély, amelyet <text:span text:style-name="T34">egy konkrét, választott belharcos-fegyverre</text:span> lehet felvenni. Így többször is felvehető más-más fegyverekre. Belharci szituációban az adott fegyvert forgatva <text:span text:style-name="T35">fokonként</text:span> +2 KÉ, +3 TÉ/VÉ bónuszt ad. A bónuszok csak akkor élnek, ha az alkalmazó Belharci szituációban Közelharc harcmodort alkalmaz. Bővebben lásd a Fortélyok fejezetet a Belharc fortély leírásánál.</text:p>
      <text:p text:style-name="P62"/>
      <text:p text:style-name="P61">Általános szabályok belharci szituációra:</text:p>
      <text:list xml:id="list210704637973226" text:continue-list="list98301288" text:style-name="L27">
        <text:list-item text:start-value="1">
          <text:p text:style-name="P150">Belharci szituációban a nem-belharcos fegyverek harcértékei 0-ra zuhannak, sebzésük +1 SP, (ha alacsonyabb volt, akkor -5 SP), a forgató Harcmodor-Sebesség értéke 5-el csökken, továbbá Hátrányos szituációba kerül, a belharcos pedig Előnyösbe. A Mesterfegyver és az Erőbónusz értékei mindkét félnél megmaradnak.</text:p>
        </text:list-item>
      </text:list>
      <text:p text:style-name="P63"/>
      <text:list xml:id="list210704228034269" text:continue-list="list210704637973226" text:style-name="L27">
        <text:list-item text:start-value="1">
          <text:p text:style-name="P150">A Puszta kéz értékei 0-ra emelkednek.</text:p>
        </text:list-item>
      </text:list>
      <text:p text:style-name="P63"/>
      <text:list xml:id="list210703604101047" text:continue-list="list210704228034269" text:style-name="L27">
        <text:list-item text:start-value="1">
          <text:p text:style-name="P151">Belharcban NEM lehet kétkezes harcot folytatni!</text:p>
          <text:p text:style-name="P215"/>
        </text:list-item>
        <text:list-item>
          <text:p text:style-name="P218">Belharcban az áldozat abban a harcmodorban harcol, amiben előtte is. (De a Belharc fortély bónuszaihoz követelmény a Közelharc használata). Például egy szablyás harcoshoz bekerül egy belharcos, akkor ő továbbra is kardvívás harcmodorának értékeivel küzd, igaz szablyájának harcértékeit elveszíti annak mérete miatt.</text:p>
        </text:list-item>
        <text:list-item>
          <text:p text:style-name="P196"><text:span text:style-name="T67">A Belharc 1:1 elleni szituációban használható leghatékonyabban, külső, harmadik fél ellen viszont kiszolgáltatottabb. </text:span>Ez még vitatható, mert Attila szerint olyan, mint harcolók közé lőni. <text:span text:style-name="T67">Amennyiben a belharcban levő harcost egy harmadik (vele nem belharcban levő) fél támadja, akkor a belharcos a „Harc helyhez kötve” szituáció VÉ büntetéseit szenvedi el, visszatámadni pedig nem tud, hiszen össze van akaszkodva másik ellenfelével. </text:span>Kivétel<text:span text:style-name="T67">: Sikeres „Leszorítás” (manőver) alkalmazása után, a leszorított áldozatot beforgathatja maga és a támadó közé, kvázi patthelyzetet okozva.</text:span></text:p>
        </text:list-item>
      </text:list>
      <text:p text:style-name="P65">Átnézendő:</text:p>
      <text:list xml:id="list1779697835" text:style-name="L28">
        <text:list-item>
          <text:p text:style-name="P216">Manőverek, amik megkövetelik a belharci szitut (és amiket ezzel kapcsolatban át kell nézni):</text:p>
        </text:list-item>
        <text:list-item>
          <text:p text:style-name="P152"><text:span text:style-name="T47"><text:s/>Átdobás, Feszítés/kijövetel, Kéztörés, Lábtörés, Nyaktörés<text:line-break/></text:span><text:span text:style-name="T48">(lásd a leírásukat: </text:span><text:a xlink:type="simple" xlink:href="http://kaktusztea.uw.hu/rpg/km100/pdf/km100_harc_current.pdf" text:style-name="Internet_20_link" text:visited-style-name="Visited_20_Internet_20_Link">http://kaktusztea.uw.hu/rpg/km100/pdf/km100_harc_current.pdf</text:a><text:span text:style-name="T48"> <text:s/>(49.oldal))</text:span></text:p>
        </text:list-item>
        <text:list-item>
          <text:p text:style-name="P217">Ezek natív végrehajtásához követelmény a Belharci szituáció. </text:p>
        </text:list-item>
      </text:list>
      <text:h text:style-name="P138" text:outline-level="4">Erőbónusz, Erőhiány – PROB_HARC_#58.</text:h>
      <text:p text:style-name="P98">Jelenlegi ötlet (valszeg ez lesz): </text:p>
      <text:p text:style-name="P98">Az (Erő / 2) <text:s/>felfelé kerekítve hozzáadódik az SP-hez (negatívnál levonódik persze).</text:p>
      <text:p text:style-name="P97">Tesztelni.</text:p>
      <text:h text:style-name="P134" text:outline-level="4"><text:soft-page-break/>00-ás (100-as) támadó dobás - PROB_HARC_#50.</text:h>
      <text:p text:style-name="P67">Aktualizálni.</text:p>
      <text:p text:style-name="P67">A 00-ás (100-as) támadó dobás kiemelt jelentőséggel bír. Ez szimbolizálja a „tökéletes csapást”, mely csak rendkívül ritkán következik be. Ilyenkor nem számít az ellenfél vértjének SFÉ-je (SFÉ=0), a támadó pedig +5 SP bónuszt adhat sebzéséhez. A fentiek alól kivételt képez a Slan „Aranyharang” technika használata és az Elemi Erő aura, de ott is érvényes a +5-ös sebzés. Ha nincs sebző támadás, akkor...</text:p>
      <text:p text:style-name="P67">Fontos viszont megemlíteni, hogy amennyiben a 00-ás dobás ellenére sem sikerült az ellenféllel szemben Túlütést elérni, akkor az okozott sebzés kimerül a jutalomként kapott +5 SP-ben (1ÉP + 5 VÉ csökkentés) SFÉ természetesen ez esetben sincs.</text:p>
      <text:p text:style-name="P71">Fárasztás harci taktika alkalmazásakor további +5 VÉ csökkentés bónuszt kap a támadó.</text:p>
      <text:p text:style-name="P71"/>
      <text:h text:style-name="P135" text:outline-level="4"><text:bookmark-start text:name="__RefHeading___Toc16823_1791843891"/>Fegyverek – TODO_HARC_#27. - <text:span text:style-name="T70">egy része</text:span><text:bookmark-end text:name="__RefHeading___Toc16823_1791843891"/></text:h>
      <text:h text:style-name="P143" text:outline-level="5"><text:bookmark-start text:name="__RefHeading___Toc16829_1791843891"/>Sebzés típusok, sebek jellege<text:bookmark-end text:name="__RefHeading___Toc16829_1791843891"/></text:h>
      <text:p text:style-name="P120">Az egyes támadási típusoknak megvan a maga előnye/hátránya, valamint A különböző típusú támadások különféle nagyságú rongálódást okoznak pl. a páncélokon. <text:span text:style-name="T69">Kell ez?</text:span></text:p>
      <table:table table:name="Táblázat37" table:style-name="Táblázat37">
        <table:table-column table:style-name="Táblázat37.A"/>
        <table:table-column table:style-name="Táblázat37.B"/>
        <table:table-row table:style-name="TableLine2129814851728">
          <table:table-cell table:style-name="Táblázat37.A1" office:value-type="string">
            <text:p text:style-name="P121"/>
          </table:table-cell>
          <table:table-cell table:style-name="Táblázat37.B1" office:value-type="string">
            <text:p text:style-name="P121">Előny/hátrány</text:p>
          </table:table-cell>
        </table:table-row>
        <table:table-row table:style-name="TableLine2129814600880">
          <table:table-cell table:style-name="Táblázat37.A2" office:value-type="string">
            <text:p text:style-name="P121">Vágás</text:p>
          </table:table-cell>
          <table:table-cell table:style-name="Táblázat37.B2" office:value-type="string">
            <text:list xml:id="list2807892799" text:style-name="L29">
              <text:list-item>
                <text:p text:style-name="P154">nagy sebzés (+)</text:p>
              </text:list-item>
              <text:list-item>
                <text:p text:style-name="P154">könnyebben gyógyuló seb (-)</text:p>
              </text:list-item>
              <text:list-item>
                <text:p text:style-name="P154">a páncélok jól védenek ellene (-)</text:p>
              </text:list-item>
            </text:list>
          </table:table-cell>
        </table:table-row>
        <table:table-row table:style-name="TableLine2129814607504">
          <table:table-cell table:style-name="Táblázat37.A2" office:value-type="string">
            <text:p text:style-name="P121">Szúrás</text:p>
          </table:table-cell>
          <table:table-cell table:style-name="Táblázat37.B2" office:value-type="string">
            <text:list xml:id="list210703670421594" text:continue-list="list2807892799" text:style-name="L29">
              <text:list-item text:start-value="1">
                <text:p text:style-name="P154">közepes sebzés</text:p>
              </text:list-item>
              <text:list-item>
                <text:p text:style-name="P154">átlagosan gyógyuló seb</text:p>
              </text:list-item>
              <text:list-item>
                <text:p text:style-name="P154">a páncélok <text:span text:style-name="T69">jól védenek ellene?</text:span></text:p>
              </text:list-item>
              <text:list-item>
                <text:p text:style-name="P154">egyes szúrófegyvereknek van Átütése</text:p>
              </text:list-item>
            </text:list>
          </table:table-cell>
        </table:table-row>
        <table:table-row table:style-name="TableLine2129814593680">
          <table:table-cell table:style-name="Táblázat37.A2" office:value-type="string">
            <text:p text:style-name="P121">Zúzás</text:p>
          </table:table-cell>
          <table:table-cell table:style-name="Táblázat37.B2" office:value-type="string">
            <text:list xml:id="list210704640670205" text:continue-list="list210703670421594" text:style-name="L29">
              <text:list-item text:start-value="1">
                <text:p text:style-name="P155">Sebzés nagysága??</text:p>
              </text:list-item>
              <text:list-item>
                <text:p text:style-name="P154">nagyon nehezen gyógyul</text:p>
              </text:list-item>
              <text:list-item>
                <text:p text:style-name="P155">páncélok alig védenek ellene (lemezvért is?? vagy az véd?)</text:p>
              </text:list-item>
              <text:list-item>
                <text:p text:style-name="P154">egyes esetekben járulékos Kábulat ÉP (KT) sebzést okoznak <text:span text:style-name="T69">(vagy „Kábulat sebet”?? Pl. „Könnyű Kábulat seb” (Edzettségtől függ ez is)</text:span></text:p>
              </text:list-item>
              <text:list-item>
                <text:p text:style-name="P155">Erőbónusz??</text:p>
              </text:list-item>
            </text:list>
          </table:table-cell>
        </table:table-row>
      </table:table>
      <text:p text:style-name="P234"/>
      <text:h text:style-name="P142" text:outline-level="4"><text:bookmark-start text:name="__RefHeading___Toc16853_1791843891"/><text:span text:style-name="T71">Gyógyulás </text:span><text:span text:style-name="_5b_RPG_5d__20_Kiemelt_20_kifejezés"><text:span text:style-name="T71">– TODO_HARC_#38.</text:span></text:span><text:bookmark-end text:name="__RefHeading___Toc16853_1791843891"/></text:h>
      <text:p text:style-name="P235">(Harcrendszer: 2.1.5 fejezetet)</text:p>
      <text:p text:style-name="P236">TODO: Edzettség is bele kéne, hogy számítson!</text:p>
      <text:p text:style-name="P236">Viszont a lenti táblázat túl bonyolult, ne sebenként nézzük, hanem egyben...?</text:p>
      <text:p text:style-name="P236">De a Gyógyítás képzettség és papi mágia is külön nézi... vagy hagyjuk a francba és nézzük egyben?</text:p>
      <text:p text:style-name="P236">Viszont így a 10db 1 ÉP-s seb is ugyanolyan súlyosnak tűnik majd, mint 1db 10 ÉP-s!</text:p>
      <text:p text:style-name="P235">Hogy egy seb begyógyul-e magától, vagy elfertőződik, esetleg kezelés híján halált okoz, az a nagyságától függ. Minden bekapott sebet külön vizsgálunk. 4 kategória szerint osztjuk fel őket.</text:p>
      <table:table table:name="Táblázat12" table:style-name="Táblázat12">
        <table:table-column table:style-name="Táblázat12.A"/>
        <table:table-column table:style-name="Táblázat12.B" table:number-columns-repeated="3"/>
        <table:table-column table:style-name="Táblázat12.E"/>
        <table:table-header-rows>
          <table:table-row table:style-name="TableLine2129668338512">
            <table:table-cell table:style-name="Táblázat12.A1" office:value-type="string">
              <text:p text:style-name="P239"/>
            </table:table-cell>
            <table:table-cell table:style-name="Táblázat12.B1" office:value-type="string">
              <text:p text:style-name="P239">Könnyű seb</text:p>
            </table:table-cell>
            <table:table-cell table:style-name="Táblázat12.B1" office:value-type="string">
              <text:p text:style-name="P239">Közepes seb</text:p>
            </table:table-cell>
            <table:table-cell table:style-name="Táblázat12.B1" office:value-type="string">
              <text:p text:style-name="P239">Súlyos seb</text:p>
            </table:table-cell>
            <table:table-cell table:style-name="Táblázat12.E1" office:value-type="string">
              <text:p text:style-name="P240">Életveszélyes seb<text:span text:style-name="T49"> </text:span></text:p>
            </table:table-cell>
          </table:table-row>
        </table:table-header-rows>
        <table:table-row table:style-name="TableLine2129668333616">
          <table:table-cell table:style-name="Táblázat12.A2" office:value-type="string">
            <text:p text:style-name="P239">Össz ÉP %-a</text:p>
          </table:table-cell>
          <table:table-cell table:style-name="Táblázat12.B2" office:value-type="string">
            <text:p text:style-name="P242">0-25%</text:p>
          </table:table-cell>
          <table:table-cell table:style-name="Táblázat12.B2" office:value-type="string">
            <text:p text:style-name="P242">26-50%</text:p>
          </table:table-cell>
          <table:table-cell table:style-name="Táblázat12.B2" office:value-type="string">
            <text:p text:style-name="P242">50-75%</text:p>
          </table:table-cell>
          <table:table-cell table:style-name="Táblázat12.E2" office:value-type="string">
            <text:p text:style-name="P241">76%-100%</text:p>
          </table:table-cell>
        </table:table-row>
        <table:table-row table:style-name="TableLine2129668343408">
          <table:table-cell table:style-name="Táblázat12.A2" office:value-type="string">
            <text:p text:style-name="P239">Hatás</text:p>
          </table:table-cell>
          <table:table-cell table:style-name="Táblázat12.D4" office:value-type="string">
            <text:p text:style-name="P239">Pihenéssel begyógyul</text:p>
          </table:table-cell>
          <table:table-cell table:style-name="Táblázat12.D4" office:value-type="string">
            <text:p text:style-name="P239">Ellátás nélkül elfertőződik</text:p>
          </table:table-cell>
          <table:table-cell table:style-name="Táblázat12.D4" office:value-type="string">
            <text:p text:style-name="P239">Ellátás nélkül pár órán belül halált okozhat</text:p>
          </table:table-cell>
          <table:table-cell table:style-name="Táblázat12.E4" office:value-type="string">
            <text:p text:style-name="P240">Azonnal el kell látni, vagy pár percen belül halált okoz</text:p>
          </table:table-cell>
        </table:table-row>
        <table:table-row table:style-name="TableLine2129668351760">
          <table:table-cell table:style-name="Táblázat12.A2" office:value-type="string">
            <text:p text:style-name="P239">Romlás ha nem látják el</text:p>
          </table:table-cell>
          <table:table-cell table:style-name="Táblázat12.D4" office:value-type="string">
            <text:p text:style-name="P239">-</text:p>
          </table:table-cell>
          <table:table-cell table:style-name="Táblázat12.D4" office:value-type="string">
            <text:p text:style-name="P239">-1 ÉP / nap</text:p>
          </table:table-cell>
          <table:table-cell table:style-name="Táblázat12.D4" office:value-type="string">
            <text:p text:style-name="P239">-1 ÉP / óra</text:p>
          </table:table-cell>
          <table:table-cell table:style-name="Táblázat12.E4" office:value-type="string">
            <text:p text:style-name="P240">-1 ÉP / perc</text:p>
          </table:table-cell>
        </table:table-row>
      </table:table>
      <text:p text:style-name="P235"/>
      <text:p text:style-name="P235">Életerő Pontok visszanyerése:</text:p>
      <text:list xml:id="list424423519" text:style-name="L50">
        <text:list-item>
          <text:p text:style-name="P153">Pihenéssel 1 ÉP / <text:s/>seb / nap</text:p>
        </text:list-item>
        <text:list-item>
          <text:p text:style-name="P237">Tehát minden seb külön gyógyul!</text:p>
        </text:list-item>
        <text:list-item>
          <text:p text:style-name="P238">Ellátás nélkül fennáll a fertőzés veszélye: naponta Edzettség próba a legnagyobb seb fele (felfelé kerekítve), mint célszám ellen</text:p>
        </text:list-item>
      </text:list>
      <text:h text:style-name="P126" text:outline-level="3">Megoldott TODO (kidolgozandók) (harcrendszer)</text:h>
      <text:p text:style-name="P17">Ide jönnek azok az ötletek, amik még csak elviekben léteznek, és amiket ki kell még dolgozni.</text:p>
      <text:h text:style-name="Heading_20_4" text:outline-level="4"><text:span text:style-name="_5b_RPG_5d__20_Kiemelt_20_fejlesztői_20_szó"><text:span text:style-name="T15">Vértek, páncélok </text:span></text:span><text:span text:style-name="_5b_RPG_5d__20_Kiemelt_20_kifejezés"><text:span text:style-name="T15"><text:s/>– TODO_HARC_#16.</text:span></text:span></text:h>
      <text:p text:style-name="P3"><text:span text:style-name="_5b_RPG_5d__20_Kiemelt_20_fejlesztői_20_szó"><text:span text:style-name="T16"/></text:span></text:p>
      <table:table table:name="Táblázat7" table:style-name="Táblázat7">
        <table:table-column table:style-name="Táblázat7.A"/>
        <table:table-column table:style-name="Táblázat7.B"/>
        <table:table-column table:style-name="Táblázat7.C"/>
        <table:table-column table:style-name="Táblázat7.D"/>
        <table:table-column table:style-name="Táblázat7.E"/>
        <table:table-row table:style-name="Táblázat7.1">
          <table:table-cell table:style-name="Táblázat7.A1" office:value-type="string">
            <text:p text:style-name="P49"/>
          </table:table-cell>
          <table:table-cell table:style-name="Táblázat7.A1" office:value-type="string">
            <text:p text:style-name="P50">Vértviselet</text:p>
          </table:table-cell>
          <table:table-cell table:style-name="Táblázat7.A1" office:value-type="string">
            <text:p text:style-name="P51">3 fok</text:p>
          </table:table-cell>
          <table:table-cell table:style-name="Táblázat7.A1" office:value-type="string">
            <text:p text:style-name="P52">1. fok:</text:p>
            <text:p text:style-name="P53">Erő: -1</text:p>
            <text:p text:style-name="P53"/>
            <text:p text:style-name="P52">2. fok:</text:p>
            <text:p text:style-name="P53">Erő: +1</text:p>
            <text:p text:style-name="P53">Edzettség: +1</text:p>
            <text:p text:style-name="P53"/>
            <text:p text:style-name="P52">3. fok:</text:p>
            <text:p text:style-name="P53">Erő: +2</text:p>
            <text:p text:style-name="P53">Edzettség: +2</text:p>
          </table:table-cell>
          <table:table-cell table:style-name="Táblázat7.E1" office:value-type="string">
            <text:p text:style-name="P20">Alapeset: A vért teljes MGT-je érvényesül. Ha nehézvértet vesz fel a karakter teljesen képzetlenül, akkor a képzetlen fegyverhasználat büntetéseinek megfelelő levonások sújtják:</text:p>
            <text:p text:style-name="P20">KÉ: -20, TÉ: -30, VÉ:-30</text:p>
            <text:p text:style-name="P20"><text:span text:style-name="T33">1.fok</text:span>: Harcban ha könnyű vértet viselsz, 3-al csökken a vért MGT-je. A mozgást igénylő képzettségpróbákra ez nem vonatkozik. Nehézvért viselése esetén nem csökken az MGT és a képzetlen fegyverhasználat levonásainak fele sújtja a karaktert:</text:p>
            <text:p text:style-name="P20">KÉ: -10, TÉ: -15, VÉ:-15</text:p>
            <text:p text:style-name="P20"><text:span text:style-name="T34">2.fok</text:span>: Ettől a foktól már büntetés nélkül viselhetsz <text:s/>nehéz vérteket is. Harcban ha nehéz vértet viselsz, nem érvényesül a vért MGT-je (értéke 0-nak számít). A mozgást igénylő képzettségpróbákra természetesen ez sem vonatkozik.</text:p>
            <text:p text:style-name="P20"><text:span text:style-name="T33">3.fok</text:span>: Mint a 2.fok, de ha nehéz vértet viselsz, annak SFÉ-je hozzáadódik Védő Értékedhez. Ennek oka, hogy már tudatosan használod vértezetedet, lecsúsztatsz róla támadásokat, stb.</text:p>
          </table:table-cell>
        </table:table-row>
      </table:table>
      <text:p text:style-name="Standard"><text:span text:style-name="_5b_RPG_5d__20_Kiemelt_20_fejlesztői_20_szó"><text:span text:style-name="T7"/></text:span></text:p>
      <text:p text:style-name="Standard"><text:span text:style-name="_5b_RPG_5d__20_Kiemelt_20_fejlesztői_20_szó"><text:span text:style-name="T7"/></text:span></text:p>
      <text:p text:style-name="Standard"><text:span text:style-name="_5b_RPG_5d__20_Kiemelt_20_fejlesztői_20_szó"><text:span text:style-name="T7"/></text:span></text:p>
      <text:p text:style-name="Text_20_body"><text:span text:style-name="_5b_RPG_5d__20_Kiemelt_20_fejlesztői_20_szó"><text:span text:style-name="T7">Ez a jelenlegi helyzet, itt lent pedig megtalálható összegyűjtve minden, ami probléma, ötlet, hasznosnak vélt fórumos hozzászólás a témában. Figyelem, ezek csak nyersanyagok! Nem szabályok!</text:span></text:span></text:p>
      <text:p text:style-name="Text_20_body"><text:span text:style-name="_5b_RPG_5d__20_Kiemelt_20_fejlesztői_20_szó"><text:span text:style-name="T7"/></text:span></text:p>
      <text:p text:style-name="Text_20_body"><text:span text:style-name="_5b_RPG_5d__20_Kiemelt_20_fejlesztői_20_szó"><text:span text:style-name="T7">Jó lenne, ha ezekből sikerülne összerakni egy értelmes „alrendszert”. Ez alatt a vértviselet tanulását (a fenti fortélyok értelmes átalakítását), a fegyver vs vért problémák megoldását, meg minden vérttel kapcsolatos dolgot értek.</text:span></text:span></text:p>
      <text:p text:style-name="P19"/>
      <text:p text:style-name="P19"/>
      <text:p text:style-name="P109"><text:span text:style-name="_5b_RPG_5d__20_Kiemelt_20_kifejezés"><text:span text:style-name="T21">Vért kategóriák</text:span></text:span></text:p>
      <text:p text:style-name="P109"><text:span text:style-name="_5b_RPG_5d__20_Kiemelt_20_kifejezés"><text:span text:style-name="T9">Esetleg így lehetne felosztani őket:</text:span></text:span></text:p>
      <text:list xml:id="list1842256095" text:style-name="L30">
        <text:list-item>
          <text:p text:style-name="P224"><text:span text:style-name="_5b_RPG_5d__20_Kiemelt_20_kifejezés"><text:span text:style-name="T9">Bőr</text:span></text:span></text:p>
        </text:list-item>
        <text:list-item>
          <text:p text:style-name="P224"><text:span text:style-name="_5b_RPG_5d__20_Kiemelt_20_kifejezés"><text:span text:style-name="T9">Lánc</text:span></text:span></text:p>
        </text:list-item>
        <text:list-item>
          <text:p text:style-name="P224"><text:span text:style-name="_5b_RPG_5d__20_Kiemelt_20_kifejezés"><text:span text:style-name="T9">Sodrony</text:span></text:span></text:p>
        </text:list-item>
        <text:list-item>
          <text:p text:style-name="P224"><text:span text:style-name="_5b_RPG_5d__20_Kiemelt_20_kifejezés"><text:span text:style-name="T9">Pikkelypáncél</text:span></text:span></text:p>
        </text:list-item>
        <text:list-item>
          <text:p text:style-name="P224"><text:span text:style-name="_5b_RPG_5d__20_Kiemelt_20_kifejezés"><text:span text:style-name="T9">Lemezvért</text:span></text:span></text:p>
        </text:list-item>
      </text:list>
      <text:p text:style-name="P17"/>
      <text:list xml:id="list2824104304" text:style-name="L31">
        <text:list-item>
          <text:p text:style-name="P180">Sebzés bónuszok csak a vért átütése után érvényesüljenek</text:p>
        </text:list-item>
        <text:list-item>
          <text:p text:style-name="P164">Vértek vs zúzófegyverek és páncélnyitogatók ellen más az SFÉ? Hogy modellezzük?</text:p>
        </text:list-item>
        <text:list-item>
          <text:p text:style-name="P164">Vért hatása a harcértékekre</text:p>
        </text:list-item>
        <text:list-item>
          <text:p text:style-name="P165">A vért adjon – mérettől függően – beszorítás-hátrányt (?)</text:p>
        </text:list-item>
        <text:list-item>
          <text:p text:style-name="P166"><text:soft-page-break/>Ha kevés a hely, Harcérték Módosító levonásokkal</text:p>
        </text:list-item>
        <text:list-item>
          <text:p text:style-name="P166">Minél nagyobb a vért, annál több helyet igényel, hogy levonás nélkül mozogni lehessen bennük</text:p>
        </text:list-item>
        <text:list-item>
          <text:p text:style-name="P165">SFÉ lejöjjön VÉ csökkentésből? (párbaj szituációknál alkalmazzuk csak)</text:p>
        </text:list-item>
        <text:list-item>
          <text:p text:style-name="P165">Mi legyen a sima találatnál bekapott 1 ÉP + VÉ csökk-el? Ez az 1 ÉP ugye a lecsúszott találat, zúzódás, stb. szimulálására lett kitalálva. Ha valaki vértet visel, az hogy befolyásolja ezt?</text:p>
        </text:list-item>
        <text:list-item>
          <text:p text:style-name="P165">Vért adjon +SFÉ-t és +VÉ-t is (lecsúsztatós trükk), <text:span text:style-name="T34">de csak Nehézvértviselet 2.foknál</text:span><text:span text:style-name="T31"> és csak, ha nem készületlen! (?) <text:s/>(Részben beírva a N.vérviselet 2.fok fortélyhozVÉ-hez. de a készületlenség még nem)</text:span></text:p>
        </text:list-item>
        <text:list-item>
          <text:p text:style-name="P182">Páncélok MGT, harcétékekre való hatását kidolgozni.</text:p>
        </text:list-item>
      </text:list>
      <text:p text:style-name="P26"/>
      <text:list xml:id="list3738404709" text:style-name="L32">
        <text:list-item>
          <text:p text:style-name="P181">Mikor törhet el egy fegyver a páncélon?</text:p>
        </text:list-item>
      </text:list>
      <text:p text:style-name="P26"/>
      <text:p text:style-name="P26">Fegyverek átütési értéke páncélok szerint</text:p>
      <text:p text:style-name="P17">Legyen a fegyvereknek átütési értéke, amik páncélokhoz viszonyulnak?</text:p>
      <text:p text:style-name="P22">Ha igen, ki kéne dolgozni. <text:s/></text:p>
      <text:p text:style-name="P22">Vagy minden fegyver leírásánál legyen ott, hogy melyik típusú vért ellen hogyan viselkedik, milyen arányú a sebzése vele szemben?? Bár ez elég macerás.. Esetleg a KM-re lehetne bízni, aki megmondja, hogy az épp használt fegyver milyen büntetést kap (ha kap) az épp megütött páncél ellen.. de abból meg mindig vita lenne.. Hm..</text:p>
      <text:list xml:id="list471991015" text:style-name="L33">
        <text:list-item>
          <text:p text:style-name="P167">Könnyű számszeríj</text:p>
        </text:list-item>
      </text:list>
      <text:list xml:id="list3315449490" text:style-name="L34">
        <text:list-item>
          <text:p text:style-name="P168">A full páncélok ellen ne legyen annyira jó (lásd Rubikonban megjelent cikk). A nehéz verzió már igen! Legyen egyszerűen kisebb a sebzése, vagy a fenti módszert alkalmazzuk rá?</text:p>
        </text:list-item>
        <text:list-item>
          <text:p text:style-name="P168">Lehetne a Páncéltörésnek (a'la Codex) 2 kategóriája.</text:p>
        </text:list-item>
        <text:list-item>
          <text:p text:style-name="P169">Páncéltörő I: az ilyen fegyverek ellen feleződik az SFÉ</text:p>
        </text:list-item>
        <text:list-item>
          <text:p text:style-name="P169">Páncéltörő II: az ilyen fegyverek ellen a vért rétegei számítanak</text:p>
        </text:list-item>
        <text:list-item>
          <text:p text:style-name="P169">Megjegyezés: a mágikus bónuszok hozzáadódnak!</text:p>
        </text:list-item>
      </text:list>
      <text:p text:style-name="P27"/>
      <text:p text:style-name="P27">Fáradás vértezetben (ötlet fórumból)</text:p>
      <text:p text:style-name="P22">„ ...itt jöhetne be a nehézpáncélzat jelentette hátrány mert oké h véd de ha sokat ugrál benne az ember akkor hamarabb elfárad és ezt ki lehet használni pl. egy könnyüfegyverzetű harcosnak-állandó védekezőharc és mikor kifáradt a másik akkor teljes támadás... „</text:p>
      <text:p text:style-name="P27"/>
      <text:p text:style-name="P27"/>
      <text:p text:style-name="P27">Vértekkel kapcsolatos ötletek, kommentek fórumokból</text:p>
      <text:p text:style-name="P22">1.</text:p>
      <text:p text:style-name="P16">A készülő új alapkönyvről Lathan Aria (hivatalos fejlesztő):<text:line-break/>"<text:span text:style-name="T2">Az új alapkönyvben kicsit az SFÉ és az Átütés rendszerrel is foglalkoztunk.. hiszen nem mindegy, hogy milyen képzett vagy a fegyverforgatásban, illetve a páncélviselésben... ettől mind függ az SFÉ és az átütés.</text:span>"</text:p>
      <text:p text:style-name="P22"><text:soft-page-break/></text:p>
      <text:p text:style-name="P22">2.</text:p>
      <text:p text:style-name="P22">"<text:span text:style-name="T2">Van egy elég hamar sokak által megkedvelt alternatív d20 rendszer, az Iron Heroes, ami elég nagy hangsúlyt fektet a harcra. Namármost abban van egy olyan "SFÉ" (damage reduction) rendszer a páncéloknál, hogy dobni kell a sebzés ellen. Ha valaki képzettebb a páncélhordásban, akkor jobbak lesznek a dobásai. Bár ezen rendszer ellen számos ellenérv merülhet fel, azért abból a szempontból nem rossz az ötlet, hogy szimulálja a harcok véletlenszerűségét, amikor "csak úgy" csapkodják egymást az ellenfelek. A dobástól függően lehet, hogy egy gyengébb fegyver is jó helyre csúszott, vagy pont rosszul mozdult a védő (alacsony lett a DR dobás).</text:span>"</text:p>
      <text:p text:style-name="P22">Saját (Bálint) megjegyezés: ez minden sebzésnél plusz dobás (!), amit szeretnék elkerülni, de amúgy szerintem elég jó ötlet. Hátha ki lehet hozni belőle valamit.</text:p>
      <text:p text:style-name="P22"/>
      <text:p text:style-name="P22">3.</text:p>
      <text:p text:style-name="P22">"<text:span text:style-name="T2">Ez a képzettség megdobja az SFÉ-t történet nagyon tetszik. </text:span></text:p>
      <text:p text:style-name="P22"><text:span text:style-name="T2">Ugye az ETK szerint az Mf páncélviselet egyetlen bónuszt adott a vértviselet terén: eltűnt az MGT.</text:span>"</text:p>
      <text:p text:style-name="P116"><text:span text:style-name="_5b_RPG_5d__20_Kiemelt_20_kifejezés"><text:span text:style-name="T15"/></text:span></text:p>
      <text:h text:style-name="P144" text:outline-level="5">Márk (2007.01.30)</text:h>
      <text:p text:style-name="P35">-Nos, akkor megosztanám veletek, amire eddig jutottam:</text:p>
      <text:p text:style-name="P35">A bőrvértek keményített bőr felhasználásával készülnek, olcsók, könnyűek és némi védelmet adnak a vágó fegyverek ellen, szúró és zúzó fegyverek erejéből azonban nem sokat csökkent.</text:p>
      <text:p text:style-name="P35"/>
      <text:p text:style-name="P35">A lánc és sodrony páncélok előnyös tulajdonsága, hogy nagy mozgásszabadságot ad, és a hajlatokat is lehet vele borítani. Könnyű vágófegyverek ellen nagyon jó védelmet nyújt, a szúró fegyverek ellen, mint amilyen a nyilak, tőrök és lándzsák, pedig talán a legjobbat. Zúzófegyverek ellen azonban nem sokat ér, a nehéz vágófegyverek pedig könnyen szétroncsolják a láncszemeket. A nagyon vékony hegyű nyilak szintén képesek szétfeszíteni a szemeket. Ezek a problémák persze csökkennek, ha a lyuk átmérője csökken, illetve a láncszemek sűrűsége nő. Ezzel azonban jelentősen nő a súlyuk és az áruk. Előnyük továbbá, hogy általában a bekapott sérülések törések és zúzódások, amiket könnyebb gyógyítani. Gyakran kiegészítőnek használják a többi páncélhoz, hogy fedje a hajlatokat, illetve egy második réteget alkotva jobb védelmet biztosít. A legnagyobb hátrányuk talán a nagyon magas áruk, a teljes lemezpáncélzat után a második legdrágább vérttípus.</text:p>
      <text:p text:style-name="P35"/>
      <text:p text:style-name="P35">A pikkelyvértek bőrre vagy posztóra erősített lemezekből áll. Olcsóbb, mint a láncvért és jobb védelmet ad nála zúzó fegyerek ellen. Viszont jobban csökkenti a mozgékonyságot. Vágófegyverek ellen jó védelmet nyújt. A hajlatokat nem lehet vele beborítani. Nem a legtartósabb vérttípus.</text:p>
      <text:p text:style-name="P35">A pikkelyvértből fejlődött ki a lamellált vért, amelyben a lemezek egymáshoz vannak erősítve, nem szükséges "hátlap". Jobb védelmet ad és tartósabb.</text:p>
      <text:p text:style-name="P35"/>
      <text:p text:style-name="P35">A lemezvért a legfejlettebb páncéltípus, ami legmagasabb szintű védelmet adja. Szinte kardálló, a legjobban véd a zúzúfegyverek ellen, és a sima szúrófegyverek sem nagyon tudnak áthatolni rajta. Hatékonyan csak a kifejezetten ellenük tervezett fegyverek tudnak kárt tenni benne. Ez a típus akadályozza a legjobban a mozgást, és az ára csillagászati.</text:p>
      <text:p text:style-name="P35"/>
      <text:p text:style-name="P35">- Ennyit sikerült eddig kiderítenem, most következzenek szabályötletek:</text:p>
      <text:list xml:id="list3586609024" text:style-name="L35">
        <text:list-item>
          <text:p text:style-name="P183">Minden vértnek 3 SFÉ értéke lenne: szúró, vágó és zúzó</text:p>
        </text:list-item>
        <text:list-item>
          <text:p text:style-name="P183"><text:soft-page-break/>A teljes testet borító vértek nullázzák a kötelező 1 ép sebzést</text:p>
        </text:list-item>
        <text:list-item>
          <text:p text:style-name="P183">A páncélok ellen hatékony fegyverek, nyilak jobban áthatolnak a vérteken, de a testben kisebb károkat okoznak , mint normál társaik (pl egy vékony nyílhegy átmegy a láncingen is, de csak egy kis átmérőjű szúrt sebet okoz, szemben a normál nyílhegy széles sebénél)</text:p>
        </text:list-item>
        <text:list-item>
          <text:p text:style-name="P183">Csak 4 páncél kategória: bőr, lánc, pikkely és lemez. Az értékek viszonylag nagy skálán mozognak, minőségtől, elkészítési módtól föggően (pl a sodronying a láncing altípusa). Általánosságban elmondható, hogy ami növeli az SFÉ-t, az növeli az MGT-t is, kivéve, ha az alapanyag minősége javul, akkor akár csökkenhet is az MGT. Illetve ha személyre szabott a vért, vagy nagyon ügyes a mester, stb. akkor is lehet MGT csökkenés.</text:p>
        </text:list-item>
        <text:list-item>
          <text:p text:style-name="P183">Aki több réteg páncélt visel (és ez igen gyakran előfordul, nem volt ritka a 3 sem), azokan az értékei összeadódnak.</text:p>
        </text:list-item>
      </text:list>
      <text:p text:style-name="P35"/>
      <text:p text:style-name="P35">Ki kell dolgozni a páncélok rongálódására szabályokat, mert egy aktívan használt páncél állandó javítást/karbantartást igényel</text:p>
      <text:p text:style-name="P35"/>
      <text:p text:style-name="P35">Varázshatások ellen is ki kéne találni valamilyen szabályt (pl tűznyíllal meglövik a páncélos karaktert).</text:p>
      <text:p text:style-name="P35"/>
      <text:p text:style-name="P35">A teljes testet borító láncingnek biztosan, de talán a lemezvértnek is van egy úgynevezett Faraday ketrec hatása (részlekért kérdezzétek Bálintot, ő a villamosmérnök), ez pedig lenullázza a villám sebzését.</text:p>
      <text:p text:style-name="P35"/>
      <text:p text:style-name="P35">A valóságban a páncél sokkal nagyobb "tápot" jelentett, mint az ahogy eddig a játékban megjelent. Megfelelő képzés mellett igazából csak 1 jelentős hátrányuk van, az pedig az áruk. Azok tényleg nagyon magasak, és ez a játékban is meg kell, hogy jelenjen. Amúgy is van ötletem a karakterek anyagi helyzetére. A lényeg, hogy első pár szinten még a láncing is megfizethetetlen. Igaz, sok harcos használ vérteket, de ált az az olcsóbb bőr és pikkelyvért, és ez is kiteszi a teljes vagyonának nagy részét.</text:p>
      <text:p text:style-name="P35"/>
      <text:p text:style-name="P85"><text:span text:style-name="_5b_RPG_5d__20_Kiemelt_20_kifejezés"><text:span text:style-name="T24">Nekem alapvető problémám, hogy miért nő az SFÉ, ha mellvértet teljesvértre cserélem, elvégre ugyan az az anyag, csak nagyobb terülelet véd. Tény azonban, hogy a testrész meghatározása plusz kockadobás sérüléskor, ami lassítja a harcot. szerintem lehetne az, hogy a nagyobb testfelületet védő páncél sokkal több plusz VÉ-t ad. Meg ugye a célzott támadásnál is nehezebb ilyenkor nagyot sebezni, mert ott is van vért. </text:span></text:span></text:p>
      <text:p text:style-name="P116"><text:span text:style-name="_5b_RPG_5d__20_Kiemelt_20_kifejezés"><text:span text:style-name="T15"/></text:span></text:p>
      <text:h text:style-name="P144" text:outline-level="5">Bálint (2007.01.31)</text:h>
      <text:p text:style-name="P17">&gt; Minden vértnek 3 SFÉ értéke lenne: szúró, vágó és zúzó</text:p>
      <text:p text:style-name="P17"/>
      <text:p text:style-name="P17">Ez több helyen is felmerült fórumokon is, gondolkoztam is rajta.</text:p>
      <text:p text:style-name="P17">A legfontosabb szempont: gördülékeny legyen, ne lassítsa a játékot.</text:p>
      <text:p text:style-name="P17"/>
      <text:p text:style-name="P17">Más megközelítésben is lehetne amúgy: lehetne a fegyvernek 3 fajta</text:p>
      <text:p text:style-name="P17">átütőereje. Kérdés, hogy melyiket gördülékenyebb mesélni.</text:p>
      <text:p text:style-name="P17">Belegondoltam és inkább a Te verziód a könnyebb. A KM, vagy a támadást</text:p>
      <text:p text:style-name="P17">leadó játékos csak bemondja, hogy pl. "12 SP zúzó".</text:p>
      <text:p text:style-name="P17">Így nem kell megkérdezni a másik felet, hogy "milyen vérted van"? A</text:p>
      <text:p text:style-name="P17"><text:soft-page-break/>másik (megtámadott) kezeli a problémát.</text:p>
      <text:p text:style-name="P17"/>
      <text:p text:style-name="P17">Ami viszony a másik megoldás mellett állna az a fegyverek egyéni spéci</text:p>
      <text:p text:style-name="P17">átütési tulajdonságai, mint pl. az általad leírt direkt átütésre</text:p>
      <text:p text:style-name="P17">készített a nyílvessző. Ilyenkor a nyílvesszőnek kéne a leírásában,</text:p>
      <text:p text:style-name="P17">vagy külön "spec.tulajdonságok" bejegyzésénél. Beírni, hogy "szúró;</text:p>
      <text:p text:style-name="P17">dupla átütés".</text:p>
      <text:p text:style-name="P17">És mi lesz így a különbség a sima és a tüskés buzogány közt pl?</text:p>
      <text:p text:style-name="P17"/>
      <text:p text:style-name="P17">&gt; A teljes testet borító vértek nullázzák a kötelező 1 ép sebzést</text:p>
      <text:p text:style-name="P17"/>
      <text:p text:style-name="P17">Ez végül is ok, kivéve az olyan zúzófegyverek, amik képesek a vért</text:p>
      <text:p text:style-name="P17">SFÉ-jénél nagyobbat sebezni. Bár ez lehet, hogy feleslegesen bonyolít.</text:p>
      <text:p text:style-name="P17"/>
      <text:p text:style-name="P17">&gt; A páncélok ellen hatékony fegyverek, nyilak jobban áthatolnak a vérteken,</text:p>
      <text:p text:style-name="P17">&gt; de a testben kisebb károkat okoznak , mint normál társaik (pl egy vékony</text:p>
      <text:p text:style-name="P17">&gt; nyílhegy átmegy a láncingen is, de csak egy kis átmérőjű szúrt sebet okoz,</text:p>
      <text:p text:style-name="P17">&gt; szemben a normál nyílhegy széles sebénél)</text:p>
      <text:p text:style-name="P17"/>
      <text:p text:style-name="P17">Ez tök jó, tetszik, de _minden_ vért típusnál ugyanannyira érvényesül</text:p>
      <text:p text:style-name="P17">az ilyen fegyverek plusz átütési tulajdonsága?</text:p>
      <text:p text:style-name="P17">Tehát mondhatjuk azt, hogy xyz fegyver ellen minden SFÉ feleződik?</text:p>
      <text:p text:style-name="P17"/>
      <text:p text:style-name="P17">&gt; Általánosságban elmondható, hogy ami növeli az SFÉ-t, az növeli az MGT-t is, kivéve, ha az alapanyag minősége javul,</text:p>
      <text:p text:style-name="P17">&gt; akkor akár csökkenhet is az MGT. Illetve ha személyre szabott a vért, vagy nagyon ügyes a mester, stb.</text:p>
      <text:p text:style-name="P17">&gt; akkor is lehet MGT csökkenés.</text:p>
      <text:p text:style-name="P17"/>
      <text:p text:style-name="P17">A kérdés: hogy "fogjuk meg a játékosokat"? Hogy érzékeltessük velük,</text:p>
      <text:p text:style-name="P17">hogy baromi drága egy páncél és nehéz megszerezni, amikor egy-egy</text:p>
      <text:p text:style-name="P17">küldetésért temérdek aranyat zsebelnek be?</text:p>
      <text:p text:style-name="P17"/>
      <text:p text:style-name="P17">&gt; Aki több réteg páncélt visel (és ez igen gyakran előfordul, nem volt ritka a 3 sem), azokan az értékei összeadódnak.</text:p>
      <text:p text:style-name="P17"/>
      <text:p text:style-name="P17">Hát ez már tényleg elég brutál. De jogos.</text:p>
      <text:p text:style-name="P17"/>
      <text:p text:style-name="P17">&gt; Ki kell dolgozni a páncélok rongálódására szabályokat, mert egy aktívan használt páncél állandó javítást/karbantartást igényel</text:p>
      <text:p text:style-name="P17"><text:soft-page-break/></text:p>
      <text:p text:style-name="P17">Támogatom.</text:p>
      <text:p text:style-name="P17"/>
      <text:p text:style-name="P17">&gt; Varázshatások ellen is ki kéne találni valamilyen szabályt (pl tűznyíllal meglövik a páncélos karaktert).</text:p>
      <text:p text:style-name="P17"/>
      <text:p text:style-name="P17">Erre spec még nem gondoltam..</text:p>
      <text:p text:style-name="P17"/>
      <text:p text:style-name="P17">&gt; A teljes testet borító láncingnek biztosan, de talán a lemezvértnek is van egy úgynevezett</text:p>
      <text:p text:style-name="P17">&gt; Faraday ketrec hatása .. ez pedig lenullázza a villám sebzését.</text:p>
      <text:p text:style-name="P17"/>
      <text:p text:style-name="P17">Hát azért fejbe is találhatja :)</text:p>
      <text:p text:style-name="P17"/>
      <text:p text:style-name="P17">&gt; A lényeg, hogy első pár szinten még a láncing is megfizethetetlen.</text:p>
      <text:p text:style-name="P17">&gt; Igaz, sok harcos használ vérteket, de ált az az olcsóbb bőr és pikkelyvért, és ez is</text:p>
      <text:p text:style-name="P17">&gt; kiteszi a teljes vagyonának nagy részét.</text:p>
      <text:p text:style-name="P17"/>
      <text:p text:style-name="P17">Ezt támogatom, de mi van pl. az orkokkal? Ott nincs pénz. És nekik</text:p>
      <text:p text:style-name="P17">vannak - többek közt - a legjobb kovácsaik.</text:p>
      <text:p text:style-name="P17"/>
      <text:p text:style-name="P17">&gt; Nekem alapvető problémám, hogy miért nő az SFÉ, ha mellvértet teljesvértre cserélem,</text:p>
      <text:p text:style-name="P17">&gt; elvégre ugyan az az anyag, csak nagyobb terülelet véd.</text:p>
      <text:p text:style-name="P17"/>
      <text:p text:style-name="P17">Ez jó!</text:p>
      <text:p text:style-name="P17"/>
      <text:p text:style-name="P17">Tény azonban, hogy a testrész meghatározása plusz kockadobás</text:p>
      <text:p text:style-name="P17">sérüléskor, ami lassítja a harcot.</text:p>
      <text:p text:style-name="P17">szerintem lehetne az, hogy a nagyobb testfelületet védő páncél sokkal</text:p>
      <text:p text:style-name="P17">több plusz VÉ-t ad.</text:p>
      <text:p text:style-name="P17"/>
      <text:p text:style-name="P17">Megyünk vissza az AD&amp;D-hez? AC levonás páncéltól függően :) A VÉ</text:p>
      <text:p text:style-name="P17">bónusz szerintem csak a (Nehéz)vértviselet magas (2. (?)) fokán</text:p>
      <text:p text:style-name="P17">érvényesüljön.</text:p>
      <text:p text:style-name="P17"/>
      <text:p text:style-name="P17">&gt; Meg ugye a célzott támadásnál is nehezebb ilyenkor nagyot sebezni, mert ott is van vért.</text:p>
      <text:p text:style-name="P17"/>
      <text:p text:style-name="P17">Jó, de ha célzott támadást ad le, akkor már nem jár a plusz VÉ, csak a</text:p>
      <text:p text:style-name="P17">sima levonás (a célzás miatt) mert ugyanolyan nehéz eltalálni a lábán</text:p>
      <text:p text:style-name="P17"><text:soft-page-break/>egy full vértest, mint egy sima ruhás ellenfelet.</text:p>
      <text:p text:style-name="P17"/>
      <text:p text:style-name="P17">&gt; Jah, és még valami, ami szerintem nagyon fontos lenne. A fegyverek sebzését újragondolni, átírni, egyeztetni az új vértrendszerrel.</text:p>
      <text:p text:style-name="P17"/>
      <text:p text:style-name="P17">Igen, ez is igaz.</text:p>
      <text:p text:style-name="P17">Még Noro vetette fel (nemrég vitáztunk is erről) a támadás "sikerétől"</text:p>
      <text:p text:style-name="P17">függő sebzést. Azaz ha jobban túlütötted, akkor arányosan többet</text:p>
      <text:p text:style-name="P17">sebeztél, közelebb kerülve a max sebzéshez.</text:p>
      <text:p text:style-name="P17">Bár ez szerintem elveszt a "felling"-ből.</text:p>
      <text:h text:style-name="P144" text:outline-level="5">Noro (2007.02.01)</text:h>
      <text:p text:style-name="P17">Egy lehetőség - Palladium: Armor Rating</text:p>
      <text:p text:style-name="P17">Ez a karakter VÉ-jétől független érték, mely megmutatja, hogy a</text:p>
      <text:p text:style-name="P17">sikeres találat a páncélon csattan, vagy védtelen testfelületen. A</text:p>
      <text:p text:style-name="P17">sebző találathoz a támadó dobásnak a VÉ-t és az AR-t is túl kell</text:p>
      <text:p text:style-name="P17">lépnie. Ha a VÉ megvan, de az AR nincs, akkor a páncél sebződik. (A</text:p>
      <text:p text:style-name="P17">páncél sebződése Palladiumban igen hangsúlyos, gyakorlatilag</text:p>
      <text:p text:style-name="P17">folyamatosan STP-t veszít a harcban - én ezt speciel hátránynak</text:p>
      <text:p text:style-name="P17">érzékelem, mert bonyolít, de kell, hogy az AR-t kiegyensúlyozza)</text:p>
      <text:p text:style-name="P17">A másik probléma, hogy ha az AR alacsonyabb, mint a VÉ, akkor mintha</text:p>
      <text:p text:style-name="P17">ott se lenne. Ez Palladiumban nem olyan nagy gond, mert ott nincs fix</text:p>
      <text:p text:style-name="P17">VÉ, hanem dobás+bónusz, vagyis mindig van esély, hogy az AR alatt</text:p>
      <text:p text:style-name="P17">dobsz az adott körben.</text:p>
      <text:p text:style-name="P17"/>
      <text:p text:style-name="Text_20_body"><text:span text:style-name="_5b_RPG_5d__20_Kiemelt_20_kifejezés"><text:span text:style-name="T31"/></text:span></text:p>
      <text:p text:style-name="P117"><text:span text:style-name="_5b_RPG_5d__20_Kiemelt_20_kifejezés"><text:span text:style-name="T31"/></text:span></text:p>
      <text:h text:style-name="Heading_20_4" text:outline-level="4"><text:span text:style-name="_5b_RPG_5d__20_Kiemelt_20_kifejezés"><text:span text:style-name="T13">Támadás szúrva/vágva/zúzva – TODO_HARC_#24.</text:span></text:span></text:h>
      <text:p text:style-name="P116"><text:span text:style-name="_5b_RPG_5d__20_Kiemelt_20_kifejezés"><text:span text:style-name="T6">Lehessen dönteni, hogy konkrétan szúrok, vágok, zúzok? Ez a különböző páncélokkal szemben lehet fontos.</text:span></text:span></text:p>
      <text:p text:style-name="P116"><text:span text:style-name="_5b_RPG_5d__20_Kiemelt_20_kifejezés"><text:span text:style-name="T6">Ha igen, akkor:</text:span></text:span></text:p>
      <text:list xml:id="list1879422464" text:style-name="L36">
        <text:list-item>
          <text:p text:style-name="P225"><text:span text:style-name="_5b_RPG_5d__20_Kiemelt_20_kifejezés"><text:span text:style-name="T6">módszer</text:span></text:span></text:p>
        </text:list-item>
      </text:list>
      <text:p text:style-name="P115"><text:span text:style-name="_5b_RPG_5d__20_Kiemelt_20_kifejezés"><text:span text:style-name="T6">-10 TÉ-vel lehessen támadni</text:span></text:span></text:p>
      <text:list xml:id="list210703371698437" text:continue-numbering="true" text:style-name="L36">
        <text:list-item>
          <text:p text:style-name="P225"><text:span text:style-name="_5b_RPG_5d__20_Kiemelt_20_kifejezés"><text:span text:style-name="T6">módszer</text:span></text:span></text:p>
        </text:list-item>
      </text:list>
      <text:p text:style-name="P115"><text:span text:style-name="_5b_RPG_5d__20_Kiemelt_20_kifejezés"><text:span text:style-name="T6">Fegyverenként eltérő mértékű levonás. Pl. rapírral nem jár levonással a „csak szúrok”.</text:span></text:span></text:p>
      <text:p text:style-name="P115"><text:span text:style-name="_5b_RPG_5d__20_Kiemelt_20_kifejezés"><text:span text:style-name="T6">Esetleg legyen minden fegyvernek egy „elsődleges” támadási típusa? Bár ez iszonyú nehezen megvalósítható.</text:span></text:span></text:p>
      <text:list xml:id="list210704367704066" text:continue-numbering="true" text:style-name="L36">
        <text:list-item>
          <text:p text:style-name="P225"><text:span text:style-name="_5b_RPG_5d__20_Kiemelt_20_kifejezés"><text:span text:style-name="T6">módszer</text:span></text:span></text:p>
        </text:list-item>
      </text:list>
      <text:p text:style-name="P115"><text:span text:style-name="_5b_RPG_5d__20_Kiemelt_20_kifejezés"><text:span text:style-name="T6">Kevesebb támadás: kimaradnak azok a találati eséllyel kecsegtető szituációk, amikor más típusú támadás betalálna.</text:span></text:span></text:p>
      <text:p text:style-name="P115"><text:span text:style-name="_5b_RPG_5d__20_Kiemelt_20_kifejezés"><text:span text:style-name="T6">Itt gond, hogy mi van, ha csak 1db támadása van..</text:span></text:span></text:p>
      <text:p text:style-name="P3"><text:span text:style-name="_5b_RPG_5d__20_Kiemelt_20_kifejezés"><text:span text:style-name="T6"/></text:span></text:p>
      <text:p text:style-name="Text_20_body"><text:span text:style-name="_5b_RPG_5d__20_Kiemelt_20_kifejezés"><text:span text:style-name="T13"/></text:span></text:p>
      <text:h text:style-name="P140" text:outline-level="4"><text:span text:style-name="_5b_RPG_5d__20_Kiemelt_20_kifejezés"><text:span text:style-name="T13">Védő érték regenerálódása – TODO_HARC_#26.</text:span></text:span></text:h>
      <text:p text:style-name="P3"><text:span text:style-name="_5b_RPG_5d__20_Kiemelt_20_kifejezés"><text:span text:style-name="T7">Kész.</text:span></text:span></text:p>
      <text:p text:style-name="Text_20_body"><text:span text:style-name="_5b_RPG_5d__20_Kiemelt_20_kifejezés"/></text:p>
      <text:p text:style-name="_5b_RPG_5d__20_Megoldott">Nem alkalmas fegyver hajítása – TODO_HARC_#23.</text:p>
      <text:p text:style-name="P8">Amennyiben valaki hajításra nem alkalmas fegyvert akar dobni, akkor az adott fegyver forgatásában legalább Középfokon jártasnak kell lennie.</text:p>
      <text:p text:style-name="P11"><text:span text:style-name="_5b_RPG_5d__20_Kiemelt_20_kifejezés"><text:span text:style-name="T17">Beírni</text:span></text:span></text:p>
      <text:p text:style-name="P11"><text:span text:style-name="_5b_RPG_5d__20_Kiemelt_20_kifejezés"><text:span text:style-name="T17"/></text:span></text:p>
      <text:p text:style-name="_5b_RPG_5d__20_Megoldott"><text:span text:style-name="_5b_RPG_5d__20_Kiemelt_20_kifejezés"><text:span text:style-name="T17">TODO_HARC_#18.</text:span></text:span></text:p>
      <text:p text:style-name="P11"><text:span text:style-name="_5b_RPG_5d__20_Kiemelt_20_kifejezés"><text:span text:style-name="T17"/></text:span></text:p>
      <text:p text:style-name="_5b_RPG_5d__20_Megoldott"><text:span text:style-name="T17">Méret módosító távolsági harcban! <text:s/></text:span><text:span text:style-name="_5b_RPG_5d__20_Kiemelt_20_kifejezés"><text:span text:style-name="T17"><text:s/>– TODO_HARC_#14.</text:span></text:span></text:p>
      <text:p text:style-name="P12">Kidolgozni</text:p>
      <text:p text:style-name="P11">A szorzót manipulálja ez is, de a mértéke még nem tiszta.</text:p>
      <text:p text:style-name="P11"><text:span text:style-name="_5b_RPG_5d__20_Kiemelt_20_kifejezés"><text:span text:style-name="T17"/></text:span></text:p>
      <text:p text:style-name="P40">Balsiker dobás – TODO_HARC_#9.</text:p>
      <text:p text:style-name="P46">01-es dobás: balsiker.</text:p>
      <text:list xml:id="list3063861965" text:style-name="L37">
        <text:list-item>
          <text:p text:style-name="P174"><text:span text:style-name="_5b_RPG_5d__20_Kiemelt_20_kifejezés"><text:span text:style-name="T17">1-es dobás: kudarc (célszámtól függetlenül), balsiker dobás (nem harci)</text:span></text:span></text:p>
        </text:list-item>
      </text:list>
      <text:p text:style-name="P116"><text:span text:style-name="_5b_RPG_5d__20_Kiemelt_20_kifejezés"><text:span text:style-name="T5"/></text:span></text:p>
      <text:p text:style-name="_5b_RPG_5d__20_Megoldott"><text:span text:style-name="_5b_RPG_5d__20_Kiemelt_20_kifejezés"><text:span text:style-name="T5">Kocsmai verekedés és a Kábulat pontok – TODO_HARC_#11.</text:span></text:span></text:p>
      <text:p text:style-name="P44">Kábulat Pontokkal játszható a kocsmai bunyó.</text:p>
      <text:p text:style-name="P45">Beírni (de hova?) ezek közül:</text:p>
      <text:list xml:id="list2866734565" text:style-name="L38">
        <text:list-item>
          <text:p text:style-name="P184"><text:soft-page-break/>Kábulat ÉP-hez? (5.1.2 pont a fődoksiban)</text:p>
        </text:list-item>
        <text:list-item>
          <text:p text:style-name="P184">Pusztakezes harchoz? </text:p>
        </text:list-item>
        <text:list-item>
          <text:p text:style-name="P175"><text:span text:style-name="_5b_RPG_5d__20_Kiemelt_20_kifejezés"><text:span text:style-name="T17">Külön bejegyzés ennek a harcrendszerben?</text:span></text:span></text:p>
        </text:list-item>
      </text:list>
      <text:p text:style-name="P11"><text:span text:style-name="_5b_RPG_5d__20_Kiemelt_20_kifejezés"/></text:p>
      <text:h text:style-name="P134" text:outline-level="4">Fegyver, pajzs, Páncél rongálódás – TODO_HARC_#30.</text:h>
      <text:list xml:id="list36042441" text:style-name="L39">
        <text:list-item>
          <text:p text:style-name="P200">A különböző típusú támadások különféle nagyságú rongálódást okoznak pl. a páncélokon.</text:p>
        </text:list-item>
      </text:list>
      <text:p text:style-name="P66"/>
      <text:h text:style-name="Heading_20_4" text:outline-level="4"><text:span text:style-name="_5b_RPG_5d_Kiemelt_20_kifejezés"><text:span text:style-name="T41">Harcmodorok – TODO_HARC_#28.</text:span></text:span></text:h>
      <text:list xml:id="list2120222587" text:style-name="L40">
        <text:list-item>
          <text:p text:style-name="P226"><text:span text:style-name="_5b_RPG_5d_Kiemelt_20_kifejezés"><text:span text:style-name="T43">Közelharc: Belharc, Birkózás, Földharc??</text:span></text:span></text:p>
        </text:list-item>
        <text:list-item>
          <text:p text:style-name="P226"><text:span text:style-name="_5b_RPG_5d_Kiemelt_20_kifejezés"><text:span text:style-name="T43">Kardvívás: Párbajtőr(vívás?), egykezes fegyverek, másfélkezes pengés, 2kezes pengés</text:span></text:span></text:p>
        </text:list-item>
        <text:list-item>
          <text:p text:style-name="P226"><text:span text:style-name="_5b_RPG_5d_Kiemelt_20_kifejezés"><text:span text:style-name="T43">Pusztítás: láncos zúzófegyverek, egykezes merev zúzófegyverek, kétkezes merev zúzófegyverek</text:span></text:span></text:p>
        </text:list-item>
        <text:list-item>
          <text:p text:style-name="P201"><text:span text:style-name="_5b_RPG_5d_Kiemelt_20_kifejezés"><text:span text:style-name="T32">Lándzsavívás: Szálfegyverek</text:span></text:span></text:p>
        </text:list-item>
      </text:list>
      <text:p text:style-name="P11"><text:span text:style-name="_5b_RPG_5d__20_Kiemelt_20_kifejezés"><text:span text:style-name="T17"/></text:span></text:p>
      <text:p text:style-name="_5b_RPG_5d__20_Megoldott"><text:span text:style-name="_5b_RPG_5d__20_Kiemelt_20_kifejezés"><text:span text:style-name="T28">Hajítás elől kitérés - TODO_HARC_#6.</text:span></text:span></text:p>
      <text:p text:style-name="P11"><text:span text:style-name="_5b_RPG_5d__20_Kiemelt_20_kifejezés"><text:span text:style-name="T54">Leírást, követelményeket kidolgozni.</text:span></text:span></text:p>
      <text:p text:style-name="P11"><text:span text:style-name="_5b_RPG_5d__20_Kiemelt_20_kifejezés"><text:span text:style-name="T54">Hajlok arra, hogy egy hajított fegyver elől könnyebb tudatosan kitérni, de a sima harci védekezést nagyon túlzónak érzem. Lásd „Távolsági harc” doksi: 1.1.10: Szándékos kitérés lövés elől</text:span></text:span></text:p>
      <text:p text:style-name="P11"><text:span text:style-name="_5b_RPG_5d__20_Kiemelt_20_kifejezés"><text:span text:style-name="T54"/></text:span></text:p>
      <text:p text:style-name="_5b_RPG_5d__20_Megoldott"><text:span text:style-name="_5b_RPG_5d__20_Kiemelt_20_kifejezés"><text:span text:style-name="T28">Harcmodorok - TODO_HARC_#1.</text:span></text:span></text:p>
      <text:p text:style-name="P11"><text:span text:style-name="_5b_RPG_5d__20_Kiemelt_20_kifejezés"><text:span text:style-name="T54">Jól és érthetően leírni a harcmodorok és a fegyverméret kategóriák közti kapcsolatot (és élesen, érthetően elkülöníteni őket) a Harcrendszer fejezetben.</text:span></text:span></text:p>
      <text:p text:style-name="P11"><text:span text:style-name="_5b_RPG_5d__20_Kiemelt_20_kifejezés"><text:span text:style-name="T54">Közelharc és Kardvívás egymással „félképzetlen” kapcsolatban legyen. Ezt valahogy megoldani szabály szinten.</text:span></text:span></text:p>
      <text:p text:style-name="P11"><text:span text:style-name="_5b_RPG_5d__20_Kiemelt_20_kifejezés"><text:span text:style-name="T54"/></text:span></text:p>
      <text:p text:style-name="_5b_RPG_5d__20_Megoldott"><text:span text:style-name="_5b_RPG_5d__20_Kiemelt_20_kifejezés"><text:span text:style-name="T28">Kardvívás - TODO_HARC_#3.</text:span></text:span></text:p>
      <text:p text:style-name="P11"><text:span text:style-name="_5b_RPG_5d__20_Kiemelt_20_kifejezés"><text:span text:style-name="T54">Leírást kidolgozni.</text:span></text:span></text:p>
      <text:p text:style-name="P11"><text:span text:style-name="_5b_RPG_5d__20_Kiemelt_20_kifejezés"><text:span text:style-name="T54">Erőbónusz hozzáadódhat a sebzéséhez?</text:span></text:span></text:p>
      <text:p text:style-name="P11"><text:span text:style-name="_5b_RPG_5d__20_Kiemelt_20_kifejezés"><text:span text:style-name="T54"/></text:span></text:p>
      <text:p text:style-name="_5b_RPG_5d__20_Megoldott"><text:span text:style-name="_5b_RPG_5d__20_Kiemelt_20_kifejezés"><text:span text:style-name="T28">Pusztítás - TODO_HARC_#4.</text:span></text:span></text:p>
      <text:p text:style-name="P11"><text:span text:style-name="_5b_RPG_5d__20_Kiemelt_20_kifejezés"><text:span text:style-name="T54">Leírást kidolgozni.</text:span></text:span></text:p>
      <text:p text:style-name="P11"><text:span text:style-name="_5b_RPG_5d__20_Kiemelt_20_kifejezés"><text:span text:style-name="T54">nincs VÉ levonás, mint a Codex-nél!</text:span></text:span></text:p>
      <text:p text:style-name="P11"><text:span text:style-name="_5b_RPG_5d__20_Kiemelt_20_kifejezés"><text:span text:style-name="T54"/></text:span></text:p>
      <text:p text:style-name="_5b_RPG_5d__20_Megoldott"><text:span text:style-name="_5b_RPG_5d__20_Kiemelt_20_kifejezés"><text:span text:style-name="T28">Lándzsavívás - TODO_HARC_#5.</text:span></text:span></text:p>
      <text:p text:style-name="P11"><text:span text:style-name="_5b_RPG_5d__20_Kiemelt_20_kifejezés"><text:span text:style-name="T54">Leírást kidolgozni.</text:span></text:span></text:p>
      <text:p text:style-name="_5b_RPG_5d__20_Megoldott"><text:span text:style-name="_5b_RPG_5d__20_Kiemelt_20_kifejezés"><text:span text:style-name="T28"/></text:span></text:p>
      <text:p text:style-name="P119">Földharc - TODO_HARC_#23.</text:p>
      <text:p text:style-name="P119">Leírást kidolgozni.</text:p>
      <text:p text:style-name="_5b_RPG_5d__20_Megoldott"><text:soft-page-break/><text:span text:style-name="_5b_RPG_5d__20_Kiemelt_20_kifejezés"><text:span text:style-name="T28"/></text:span></text:p>
      <text:p text:style-name="P11"><text:span text:style-name="_5b_RPG_5d__20_Kiemelt_20_kifejezés"><text:span text:style-name="T54"/></text:span></text:p>
      <text:p text:style-name="_5b_RPG_5d__20_Megoldott"><text:span text:style-name="_5b_RPG_5d__20_Kiemelt_20_kifejezés"><text:span text:style-name="T28">Közemberek harcértékei – TODO_HARC_#22.</text:span></text:span></text:p>
      <text:p text:style-name="P11"><text:span text:style-name="_5b_RPG_5d__20_Kiemelt_20_kifejezés"><text:span text:style-name="T54">Példákat írni majd (városőr, paraszt, veterán katona, stb)</text:span></text:span></text:p>
      <text:p text:style-name="P11"><text:span text:style-name="_5b_RPG_5d__20_Kiemelt_20_kifejezés"><text:span text:style-name="T54"/></text:span></text:p>
      <text:h text:style-name="Heading_20_4" text:outline-level="4"><text:span text:style-name="T5">Mesterfegyver fortély </text:span><text:span text:style-name="_5b_RPG_5d__20_Kiemelt_20_kifejezés"><text:span text:style-name="T5">– TODO_HARC_#34.</text:span></text:span></text:h>
      <text:p text:style-name="P4">Adjon több tápot? <text:s/>Pl. a sebzésbónusz legyen a duplája (esetleg minden más is?)</text:p>
      <text:list xml:id="list3847683338" text:style-name="L41">
        <text:list-item>
          <text:p text:style-name="P185">Ellene: egy kis harcértékű fegyver értékei durván megtöbbszöröződnek</text:p>
        </text:list-item>
        <text:list-item>
          <text:p text:style-name="P176"><text:span text:style-name="_5b_RPG_5d__20_Kiemelt_20_kifejezés">Mellette: túl kevés a +1;+2;+2 a k100 skálán, valamint ne az abszolút értéket nézzük, hanem a fegyver kategóriák egymás közti távolságát. Ami viszont 2;4;4. Tehát 2.fokú mesterfegyver hoz szintbe egy </text:span><text:span text:style-name="_5b_RPG_5d__20_Kiemelt_20_kifejezés"><text:span text:style-name="T35">fél pengényi</text:span></text:span><text:span text:style-name="_5b_RPG_5d__20_Kiemelt_20_kifejezés"> hátrányt. Ez viszont lehet h tényleg kevés. Ha mondjuk +2;+3;+3 lenne, akkor 3.fokú Mesterfegyverrel +6;+9;+9, ami kicsit több, mint 1 penge (+2KÉ,+1TÉ+1TÉ) „távolság” kiegyenlítése.</text:span></text:p>
        </text:list-item>
      </text:list>
      <text:p text:style-name="P7"/>
      <text:h text:style-name="P141" text:outline-level="4"><text:span text:style-name="_5b_RPG_5d__20_Kiemelt_20_kifejezés"><text:span text:style-name="T53">Támadás kijelölt testrészre – TODO_HARC_#25.</text:span></text:span></text:h>
      <text:p text:style-name="P101">TODO: Leírás; <text:s/>Megnézni: 294. oldalt az alapkönyvben.</text:p>
      <text:list xml:id="list4225431459" text:style-name="L42">
        <text:list-item>
          <text:p text:style-name="P227">Legyen testrész szorzó sebzésnél?</text:p>
        </text:list-item>
        <text:list-item>
          <text:p text:style-name="P227">Egy másik nézőpont, hogy az 1 ÉP seb nem egységnyi. Tehát egy 12 ÉP-s seb lábon hatalmas vérző seb, nyakon pedig egy mély, de sokkal kisebb vágás. A hatás viszont kb. ugyanaz. Egy így jó is lenne, de pl. pallossal nehéz nyakra kis sebet okozni...</text:p>
        </text:list-item>
        <text:list-item>
          <text:p text:style-name="P227">Tehát kezelni kéne az alábbi problémát: nyakra támad a karakter és sebez egy jó nagyot.</text:p>
        </text:list-item>
      </text:list>
      <text:section text:style-name="Sect2" text:name="Szakasz6">
        <table:table table:name="Táblázat2" table:style-name="Táblázat2">
          <table:table-column table:style-name="Táblázat2.A"/>
          <table:table-column table:style-name="Táblázat2.B"/>
          <table:table-column table:style-name="Táblázat2.C"/>
          <table:table-column table:style-name="Táblázat2.D"/>
          <table:table-header-rows>
            <table:table-row table:style-name="TableLine2129814597424">
              <table:table-cell table:style-name="Táblázat2.A1" office:value-type="string">
                <text:p text:style-name="P105">Testrész</text:p>
              </table:table-cell>
              <table:table-cell table:style-name="Táblázat2.A1" office:value-type="string">
                <text:p text:style-name="P105">Sebzés szorzó</text:p>
              </table:table-cell>
              <table:table-cell table:style-name="Táblázat2.A1" office:value-type="string">
                <text:p text:style-name="P105">Plusz Kábulat ÉP</text:p>
              </table:table-cell>
              <table:table-cell table:style-name="Táblázat2.D1" office:value-type="string">
                <text:p text:style-name="P105">TÉ levonás</text:p>
              </table:table-cell>
            </table:table-row>
          </table:table-header-rows>
          <table:table-row table:style-name="TableLine2129814591376">
            <table:table-cell table:style-name="Táblázat2.A2" office:value-type="string">
              <text:p text:style-name="P102">Fej</text:p>
            </table:table-cell>
            <table:table-cell table:style-name="Táblázat2.A2" office:value-type="string">
              <text:p text:style-name="P102">2x</text:p>
            </table:table-cell>
            <table:table-cell table:style-name="Táblázat2.A2" office:value-type="string">
              <text:p text:style-name="P102">???</text:p>
            </table:table-cell>
            <table:table-cell table:style-name="Táblázat2.D2" office:value-type="string">
              <text:p text:style-name="P102">30</text:p>
            </table:table-cell>
          </table:table-row>
          <table:table-row table:style-name="TableLine2129814604048">
            <table:table-cell table:style-name="Táblázat2.A2" office:value-type="string">
              <text:p text:style-name="P102">Szem</text:p>
            </table:table-cell>
            <table:table-cell table:style-name="Táblázat2.A2" office:value-type="string">
              <text:p text:style-name="P102">1x<text:line-break/><text:span text:style-name="T56">(Fájdalomtűrés két kategóriával nagyobb)</text:span></text:p>
            </table:table-cell>
            <table:table-cell table:style-name="Táblázat2.A2" office:value-type="string">
              <text:p text:style-name="P102">Nagyot ??</text:p>
            </table:table-cell>
            <table:table-cell table:style-name="Táblázat2.D2" office:value-type="string">
              <text:p text:style-name="P106">Csak Manőverből! + Durva levonások</text:p>
            </table:table-cell>
          </table:table-row>
          <table:table-row table:style-name="TableLine2129814606352">
            <table:table-cell table:style-name="Táblázat2.A2" office:value-type="string">
              <text:p text:style-name="P102">Nyak</text:p>
            </table:table-cell>
            <table:table-cell table:style-name="Táblázat2.A2" office:value-type="string">
              <text:p text:style-name="P102">3x</text:p>
            </table:table-cell>
            <table:table-cell table:style-name="Táblázat2.A2" office:value-type="string">
              <text:p text:style-name="P102">???</text:p>
            </table:table-cell>
            <table:table-cell table:style-name="Táblázat2.D2" office:value-type="string">
              <text:p text:style-name="P106">Csak Manőverből!</text:p>
            </table:table-cell>
          </table:table-row>
          <table:table-row table:style-name="TableLine2129814592816">
            <table:table-cell table:style-name="Táblázat2.A2" office:value-type="string">
              <text:p text:style-name="P102">Kar, kéz</text:p>
            </table:table-cell>
            <table:table-cell table:style-name="Táblázat2.A2" office:value-type="string">
              <text:p text:style-name="P102">1x</text:p>
            </table:table-cell>
            <table:table-cell table:style-name="Táblázat2.A2" office:value-type="string">
              <text:p text:style-name="P102">-</text:p>
            </table:table-cell>
            <table:table-cell table:style-name="Táblázat2.D2" office:value-type="string">
              <text:p text:style-name="P102">-15</text:p>
            </table:table-cell>
          </table:table-row>
          <table:table-row table:style-name="TableLine2129814594256">
            <table:table-cell table:style-name="Táblázat2.A2" office:value-type="string">
              <text:p text:style-name="P102">Láb</text:p>
            </table:table-cell>
            <table:table-cell table:style-name="Táblázat2.A2" office:value-type="string">
              <text:p text:style-name="P102">1x</text:p>
            </table:table-cell>
            <table:table-cell table:style-name="Táblázat2.A2" office:value-type="string">
              <text:p text:style-name="P102">-</text:p>
            </table:table-cell>
            <table:table-cell table:style-name="Táblázat2.D2" office:value-type="string">
              <text:p text:style-name="P102">-10</text:p>
            </table:table-cell>
          </table:table-row>
          <table:table-row table:style-name="TableLine2129814593104">
            <table:table-cell table:style-name="Táblázat2.A2" office:value-type="string">
              <text:p text:style-name="P106">Tenyérnyi pont<text:line-break/>(nem fejen)</text:p>
            </table:table-cell>
            <table:table-cell table:style-name="Táblázat2.A2" office:value-type="string">
              <text:p text:style-name="P106">Találat helyétől függ</text:p>
            </table:table-cell>
            <table:table-cell table:style-name="Táblázat2.A2" office:value-type="string">
              <text:p text:style-name="P102">-</text:p>
            </table:table-cell>
            <table:table-cell table:style-name="Táblázat2.D2" office:value-type="string">
              <text:p text:style-name="P106">Csak Manőverből!</text:p>
            </table:table-cell>
          </table:table-row>
        </table:table>
        <text:p text:style-name="P91"/>
        <table:table table:name="Táblázat43" table:style-name="Táblázat43">
          <table:table-column table:style-name="Táblázat43.A" table:number-columns-repeated="2"/>
          <table:table-header-rows>
            <table:table-row table:style-name="TableLine2129814589936">
              <table:table-cell table:style-name="Táblázat43.A1" table:number-columns-spanned="2" office:value-type="string">
                <text:p text:style-name="P100">Fej találatnál (k10)</text:p>
              </table:table-cell>
              <table:covered-table-cell/>
            </table:table-row>
          </table:table-header-rows>
          <table:table-row table:style-name="TableLine2129814594544">
            <table:table-cell table:style-name="Táblázat43.A2" office:value-type="string">
              <text:p text:style-name="P102">1</text:p>
            </table:table-cell>
            <table:table-cell table:style-name="Táblázat43.B2" office:value-type="string">
              <text:p text:style-name="P102">Bal szem</text:p>
            </table:table-cell>
          </table:table-row>
          <table:table-row table:style-name="TableLine2129814604624">
            <table:table-cell table:style-name="Táblázat43.A2" office:value-type="string">
              <text:p text:style-name="P102">2</text:p>
            </table:table-cell>
            <table:table-cell table:style-name="Táblázat43.B2" office:value-type="string">
              <text:p text:style-name="P102">Jobb szem</text:p>
            </table:table-cell>
          </table:table-row>
          <table:table-row table:style-name="TableLine2129814599728">
            <table:table-cell table:style-name="Táblázat43.A2" office:value-type="string">
              <text:p text:style-name="P102">3</text:p>
            </table:table-cell>
            <table:table-cell table:style-name="Táblázat43.B2" office:value-type="string">
              <text:p text:style-name="P102">Bal fül</text:p>
            </table:table-cell>
          </table:table-row>
          <table:table-row table:style-name="TableLine2129814605488">
            <table:table-cell table:style-name="Táblázat43.A2" office:value-type="string">
              <text:p text:style-name="P102">4</text:p>
            </table:table-cell>
            <table:table-cell table:style-name="Táblázat43.B2" office:value-type="string">
              <text:p text:style-name="P102">Jobb fül</text:p>
            </table:table-cell>
          </table:table-row>
          <table:table-row table:style-name="TableLine2129814600304">
            <table:table-cell table:style-name="Táblázat43.A2" office:value-type="string">
              <text:p text:style-name="P102">5</text:p>
            </table:table-cell>
            <table:table-cell table:style-name="Táblázat43.B2" office:value-type="string">
              <text:p text:style-name="P102">Orr</text:p>
            </table:table-cell>
          </table:table-row>
          <table:table-row table:style-name="TableLine2129814591088">
            <table:table-cell table:style-name="Táblázat43.A2" office:value-type="string">
              <text:p text:style-name="P102">TODO</text:p>
            </table:table-cell>
            <table:table-cell table:style-name="Táblázat43.B2" office:value-type="string">
              <text:p text:style-name="P102">Többi fej testrész</text:p>
            </table:table-cell>
          </table:table-row>
        </table:table>
        <text:p text:style-name="P91"/>
      </text:section>
      <text:p text:style-name="P99">Amennyiben a támadás szemből érkezett, és fejet talált, akkor a jobboldali táblázat mutatja a találat pontos helyét. Ennek használata opcionális. Ha a KM úgy gondolja, hogy nem szükséges a dobás, vagy az adott szituációban a táblázat nem értelmezhető, akkor eltekinthet a használatától.</text:p>
      <text:p text:style-name="P86"><text:span text:style-name="_5b_RPG_5d__20_Kiemelt_20_kifejezés"><text:span text:style-name="T45"/></text:span></text:p>
      <text:h text:style-name="Heading_20_4" text:outline-level="4"><text:span text:style-name="T46">Fájdalomtűrés </text:span><text:span text:style-name="_5b_RPG_5d__20_Kiemelt_20_kifejezés"><text:span text:style-name="T46">– TODO_HARC_#37.</text:span></text:span></text:h>
      <text:p text:style-name="Text_20_body"><text:span text:style-name="_5b_RPG_5d__20_Kiemelt_20_kifejezés"><text:span text:style-name="T45">Mi legyen? Szűnjön meg...? Igaz, hogy lassít, de szerintem kellhet.</text:span></text:span></text:p>
      <text:list xml:id="list1209824442" text:style-name="L43">
        <text:list-item>
          <text:p text:style-name="P203">Rontott próba esetén jelenleg: +k3 KT „seb”. Jó ez így?</text:p>
        </text:list-item>
        <text:list-item>
          <text:p text:style-name="P228"><text:span text:style-name="_5b_RPG_5d__20_Kiemelt_20_kifejezés"><text:span text:style-name="T45">Mi legyen a „Harc mindhalálig” fortéllyal?</text:span></text:span></text:p>
        </text:list-item>
      </text:list>
      <text:p text:style-name="P86"><text:span text:style-name="_5b_RPG_5d__20_Kiemelt_20_kifejezés"><text:span text:style-name="T45"/></text:span></text:p>
      <text:h text:style-name="P129" text:outline-level="4">Őrjöngés harci képzettség – TODO_HARC_#61.</text:h>
      <text:p text:style-name="P15">Mivel azóta változott pár dolog, pl a nevelt fortélyok elhagyása, gondoltam, újra előveszem a témát. Szóval én egy kicsit átgondoltam a témát. Szerintem az őrjöngés nem feltétlenül abból áll, hogy ütök egy párat kurva jól, de közben hagyom magam lemészárolni, főleg nem magasabb szinten, ahol már egy igazi berzerker tömegeket mészárol le, ezt pedig védekezés nélkül nem lehet megtenni. A képzettség kialakításánál megpróbálok kp arányos maradni a fortéllyal (persze a fortély megszűnik). Átlagos képzettség.<text:line-break/>Szóval ami szinttől függetlenül megvan, hogy a karakter őrjöngés közben teljes támadó taktikát folytat, ha rohamoz, akkor pedig öngyilkos rohamban teszi ezt. Viszont egyéb levonása nincsen, tehát használhat pajzsokat, nem dobja el, és védekezik is, igaz, kevésbé törődik vele, mint normál esetben.</text:p>
      <text:p text:style-name="P14"><text:s/><text:line-break/>Minden szinten járó bónusz: +2 VÉ (igen, VÉ, ugyanis egyre jobban kompenzálja a támadó taktika hátrányait, míg végül eljut oda, hogy már valóban csak bónuszt kap a TÉ-re), + 1 AME és MME, +1 bónusz a fájdalomtűrés próbára (bár én ezt a fájdalomtűrést továbbra is úgy ahogy van elhagynám, eddig még soha sem használtuk)<text:line-break/><text:line-break/><text:soft-page-break/>Kiemelt szintek: 3., 9. és 15. szinten +1 Erő és Edzettség, 6. és 12. szinten +1 Sp és Ép, 6., 9., 12., és 15. szinten +1 Té. Azaz 15. szinten (ha megfelelő a fegyver és az alap erő) +5 Sp, +8 Ép, +25 TÉ, +15 AME/MME, +6 FME, +15 fájdalomtűrés bónusz<text:line-break/><text:line-break/>További előny: a karater felveheti a Harcos elme fortélyt anélkül, hogy teljesítené a feltételeket, viszont ez esetben csak akkor fejti ki hatását, ha őrjöngésben van, egyéb esetben nem</text:p>
      <text:p text:style-name="P14"><text:line-break/>Hátrány: Az egyik hátrány, hogy ha egyszer vki felszabadította már magában a vadállatot, soha nem tudja azt elfolytani. Ha nem is akarja tudatosan felizzítani a dühét, minden harccal töltött kör végén dobnia kell képzettségpróbát, ami ha megvan, őrjöngeni kezd.</text:p>
      <text:p text:style-name="P14"><text:s/><text:line-break/>Azokban a helyzetekben, amikor arra kéne önuralom próbát dobnia a karakternek, hogy sikerül-e megőriznie a hidegvérét, vagy inkább fegyverhez nyúl, önuralom próba helyett őrjöngés képzettség próbát dob. Ha megdobja a próbát, akkor kezd el harcolni, ami még nem őrjöngés, de nem menekülhet és nem használhat védekező taktikát vagy védekező harcot. Viszont hamar belekerülhet az őrjöngésbe.Tehát minél dühítőbb a helyzet, annál könnyebb a próba. Az önuralom tulajdonság fordított előjellel adódik a képzettséghez. Ebből az következik, hogy a nagy Berzerkerek egyre agresszívabb személyekké válnak, mégha más érzelmeiket jól is kontrollálják. 15-ös képzettséggel, +5-ös önuralommal is lehetetlen bizonyos helyzeteket vérontás nélkül elkerülni. Esetleg bizonyos pszí diszciplinák folyamatos gyakorlása segíthetne a dolgon, de ugye azt általában nem tanulnak a berzerkerek. Persze nem kizárt ez sem.</text:p>
      <text:p text:style-name="P87"><text:span text:style-name="_5b_RPG_5d__20_Kiemelt_20_kifejezés"><text:span text:style-name="T30"><text:line-break/><text:line-break/>A düh felébresztése: Lehet tudatosan is, harc előtt vagy közben. Ekkor egy Őrjöngés + önuralom próbát kell dobni 12-es célszámra harc előtt, 9-esre harc közben. Ha arra dob, hogy vissza akarja tartani dühét, akkor az őrjöngés fordított eljellel adódik a képzettséghez. <text:line-break/><text:line-break/>Nem véletlenül kerül könnyebben bele a tudatos őrjöngésbe a karaker, ha magas az Önuralma. Szerintem az Önuralom nem csak az elfojtást, hanem a blokkok tudatos feloldását is magában foglalja.</text:span></text:span></text:p>
      <text:p text:style-name="P86"><text:span text:style-name="_5b_RPG_5d__20_Kiemelt_20_kifejezés"><text:span text:style-name="T45"/></text:span></text:p>
      <text:p text:style-name="P95"/>
      <text:p text:style-name="P96"/>
      <text:h text:style-name="P127" text:outline-level="3">Alternatív ötletek (harcrendszer)</text:h>
      <text:p text:style-name="P67">Ide olyan ötletek jönnek, amik nem kompatibilisek a jelenlegi rendszerrel, de jó ötletnek tűnnek, vagy legalábbis megfontolandóknak.</text:p>
      <text:h text:style-name="Heading_20_4" text:outline-level="4"><text:span text:style-name="_5b_RPG_5d__20_Kiemelt_20_kifejezés"><text:span text:style-name="T41">Vas ideje <text:s/>- <text:s/>ALT_HARC_#3.</text:span></text:span></text:h>
      <text:p text:style-name="P69">Első kört más szabályok szerint másodpercenként, mozdulatonként lejátszani..</text:p>
      <text:p text:style-name="P69">Ez csak egy kósza ötlet, megvalósítás talán: 1 kör = 1 sec, mindenkinek csak 1db támadása van...</text:p>
      <text:h text:style-name="Heading_20_4" text:outline-level="4"><text:span text:style-name="T41">Kezdeményezés </text:span><text:span text:style-name="_5b_RPG_5d__20_Kiemelt_20_kifejezés"><text:span text:style-name="T41">- <text:s/>ALT_HARC_#6.</text:span></text:span></text:h>
      <text:list xml:id="list1072256949" text:style-name="L44">
        <text:list-item>
          <text:p text:style-name="P197">Gyorsítás 2 harcoló esetén (párbajjellegű helyzet): rögtön támadó dobást tenni. akié a nagyobb, az üt elsőnek.</text:p>
        </text:list-item>
      </text:list>
      <text:h text:style-name="Heading_20_4" text:outline-level="4"><text:span text:style-name="T41">Realistic patch </text:span><text:span text:style-name="_5b_RPG_5d__20_Kiemelt_20_kifejezés"><text:span text:style-name="T41">- <text:s/>ALT_HARC_#7.</text:span></text:span></text:h>
      <text:list xml:id="list210704326114468" text:continue-list="list1072256949" text:style-name="L44">
        <text:list-item text:start-value="1">
          <text:p text:style-name="P213">Lehetne egy „Realistic-patch” szerűség, amiben a keményebb, de realisztikusabb („zászlós”) szabályok kapnának helyet.</text:p>
        </text:list-item>
      </text:list>
      <text:p text:style-name="P13"><text:span text:style-name="_5b_RPG_5d__20_Kiemelt_20_kifejezés"><text:span text:style-name="T41"/></text:span></text:p>
      <text:p text:style-name="P94"/>
      <text:h text:style-name="P136" text:outline-level="4">Manőverekkel kapcsolatos kidolgozandók, problémák</text:h>
      <text:p text:style-name="P81"/>
      <text:p text:style-name="P69">Ez külön szekció, hogy egyben legyenek. A TODO és PROBLÉMA típusú manőveres bejegyzések is ide kerülnek.</text:p>
      <text:p text:style-name="P69"/>
      <text:h text:style-name="Heading_20_4" text:outline-level="4"><text:span text:style-name="T41">Manővereknél fegyver kategóriák</text:span><text:span text:style-name="_5b_RPG_5d__20_Kiemelt_20_kifejezés"><text:span text:style-name="T41"> – MANŐVER_#1.</text:span></text:span></text:h>
      <text:list xml:id="list1954694203" text:style-name="L45">
        <text:list-item>
          <text:p text:style-name="P198">Probléma: Nem mindegyik manővernél számít a fegyverméret!</text:p>
        </text:list-item>
        <text:list-item>
          <text:p text:style-name="P198">Belharcba kerülésnél jobban kéne érvényesülniük (nagyobb célszám növelő értékek)</text:p>
        </text:list-item>
      </text:list>
      <text:p text:style-name="P69"/>
      <text:p text:style-name="P69"/>
      <text:h text:style-name="Heading_20_4" text:outline-level="4"><text:span text:style-name="T41">Manőver Előkészítés dobása Készületlenségnél <text:s text:c="2"/></text:span><text:span text:style-name="_5b_RPG_5d__20_Kiemelt_20_kifejezés"><text:span text:style-name="T41">- <text:s/>MANŐVER_#2.</text:span></text:span></text:h>
      <text:p text:style-name="P88"><text:span text:style-name="_5b_RPG_5d__20_Kiemelt_20_kifejezés"><text:span text:style-name="T43">Kelljen ilyenkor is dobni Előkészítést, csak a végső Célszámba az ellenfél TEA értéke nem számít bele, csak az alap Célszám és a módosítók.</text:span></text:span></text:p>
      <text:p text:style-name="P93"><text:span text:style-name="_5b_RPG_5d__20_Kiemelt_20_kifejezés"><text:span text:style-name="T43"/></text:span></text:p>
      <text:p text:style-name="P93"><text:span text:style-name="_5b_RPG_5d__20_Kiemelt_20_kifejezés"><text:span text:style-name="T43"/></text:span></text:p>
      <text:h text:style-name="Heading_20_4" text:outline-level="4"><text:span text:style-name="_5b_RPG_5d__20_Kiemelt_20_kifejezés"><text:span text:style-name="T44">Példa a Manőverekre <text:s/>- <text:s/>MANŐVER_#3.</text:span></text:span></text:h>
      <text:p text:style-name="Text_20_body"><text:span text:style-name="_5b_RPG_5d__20_Kiemelt_20_kifejezés"><text:span text:style-name="T42">Be lehet írni példaként.</text:span></text:span></text:p>
      <text:p text:style-name="P93"><text:span text:style-name="_5b_RPG_5d__20_Kiemelt_20_kifejezés"><text:span text:style-name="T43">Farkasénekben Lanice, amikor elugrik a levarázsolt Morvhen elől.</text:span></text:span></text:p>
      <text:list xml:id="list1685585271" text:style-name="L46">
        <text:list-item>
          <text:p text:style-name="P229"><text:span text:style-name="_5b_RPG_5d__20_Kiemelt_20_kifejezés"><text:span text:style-name="T43">Kibontakozás/Átsiklás manőver</text:span></text:span></text:p>
        </text:list-item>
        <text:list-item>
          <text:p text:style-name="P229"><text:span text:style-name="_5b_RPG_5d__20_Kiemelt_20_kifejezés"><text:span text:style-name="T43">Akrobatika próba</text:span></text:span></text:p>
        </text:list-item>
        <text:list-item>
          <text:p text:style-name="P229"><text:span text:style-name="_5b_RPG_5d__20_Kiemelt_20_kifejezés"><text:span text:style-name="T43">+4-es Támadó Taktika</text:span></text:span></text:p>
        </text:list-item>
        <text:list-item>
          <text:p text:style-name="P229"><text:span text:style-name="_5b_RPG_5d__20_Kiemelt_20_kifejezés"><text:span text:style-name="T43">Az ellen fejvadász Készületlen</text:span></text:span></text:p>
        </text:list-item>
        <text:list-item>
          <text:p text:style-name="P229"><text:span text:style-name="_5b_RPG_5d__20_Kiemelt_20_kifejezés"><text:span text:style-name="T43">Találat!!</text:span></text:span></text:p>
        </text:list-item>
      </text:list>
      <text:p text:style-name="P88"><text:span text:style-name="_5b_RPG_5d__20_Kiemelt_20_kifejezés"><text:span text:style-name="T43"/></text:span></text:p>
      <text:h text:style-name="P125" text:outline-level="3">Megoldott, törölt alternatív ötletek (harcrendszer)</text:h>
      <text:p text:style-name="Text_20_body">Ide olyan ötletek jönnek, amik nem kompatibilisek a jelenlegi rendszerrel, de jó ötletnek tűnnek, vagy legalábbis megfontolandóknak.</text:p>
      <text:h text:style-name="P137" text:outline-level="4">Alternatív harc (2k10 kockával) - <text:s/>ALT_HARC_#1.</text:h>
      <text:p text:style-name="P59">Iván ötlete kis változtatásokkal:</text:p>
      <text:list xml:id="list478877002" text:style-name="L47">
        <text:list-item>
          <text:p text:style-name="P219">Nem k20-al, hanem 2k10-el dobunk. Így 11-es dobás a leggyakoribb. </text:p>
        </text:list-item>
        <text:list-item>
          <text:p text:style-name="P221">Plusz kockát csak legvégső esetben adjunk, karakteralkotáskor pedig semmiképp ne járjon bónusz kocka alapból csak azért, mert nagyon gyors, vagy erős valaki. Az benne van a KÉ/TÉ/VÉ-ben.</text:p>
        </text:list-item>
        <text:list-item>
          <text:p text:style-name="P221">A tesztfelületen kiderül majd, hogy mennyire véletlenszerű és a tudás mennyire jön ki. (Pl. hogy a 2 szinttel gyengébb harcos milyen arányban győz az erősebb ellen).</text:p>
        </text:list-item>
        <text:list-item>
          <text:p text:style-name="P221">Előny még a pszichológiai hatás: a régi hardcore játékosok könnyebben megszokják</text:p>
        </text:list-item>
        <text:list-item>
          <text:p text:style-name="P219">Van Kezdeményező, Támadó és <text:span text:style-name="T36">Védekező</text:span> dobás is!</text:p>
        </text:list-item>
        <text:list-item>
          <text:p text:style-name="P232"><text:span text:style-name="_5b_RPG_5d__20_Kiemelt_20_kifejezés"><text:span text:style-name="T38">Sérülésnél</text:span></text:span><text:span text:style-name="T38">, nem levonás, hanem büntetés kocka és támadás elvonás. Lásd:</text:span><text:span text:style-name="T37"> </text:span><text:a xlink:type="simple" xlink:href="#0.0.0.0.Hat egészség kategória legyen -  ALT_KARLAP_#1. |outline" text:style-name="Internet_20_link" text:visited-style-name="Visited_20_Internet_20_Link">ALT_KARLAP_#1.</text:a></text:p>
        </text:list-item>
        <text:list-item>
          <text:p text:style-name="P221">Esetleg konstans 2-vel is csökkenhetne a VÉ (bár, ez lehet, hogy tök felesleges)</text:p>
        </text:list-item>
        <text:list-item>
          <text:p text:style-name="P230"><text:span text:style-name="T37">Probléma a </text:span><text:span text:style-name="_5b_RPG_5d__20_Kiemelt_20_fejlesztői_20_szó"><text:span text:style-name="T37">több támadás egy körben</text:span></text:span><text:span text:style-name="T37">!!!</text:span></text:p>
        </text:list-item>
        <text:list-item>
          <text:p text:style-name="P221">Ha a jelenlegi módszert alkalmazzuk, azaz a 2. támadás a fegyver sebességgel 1x csökkentett értékkel megy, a 3.támadás a 2x csökkentett értékkel, akkor nem lesz értelme az 1. támadáson kívül a többinek, hiszen a Fegyver Sebességeket megdupláztuk és ha megszűnik a VÉ csökkenés, akkor szinte teljesen esélytelen betalálni másodszorra, harmadszorra meg pláne.</text:p>
        </text:list-item>
        <text:list-item>
          <text:p text:style-name="P221">Lehetséges megoldás: A fegyver sebessége csak a támadások számának kiszámításában vegyen részt, az egyes támadások Támadó Értéket ne befolyásolja. Helyette:<text:line-break/>A 2. támadást az eredeti TÉ-vel, 1db büntetés kockával kell dobni, a harmadikat 2db-al, stb. Ennek az az előnye is megvan, hogy a Sebességgel jobban tudunk játszani, nincs már olyan kényes és fontos szerepe, hogy kis megváltoztatása drasztikusan eltolná a találati esélyeket.<text:line-break/>További előnye a statisztika vezetése. Így nem kéne a TÉ-t „26/16/6” formában leirkálni, hanem lenne 1db TÉ és kész.</text:p>
        </text:list-item>
        <text:list-item>
          <text:p text:style-name="P220">VÉ csökkenés...???<text:line-break/> Emiatt (részben) jött létre ez a módszer (VÉ csökkenés adminisztrációja), de valami mégis kéne.</text:p>
        </text:list-item>
        <text:list-item>
          <text:p text:style-name="P222">Viszont ha marad a VÉ csökk: akkor a LIMIT is megmaradna, de a LIMIT meghaladása esetén 1 VÉ csökkentés, alatta (vagy egyenlő esetén) semmi (0VÉ csökk). Viszont a 2k10 miatt nem egyenletes a LIMIT alkalmazása (Gauss eloszlás). Lehet, hogy egyáltalán ne legyen VÉ csökkentés, végül is e miatt van az egész (részben).</text:p>
        </text:list-item>
        <text:list-item>
          <text:p text:style-name="P231"><text:span text:style-name="T37">Ha nincs sima VÉ csökk, akkor </text:span><text:span text:style-name="T39">esetleg</text:span><text:span text:style-name="T37"> egy </text:span><text:span text:style-name="T40">Fáradás</text:span><text:span text:style-name="T37"> jellegű valamit, ami az </text:span><text:span text:style-name="_5b_RPG_5d__20_Kiemelt_20_fejlesztői_20_szó"><text:span text:style-name="T37">Állóképesség-Összpontosítás-Karakter szint</text:span></text:span><text:span text:style-name="T37"> hármas valamilyen konstellációjától függne. És X kör után vagy VÉ csökkenést okozna, vagy büntetés kockát a Védekező dobásra. Ez csak agymenés, de hátha van benne használható ötlet.</text:span></text:p>
        </text:list-item>
        <text:list-item>
          <text:p text:style-name="P223">Esetleg mindenkinek minden körben 1-el csökken a VÉ-je. (ez is csak kósza ötlet)</text:p>
        </text:list-item>
        <text:list-item>
          <text:p text:style-name="P230"><text:span text:style-name="_5b_RPG_5d__20_Kiemelt_20_fejlesztői_20_szó"><text:span text:style-name="T37">Több támadónál</text:span></text:span><text:span text:style-name="T37">: minden támadó +X-et (X=2?) bónuszt kap a TÉ-jére plusz személyenként. <text:line-break/>Tehát 2 támadónál +2 TÉ, 3 támadónál +4TÉ, stb. <text:line-break/>A plusz kocka itt nem jó, mert magas VÉ-nél soha nem ütik túl.</text:span></text:p>
        </text:list-item>
      </text:list>
      <text:p text:style-name="P59"/>
      <text:h text:style-name="P137" text:outline-level="4"><text:soft-page-break/>Több kocka sebzésnél – ALT_HARC_#2.</text:h>
      <text:p text:style-name="P57">Esetleg sebzésnél is használjuk a több kockás dobást. Pl. Erőből forgatott fegyverek esetén, de lehetnének olyanok is, amiknek a sebzését alapból több plusz (bónusz) kockával lehetne dobni.<text:line-break/>Ha igen, akkor valami egyszerű jelölés kéne, ami egyben a sebzést is mutatja és hogy hány bónusz kocka jár. </text:p>
      <text:p text:style-name="P3"><text:span text:style-name="T37">Pl. k10 az alap sebzés és van hozzá még egy plusz (bónusz) kocka: </text:span><text:span text:style-name="_5b_RPG_5d__20_Kiemelt_20_fejlesztői_20_szó"><text:span text:style-name="T37">k10_P1</text:span></text:span></text:p>
      <text:p text:style-name="P57">De ezt csak példának írtam és nem is néz ki túl jól.</text:p>
      <text:p text:style-name="P82"><text:span text:style-name="T37">De lehet, hogy érthetőbb, ha azt írjuk oda, hogy </text:span><text:span text:style-name="T39">összesen</text:span><text:span text:style-name="T37"> hány darab kockával kell dobni. Tehát a fenti példánál maradva: </text:span><text:span text:style-name="_5b_RPG_5d__20_Kiemelt_20_fejlesztői_20_szó"><text:span text:style-name="T37">k10_P3</text:span></text:span></text:p>
      <text:p text:style-name="P113"/>
      <text:p text:style-name="P113"/>
      <text:h text:style-name="P123" text:outline-level="1">Képzettségek – megoldottak</text:h>
      <text:p text:style-name="Text_20_body"><text:span text:style-name="_5b_RPG_5d__20_Kiemelt_20_kifejezés"><text:span text:style-name="T22">Megoldottak:</text:span></text:span></text:p>
      <text:p text:style-name="Text_20_body"><text:span text:style-name="_5b_RPG_5d__20_Kiemelt_20_kifejezés"><text:span text:style-name="T22">Úszás, futás Fortélyba vagy képzettség - <text:s/>PROB_KEPZETTSEGEK_#17.</text:span></text:span></text:p>
      <text:p text:style-name="Text_20_body"><text:span text:style-name="_5b_RPG_5d__20_Kiemelt_20_kifejezés"><text:span text:style-name="T6">Maradjanak „Könnyű” képzettségek, vagy menjenek fortélyba?</text:span></text:span></text:p>
      <text:p text:style-name="Text_20_body"><text:span text:style-name="_5b_RPG_5d__20_Kiemelt_20_kifejezés"><text:span text:style-name="T23">Maradnak Fortélyban.</text:span></text:span></text:p>
      <text:p text:style-name="Text_20_body"><text:span text:style-name="_5b_RPG_5d__20_Kiemelt_20_kifejezés"><text:span text:style-name="T52"/></text:span></text:p>
      <text:p text:style-name="Text_20_body"><text:span text:style-name="_5b_RPG_5d__20_Kiemelt_20_kifejezés"><text:span text:style-name="T18">Másodlagos dobások összetett próbához – PROB_KEPZETTSEGEK_#15.</text:span></text:span></text:p>
      <text:p text:style-name="Text_20_body"><text:span text:style-name="_5b_RPG_5d__20_Kiemelt_20_kifejezés"><text:span text:style-name="T52"/></text:span></text:p>
      <text:p text:style-name="Text_20_body"><text:span text:style-name="_5b_RPG_5d__20_Kiemelt_20_kifejezés"><text:span text:style-name="T18">Képzettség foka és növelése (max) - <text:s/>PROB_KEPZETTSEGEK_#16.</text:span></text:span></text:p>
      <text:p text:style-name="Text_20_body"><text:span text:style-name="_5b_RPG_5d__20_Kiemelt_20_kifejezés"><text:span text:style-name="T19">Mennyi lehessen egy képzettség maximális értéke egy adott szinten?</text:span></text:span></text:p>
      <text:p text:style-name="Text_20_body"><text:span text:style-name="_5b_RPG_5d__20_Kiemelt_20_kifejezés"><text:span text:style-name="T19">Megoldás I: </text:span></text:span></text:p>
      <text:list xml:id="list4208980593" text:style-name="L48">
        <text:list-item>
          <text:p text:style-name="P233"><text:span text:style-name="_5b_RPG_5d__20_Kiemelt_20_kifejezés"><text:span text:style-name="T19">Ha a játékos 1.szintű karaktert alkot, akkor képzettségének értéke legfeljebb 5 lehessen.</text:span></text:span></text:p>
        </text:list-item>
        <text:list-item>
          <text:p text:style-name="P233"><text:span text:style-name="_5b_RPG_5d__20_Kiemelt_20_kifejezés"><text:span text:style-name="T19">Ha nem 1. szintűt alkot, akkor max (szint x 2). Mégpedig azért, hogy a később kapott KP-kat ne „tuningolhassa vissza” az első szintre.</text:span></text:span></text:p>
        </text:list-item>
      </text:list>
      <text:p text:style-name="Text_20_body"><text:span text:style-name="_5b_RPG_5d__20_Kiemelt_20_kifejezés"><text:span text:style-name="T19">Valószínűleg OK lesz.</text:span></text:span></text:p>
      <text:p text:style-name="Text_20_body"><text:span text:style-name="_5b_RPG_5d__20_Kiemelt_20_kifejezés"><text:span text:style-name="T18">Elsődleges képzettségek - <text:s/>PROB_KEPZETTSEGEK_#10.</text:span></text:span></text:p>
      <text:p text:style-name="Text_20_body"><text:span text:style-name="_5b_RPG_5d__20_Kiemelt_20_kifejezés"><text:span text:style-name="T19">Legyenek egyáltalán elsődleges képzettségek?</text:span></text:span></text:p>
      <text:p text:style-name="Text_20_body"><text:span text:style-name="_5b_RPG_5d__20_Kiemelt_20_kifejezés"><text:span text:style-name="T19"/></text:span></text:p>
      <text:p text:style-name="Text_20_body"><text:span text:style-name="_5b_RPG_5d__20_Kiemelt_20_kifejezés"><text:span text:style-name="T23"/></text:span></text:p>
      <text:p text:style-name="Text_20_body"><text:span text:style-name="_5b_RPG_5d__20_Kiemelt_20_kifejezés"><text:span text:style-name="T23">Szertartásrend <text:s/>- <text:s/>PROB_KEPZETTSEGEK_#18.</text:span></text:span></text:p>
      <text:p text:style-name="Text_20_body"><text:span text:style-name="_5b_RPG_5d__20_Kiemelt_20_kifejezés"><text:span text:style-name="T10">Nem tisztázott, hogy mit adjon pontosan. Más is tanulhassa?</text:span></text:span></text:p>
      <text:p text:style-name="Text_20_body"><text:span text:style-name="_5b_RPG_5d__20_Kiemelt_20_kifejezés"><text:span text:style-name="T23"/></text:span></text:p>
      <text:p text:style-name="Text_20_body"><text:span text:style-name="_5b_RPG_5d__20_Kiemelt_20_kifejezés"><text:span text:style-name="T23">Vadászat - <text:s/>PROB_KEPZETTSEGEK_#21.</text:span></text:span></text:p>
      <text:p text:style-name="Text_20_body"><text:span text:style-name="_5b_RPG_5d__20_Kiemelt_20_kifejezés"><text:span text:style-name="T10">Legyen a természetjárás része?</text:span></text:span></text:p>
      <text:p text:style-name="Text_20_body"><text:span text:style-name="_5b_RPG_5d__20_Kiemelt_20_kifejezés"><text:span text:style-name="T23"/></text:span></text:p>
      <text:p text:style-name="Text_20_body"><text:span text:style-name="_5b_RPG_5d__20_Kiemelt_20_kifejezés"><text:span text:style-name="T23">Mágiaismeret - <text:s/>PROB_KEPZETTSEGEK_#20.</text:span></text:span></text:p>
      <text:p text:style-name="Text_20_body"><text:span text:style-name="_5b_RPG_5d__20_Kiemelt_20_kifejezés"><text:span text:style-name="T10">Vesszen!!! :)</text:span></text:span></text:p>
      <text:p text:style-name="Text_20_body"><text:span text:style-name="_5b_RPG_5d__20_Kiemelt_20_kifejezés"><text:span text:style-name="T10">Ne! Legyen!</text:span></text:span></text:p>
      <text:p text:style-name="Text_20_body"><text:span text:style-name="_5b_RPG_5d__20_Kiemelt_20_kifejezés"><text:span text:style-name="T10"/></text:span></text:p>
      <text:p text:style-name="P3"><text:span text:style-name="_5b_RPG_5d__20_Kiemelt_20_kifejezés"><text:span text:style-name="T23">Sérülés hatása képzettségpróbára – PROB_KEPZETTSEGEK_#3.</text:span></text:span></text:p>
      <text:p text:style-name="Text_20_body"><text:span text:style-name="_5b_RPG_5d__20_Kiemelt_20_kifejezés"><text:span text:style-name="T13">Mi legyen sérüléskor? Mennyi levonás legyen a képzettségpróbára?</text:span></text:span></text:p>
      <text:p text:style-name="Text_20_body"><text:span text:style-name="_5b_RPG_5d__20_Kiemelt_20_kifejezés"><text:span text:style-name="T13">Fizikai képzettségek esetében: ?</text:span></text:span></text:p>
      <text:p text:style-name="Text_20_body"><text:span text:style-name="_5b_RPG_5d__20_Kiemelt_20_kifejezés"><text:span text:style-name="T13">Egyéb képzettségek esetében: ?</text:span></text:span></text:p>
      <text:p text:style-name="Text_20_body"><text:span text:style-name="_5b_RPG_5d__20_Kiemelt_20_kifejezés"><text:span text:style-name="T13"/></text:span></text:p>
      <text:p text:style-name="Text_20_body"><text:span text:style-name="_5b_RPG_5d__20_Kiemelt_20_kifejezés"><text:span text:style-name="T22">Összhang képzettségpróbánál - <text:s/>PROB_KEPZETTSEGEK_#11.</text:span></text:span></text:p>
      <text:p text:style-name="Text_20_body"><text:soft-page-break/><text:span text:style-name="_5b_RPG_5d__20_Kiemelt_20_kifejezés"><text:span text:style-name="T13">Kapcsolódó képzettség adhat összhangot a próbára. Hogy legyen? 1/5, vagy 1/3 értéke számítson be? És hogy szabályozzuk ezt?</text:span></text:span></text:p>
      <text:p text:style-name="Text_20_body"><text:span text:style-name="_5b_RPG_5d__20_Kiemelt_20_kifejezés"><text:span text:style-name="T13"/></text:span></text:p>
      <text:p text:style-name="Text_20_body"><text:span text:style-name="_5b_RPG_5d__20_Kiemelt_20_kifejezés"><text:span text:style-name="T22">Helyismeret - <text:s/>PROB_KEPZETTSEGEK_#12.</text:span></text:span></text:p>
      <text:p text:style-name="Text_20_body"><text:span text:style-name="_5b_RPG_5d__20_Kiemelt_20_kifejezés"><text:span text:style-name="T13">Hány pontot oszthasson első szinten? Milyen levonás sújtsa, ha más városra kell dobnia, de azonos államban?</text:span></text:span></text:p>
      <text:p text:style-name="Text_20_body"><text:span text:style-name="_5b_RPG_5d__20_Kiemelt_20_kifejezés"><text:span text:style-name="T13"/></text:span></text:p>
      <text:p text:style-name="Text_20_body"><text:span text:style-name="_5b_RPG_5d__20_Kiemelt_20_kifejezés"><text:span text:style-name="T22">Képzettség párok - <text:s/>PROB_KEPZETTSEGEK_#14.</text:span></text:span></text:p>
      <text:p text:style-name="Text_20_body"><text:span text:style-name="_5b_RPG_5d__20_Kiemelt_20_kifejezés"><text:span text:style-name="T13">Esetleg lehetnének képzettség függések is? Pl. Megtévesztés nem lehet X-el több, mint az Emberismeret.</text:span></text:span></text:p>
      <text:p text:style-name="Text_20_body"><text:span text:style-name="_5b_RPG_5d__20_Kiemelt_20_kifejezés"><text:span text:style-name="T13"/></text:span></text:p>
      <text:p text:style-name="Text_20_body"><text:span text:style-name="_5b_RPG_5d__20_Kiemelt_20_kifejezés"><text:span text:style-name="T22">Herbalizmus - <text:s/>PROB_KEPZETTSEGEK_#19.</text:span></text:span></text:p>
      <text:p text:style-name="Text_20_body"><text:span text:style-name="_5b_RPG_5d__20_Kiemelt_20_kifejezés"><text:span text:style-name="T13">Legyen, vagy ne?</text:span></text:span></text:p>
      <text:p text:style-name="Text_20_body"><text:span text:style-name="_5b_RPG_5d__20_Kiemelt_20_kifejezés"><text:span text:style-name="T13"/></text:span></text:p>
      <text:p text:style-name="P60">Kasztok Elsődleges képzettségei <text:s/>- <text:s/>TODO_KEPZETTSEGEK_#6.</text:p>
      <text:p text:style-name="P58">Ha van, akkor Átfogó képzettséget adjuk meg elsődlegesként, mintsem egy alá tartozó Átlagost. Kell még ez az ötlet..?</text:p>
      <text:p text:style-name="P58"/>
      <text:p text:style-name="Text_20_body"/>
      <text:p text:style-name="P9">Vállalás - ALT_KEPZETTSEGEK_#2.</text:p>
      <text:p text:style-name="P8">Lehetne 2 x k10 -es dobás és 5-ös max. Ha egyik dobás sem kisebb, vagy egyenlő a számmal, akkor nincs hiba. Bár talán mégis jobb a sima k6.</text:p>
      <text:p text:style-name="P10"/>
      <text:h text:style-name="P128" text:outline-level="3">Alternatív ötletek (képzettségpróba)</text:h>
      <text:p text:style-name="P44">Ide olyan ötletek jönnek, amik nem kompatibilisek a jelenlegi rendszerrel, de jó ötletnek tűnnek, vagy legalábbis megfontolandóknak.</text:p>
      <text:h text:style-name="P132" text:outline-level="4">Elsődleges képzettségek más módszerrel - ALT_KEPZETTSEGEK_#1.</text:h>
      <text:p text:style-name="P44">1, szinten bizonyos képzettségek alapból 2.képzettség szinten indulnának.</text:p>
      <text:p text:style-name="P10"/>
      <text:h text:style-name="Heading_20_1" text:outline-level="1">Fortélyok – megoldottak</text:h>
      <text:h text:style-name="Heading_20_3" text:outline-level="3">Megoldott problémák (Fortélyok)</text:h>
      <text:p text:style-name="Text_20_body"/>
      <text:h text:style-name="P132" text:outline-level="4">Belharc, Földharc, Birkózás kapcsolata - PROB_FORTÉLY_#1.</text:h>
      <text:p text:style-name="P44">A Belharc adjon bónuszt a Földharcra:</text:p>
      <text:p text:style-name="P44">Legyen Földharc külön harcmodor? </text:p>
      <text:p text:style-name="P44">Mi legyen a Birkózással?</text:p>
      <text:p text:style-name="P44">Vélemény?</text:p>
      <text:p text:style-name="P44"/>
      <text:h text:style-name="Heading_20_3" text:outline-level="3">Megoldott TODO (kidolgozandók)(Fortélyok)</text:h>
      <text:p text:style-name="P44">Választott képzettség elsődleges - TODO_FORTÉLY_#1.</text:p>
      <text:p text:style-name="P44">Új <text:span text:style-name="T31">Fortély</text:span> : egy adott képzettség elsődlegessé válik. Az ott leírt bónuszokat kapja meg.</text:p>
      <text:p text:style-name="P44">HA: lesznek egyáltalán elsődleges képzettségek..</text:p>
      <text:p text:style-name="P111"/>
      <text:h text:style-name="P139" text:outline-level="4">Páros harc - TODO_FORTÉLY_#4. </text:h>
      <text:p text:style-name="P103">Követelményeit és a konkrét bónuszokat (harcértékekre) kidolgozni.</text:p>
      <text:p text:style-name="P104"/>
      <text:h text:style-name="P123" text:outline-level="1">SLAN – megoldottak</text:h>
      <text:p text:style-name="Text_20_body"><text:span text:style-name="_5b_RPG_5d__20_Kiemelt_20_kifejezés"><text:span text:style-name="T20">Chi harc fegyverrel (fegyver) <text:s/>- <text:s/>PROB_SLAN_#1.</text:span></text:span></text:p>
      <text:list xml:id="list2105432485" text:style-name="L49">
        <text:list-item>
          <text:p text:style-name="P186">Új <text:span text:style-name="T34">fortély</text:span> Slan-eknek</text:p>
        </text:list-item>
        <text:list-item>
          <text:p text:style-name="P186">Hatás: egy új (meghatározott) fegyverrel is tud már Chi-harcolni</text:p>
        </text:list-item>
      </text:list>
      <text:p text:style-name="P44">Kell ez külön, vagy bármilyen fegyverrel be tudjon lépni a harci transzba?</text:p>
      <text:p text:style-name="P47"><text:s/>→ A Chi harc könnyebb és állandóan használható, de gyengébb lett (mint a Khirin)</text:p>
      <text:p text:style-name="P47"/>
      <text:p text:style-name="P9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Félkövér" style:font-pitch="variable"/>
    <style:font-face style:name="FreeSerif4" svg:font-family="FreeSerif" style:font-adornments="Félkövér dőlt" style:font-pitch="variable"/>
    <style:font-face style:name="FreeSerif5" svg:font-family="FreeSerif" style:font-adornments="Normál" style:font-pitch="variable"/>
    <style:font-face style:name="Mincho" svg:font-family="Mincho" style:font-pitch="variable"/>
    <style:font-face style:name="Mufferaw" svg:font-family="Mufferaw" style:font-adornments="Félkövér" style:font-pitch="variable"/>
    <style:font-face style:name="Nimbus Roman No9 L" svg:font-family="'Nimbus Roman No9 L'"/>
    <style:font-face style:name="Nimbus Roman No9 L1" svg:font-family="'Nimbus Roman No9 L'" style:font-family-generic="roman"/>
    <style:font-face style:name="Nimbus Roman No9 L2" svg:font-family="'Nimbus Roman No9 L'" style:font-family-generic="roman" style:font-pitch="variable"/>
    <style:font-face style:name="Nimbus Sans L" svg:font-family="'Nimbus Sans L'" style:font-pitch="variable"/>
    <style:font-face style:name="Sans Serif" svg:font-family="'Sans Serif'" style:font-pitch="variable"/>
    <style:font-face style:name="StarSymbol" svg:font-family="StarSymbol" style:font-charset="x-symbol"/>
    <style:font-face style:name="Tahoma" svg:font-family="Tahoma" style:font-family-generic="swiss" style:font-pitch="variable"/>
    <style:font-face style:name="Tahoma1" svg:font-family="Tahoma" style:font-family-generic="system" style:font-pitch="variable"/>
    <style:font-face style:name="Tahoma2" svg:font-family="Tahoma, Lucidasans, 'Lucida Sans', 'Arial Unicode MS'"/>
    <style:font-face style:name="Tahoma3"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release" svg:font-family="release" style:font-adornments="Normál"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Nimbus Roman No9 L2" fo:font-size="12pt" fo:language="hu" fo:country="HU" style:font-name-asian="Sans Serif" style:font-size-asian="12pt" style:language-asian="hu" style:country-asian="HU" style:font-name-complex="Tahoma3"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Nimbus Roman No9 L2" fo:font-size="12pt" fo:language="hu" fo:country="HU" style:font-name-asian="Sans Serif" style:font-size-asian="12pt" style:language-asian="hu" style:country-asian="HU" style:font-name-complex="Tahoma3" style:font-size-complex="12pt" style:language-complex="hu" style:country-complex="HU"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in" fo:margin-right="0in" fo:margin-top="0in" fo:margin-bottom="0.0783in" style:contextual-spacing="false" fo:text-align="justify" style:justify-single-word="false" fo:widows="2" fo:text-indent="0.0783in" style:auto-text-indent="false"/>
      <style:text-properties style:font-name="FreeSerif2" fo:font-family="FreeSerif" style:font-style-name="Dőlt" style:font-pitch="variable" fo:font-size="11pt" fo:font-style="italic"/>
    </style:style>
    <style:style style:name="Text_20_body_20_indent" style:display-name="Text body indent" style:family="paragraph" style:parent-style-name="Text_20_body" style:class="text">
      <loext:graphic-properties draw:fill="none" draw:fill-color="#99ccff"/>
      <style:paragraph-properties fo:margin-left="0.0398in" fo:margin-right="0in" fo:text-indent="0in" style:auto-text-indent="false" fo:background-color="transparent">
        <style:tab-stops/>
      </style:paragraph-properties>
    </style:style>
    <style:style style:name="Heading" style:family="paragraph" style:parent-style-name="Standard" style:next-style-name="Text_20_body" style:class="text" style:master-page-name="">
      <style:paragraph-properties fo:margin-top="0.1665in" fo:margin-bottom="0.0835in" style:contextual-spacing="false" style:page-number="auto" style:shadow="#808080 -0.0472in 0.0472in" fo:keep-with-next="always"/>
      <style:text-properties style:font-name="Berylium" fo:font-family="Berylium" style:font-style-name="Dőlt" style:font-pitch="variable" fo:font-size="14pt" fo:font-style="italic" fo:font-weight="bold" style:font-name-asian="Mincho" style:font-family-asian="Mincho" style:font-pitch-asian="variable" style:font-size-asian="14pt" style:font-name-complex="Tahoma3"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loext:graphic-properties draw:fill="none" draw:fill-color="#99ccff"/>
      <style:paragraph-properties fo:margin-top="0.4016in" fo:margin-bottom="0.398in" style:contextual-spacing="false" fo:break-before="page" fo:background-color="transparent" style:shadow="#808080 -0.0709in 0.0709in">
        <style:drop-cap/>
      </style:paragraph-properties>
      <style:text-properties fo:font-variant="small-caps" fo:color="#808080" loext:opacity="100%" style:font-name="Thryomanes" fo:font-family="Thryomanes" style:font-style-name="Félkövér" style:font-pitch="variable"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top="0.2835in" fo:margin-bottom="0.2008in" style:contextual-spacing="false" style:page-number="auto" fo:break-before="page" fo:background-color="transparent" style:shadow="#808080 0.0709in 0.0709in">
        <style:tab-stops/>
      </style:paragraph-properties>
      <style:text-properties style:font-name="Berylium2" fo:font-family="Berylium" style:font-style-name="Félkövér dőlt" style:font-pitch="variable"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654in" fo:margin-bottom="0.122in" style:contextual-spacing="false" style:register-true="false" fo:text-indent="0in" style:auto-text-indent="false" style:shadow="#808080 -0.0311in 0.0311in"/>
      <style:text-properties style:font-name="Berylium1" fo:font-family="Berylium" style:font-style-name="Félkövér"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0398in" fo:margin-right="0in" fo:margin-top="0.2165in" fo:margin-bottom="0.0827in" style:contextual-spacing="false" fo:text-indent="0in" style:auto-text-indent="false" fo:background-color="transparent" fo:padding="0in" fo:border="none" style:shadow="#c0c0c0 0.0193in 0.0193in" text:number-lines="false" text:line-number="0">
        <style:tab-stops/>
      </style:paragraph-properties>
      <style:text-properties style:font-name="FreeSerif4" fo:font-family="FreeSerif" style:font-style-name="Félkövér dőlt" style:font-pitch="variable"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loext:graphic-properties draw:fill="none" draw:fill-color="#99ccff"/>
      <style:paragraph-properties fo:margin-left="0.0591in" fo:margin-right="0in" fo:margin-top="0.1654in" fo:margin-bottom="0.0827in" style:contextual-spacing="false" fo:hyphenation-ladder-count="no-limit" fo:text-indent="0in" style:auto-text-indent="false" fo:background-color="transparent" fo:padding="0in" fo:border-left="none" fo:border-right="none" fo:border-top="none" fo:border-bottom="0.51pt solid #000000" style:shadow="none" text:number-lines="true" text:line-number="0">
        <style:tab-stops/>
      </style:paragraph-properties>
      <style:text-properties style:font-name="FreeSerif2" fo:font-family="FreeSerif" style:font-style-name="Dőlt" style:font-pitch="variable" fo:font-size="90%" fo:font-style="italic" fo:font-weight="normal" style:font-size-asian="85%" style:font-weight-asian="bold" style:font-size-complex="85%" style:font-weight-complex="bold" fo:hyphenate="true" fo:hyphenation-remain-char-count="2" fo:hyphenation-push-char-count="2" loext:hyphenation-no-caps="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style:font-name="release" fo:font-family="release" style:font-style-name="Normál" style:font-pitch="variabl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2"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Lucidasans, 'Lucida Sans', 'Arial Unicode MS'"/>
    </style:style>
    <style:style style:name="Index_20_3" style:display-name="Index 3" style:family="paragraph" style:parent-style-name="Index" style:class="index">
      <style:paragraph-properties fo:margin-left="0.3929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FreeSerif5" fo:font-family="FreeSerif" style:font-style-name="Normál" style:font-pitch="variable"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FreeSerif5" fo:font-family="FreeSerif" style:font-style-name="Normál"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FreeSerif5" fo:font-family="FreeSerif" style:font-style-name="Normál" style:font-pitch="variabl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FreeSerif5" fo:font-family="FreeSerif" style:font-style-name="Normál" style:font-pitch="variabl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style:font-name="FreeSerif5" fo:font-family="FreeSerif" style:font-style-name="Normál" style:font-pitch="variabl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text-properties style:font-name="FreeSerif5" fo:font-family="FreeSerif" style:font-style-name="Normál" style:font-pitch="variable"/>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family="Mufferaw" style:font-style-name="Félkövér" style:font-pitch="variable"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Courier New', 'Luxi Mono', Courier, 'Lucida Sans Typewriter', 'Lucida Typewriter', Monaco, Monospaced" style:font-family-generic="modern" style:font-pitch="fixed" fo:font-size="10pt" style:font-name-asian="Cumberland" style:font-family-asian="Cumberland, 'Courier New', 'Luxi Mono', Courier, 'Lucida Sans Typewriter', 'Lucida Typewriter', Monaco, Monospaced" style:font-family-generic-asian="modern" style:font-pitch-asian="fixed" style:font-size-asian="10pt" style:font-name-complex="Cumberland" style:font-family-complex="Cumberland, 'Courier New', 'Luxi Mono', Courier, 'Lucida Sans Typewriter', 'Lucida Typewriter', Monaco, Monospaced" style:font-family-generic-complex="modern" style:font-pitch-complex="fixed" style:font-size-complex="10pt"/>
    </style:style>
    <style:style style:name="_5b_RPG_5d__20_Szövegtörzs_20_-_20_kiemelt_20_kifejezés" style:display-name="[RPG] Szövegtörzs - kiemelt kifejezés" style:family="paragraph" style:parent-style-name="Text_20_body">
      <loext:graphic-properties draw:fill="none" draw:fill-color="#99ccff"/>
      <style:paragraph-properties fo:background-color="transparent">
        <style:tab-stops/>
      </style:paragraph-properties>
      <style:text-properties fo:color="#808080" loext:opacity="100%" fo:text-shadow="none"/>
    </style:style>
    <style:style style:name="_5b_RPG_5d__20_Táblázattartalom_20_1" style:display-name="[RPG] Táblázattartalom 1" style:family="paragraph" style:parent-style-name="Table_20_Contents">
      <loext:graphic-properties draw:fill="none" draw:fill-color="#99ccff"/>
      <style:paragraph-properties fo:margin-left="0in" fo:margin-right="0in" fo:margin-top="0in" fo:margin-bottom="0in" style:contextual-spacing="false" fo:text-align="center" style:justify-single-word="false" fo:keep-together="always" fo:text-indent="0in" style:auto-text-indent="false" fo:background-color="transparent">
        <style:tab-stops/>
      </style:paragraph-properties>
      <style:text-properties style:font-name="FreeSerif5" fo:font-family="FreeSerif" style:font-style-name="Normál" style:font-pitch="variable" fo:font-size="9pt" fo:font-weight="bold"/>
    </style:style>
    <style:style style:name="_5b_RPG_5d__20_Szabály_20_kiemelés" style:display-name="[RPG] Szabály kiemelés" style:family="paragraph" style:parent-style-name="Table_20_Contents">
      <style:paragraph-properties fo:margin-left="0in" fo:margin-right="0in" fo:margin-top="0in" fo:margin-bottom="0.0398in" style:contextual-spacing="false" fo:text-align="center" style:justify-single-word="false" fo:text-indent="0in" style:auto-text-indent="false"/>
      <style:text-properties style:font-name="Times" fo:font-family="Times" style:font-style-name="Félkövér" style:font-family-generic="roman" style:font-pitch="variable" fo:font-size="12pt" fo:font-style="normal" fo:font-weight="bold"/>
    </style:style>
    <style:style style:name="_5b_RPG_5d__20_Felsorolt_20_pont_20_kifejtése" style:display-name="[RPG] Felsorolt pont kifejtése" style:family="paragraph" style:parent-style-name="Text_20_body">
      <style:paragraph-properties fo:margin-left="0.1575in" fo:margin-right="0.1575in" fo:text-indent="0in" style:auto-text-indent="false"/>
    </style:style>
    <style:style style:name="_5b_RPG_5d__20_Táblázattartalom_20_-_20_fejléc" style:display-name="[RPG] Táblázattartalom - fejléc" style:family="paragraph" style:parent-style-name="_5b_RPG_5d__20_Táblázattartalom_20_1" style:master-page-name="">
      <loext:graphic-properties draw:fill="none" draw:fill-color="#99ccff"/>
      <style:paragraph-properties style:page-number="auto" fo:background-color="transparent" style:vertical-align="middle">
        <style:tab-stops/>
      </style:paragraph-properties>
      <style:text-properties fo:font-size="9pt" fo:font-weight="bold"/>
    </style:style>
    <style:style style:name="_5b_RPG_5d__20_Szövegtörzs_20_-_20_példaleírás" style:display-name="[RPG] Szövegtörzs - példaleírás" style:family="paragraph" style:parent-style-name="Text_20_body">
      <loext:graphic-properties draw:fill="none" draw:fill-color="#99ccff"/>
      <style:paragraph-properties fo:margin-left="0.1181in" fo:margin-right="0.1181in" fo:margin-top="0in" fo:margin-bottom="0.161in" style:contextual-spacing="false" fo:line-height="100%" fo:text-indent="0in" style:auto-text-indent="false" fo:background-color="transparent">
        <style:tab-stops/>
      </style:paragraph-properties>
      <style:text-properties style:font-name="FreeSerif2" fo:font-family="FreeSerif" style:font-style-name="Dőlt" style:font-pitch="variable" fo:font-size="11pt" fo:font-style="italic"/>
    </style:style>
    <style:style style:name="_5b_RPG_5d__20_Csillagozott_20_magyarázat" style:display-name="[RPG] Csillagozott magyarázat" style:family="paragraph" style:parent-style-name="Text_20_body">
      <style:paragraph-properties fo:margin-top="0in" fo:margin-bottom="0in" style:contextual-spacing="false"/>
      <style:text-properties fo:font-size="9pt"/>
    </style:style>
    <style:style style:name="egy" style:family="paragraph" style:parent-style-name="Standard" style:class="text">
      <loext:graphic-properties draw:fill="none" draw:fill-color="#99ccff"/>
      <style:paragraph-properties fo:margin-left="0.7874in" fo:margin-right="0in" fo:line-height="150%" fo:text-align="justify" style:justify-single-word="false" fo:orphans="2" fo:widows="2" fo:text-indent="0in" style:auto-text-indent="false" fo:background-color="transparent">
        <style:tab-stops>
          <style:tab-stop style:position="0.472in"/>
        </style:tab-stops>
      </style:paragraph-properties>
      <style:text-properties style:font-name="FreeSerif5" fo:font-family="FreeSerif" style:font-style-name="Normál" style:font-pitch="variable"/>
    </style:style>
    <style:style style:name="_5b_RPG_5d__20_képesség" style:display-name="[RPG] képesség" style:family="paragraph" style:parent-style-name="egy">
      <style:paragraph-properties fo:margin-left="0.9839in" fo:margin-right="0in" fo:text-indent="0in" style:auto-text-indent="false"/>
      <style:text-properties style:font-name="FreeSerif" fo:font-family="FreeSerif" style:font-pitch="variable" fo:font-style="italic"/>
    </style:style>
    <style:style style:name="_5b_RPG_5d__20_Összefoglalás" style:display-name="[RPG] Összefoglalás" style:family="paragraph" style:parent-style-name="Text_20_body">
      <loext:graphic-properties draw:fill="none" draw:fill-color="#99ccff"/>
      <style:paragraph-properties fo:text-align="start" style:justify-single-word="false" fo:background-color="transparent">
        <style:tab-stops/>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0.7874in" fo:margin-right="0in" fo:margin-top="0.2362in" fo:margin-bottom="0.1181in" style:contextual-spacing="false" fo:text-align="justify" style:justify-single-word="false" fo:text-indent="-0.7874in" style:auto-text-indent="false">
        <style:tab-stops/>
      </style:paragraph-properties>
      <style:text-properties style:font-name="FreeSerif3" fo:font-family="FreeSerif" style:font-style-name="Félkövér" style:font-pitch="variable" fo:font-size="14pt" fo:font-weight="bold"/>
    </style:style>
    <style:style style:name="_5b_RPG_5d__20_Táblázattartalom_20_-_20_saját_20_-_20_1" style:display-name="[RPG] Táblázattartalom - saját - 1" style:family="paragraph" style:parent-style-name="Table_20_Contents">
      <style:paragraph-properties fo:margin-left="0in" fo:margin-right="0in" fo:margin-top="0in" fo:margin-bottom="0in" style:contextual-spacing="false" fo:text-align="center" style:justify-single-word="false" fo:keep-together="always" fo:text-indent="0in" style:auto-text-indent="false">
        <style:tab-stops/>
      </style:paragraph-properties>
      <style:text-properties style:font-name="FreeSerif5" fo:font-family="FreeSerif" style:font-style-name="Normál" style:font-pitch="variable" fo:font-size="9pt"/>
    </style:style>
    <style:style style:name="_5b_RPG_5d__20_Táblázattartalom_20_-_20_módosítók" style:display-name="[RPG] Táblázattartalom - módosítók" style:family="paragraph" style:parent-style-name="_5b_RPG_5d__20_Táblázattartalom_20_-_20_saját_20_-_20_1">
      <loext:graphic-properties draw:fill="none" draw:fill-color="#99ccff"/>
      <style:paragraph-properties fo:text-align="start" style:justify-single-word="false" fo:background-color="transparent" style:shadow="none" style:vertical-align="middle">
        <style:tab-stops/>
      </style:paragraph-properties>
      <style:text-properties fo:font-size="9pt"/>
    </style:style>
    <style:style style:name="_5b_RPG_5d__20_Kis_20_megoldandók" style:display-name="[RPG] Kis megoldandók" style:family="paragraph" style:parent-style-name="Text_20_body" style:next-style-name="Text_20_body">
      <loext:graphic-properties draw:fill="solid" draw:fill-color="#00dcff" draw:opacity="100%"/>
      <style:paragraph-properties fo:background-color="#00dcff"/>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loext:graphic-properties draw:fill="none" draw:fill-color="#99ccff"/>
      <style:paragraph-properties fo:background-color="transparent" style:vertical-align="middle">
        <style:tab-stops/>
      </style:paragraph-properties>
      <style:text-properties fo:font-weight="bold"/>
    </style:style>
    <style:style style:name="_5b_RPG_5d__20_Szürkített_20_szöveg" style:display-name="[RPG] Szürkített szöveg" style:family="paragraph" style:parent-style-name="Text_20_body" style:master-page-name="">
      <loext:graphic-properties draw:fill="none" draw:fill-color="#99ccff"/>
      <style:paragraph-properties style:page-number="auto" fo:background-color="transparent"/>
      <style:text-properties fo:color="#b3b3b3" loext:opacity="100%"/>
    </style:style>
    <style:style style:name="_5b_RPG_5d__20_Megoldott" style:display-name="[RPG] Megoldott" style:family="paragraph" style:parent-style-name="Text_20_body" style:class="text" style:master-page-name="">
      <loext:graphic-properties draw:fill="none" draw:fill-color="#99ccff"/>
      <style:paragraph-properties style:page-number="auto" fo:background-color="transparent" style:shadow="none"/>
      <style:text-properties fo:color="#cccccc" loext:opacity="100%" fo:font-size="12pt" style:text-underline-style="solid" style:text-underline-width="auto" style:text-underline-color="font-color" fo:font-weight="bold"/>
    </style:style>
    <style:style style:name="_5b_RPG_5d__20_Táblázat_20_-_20_Fortély_20_hatás" style:display-name="[RPG] Táblázat - Fortély hatás" style:family="paragraph" style:parent-style-name="_5b_RPG_5d__20_Táblázattartalom_20_1" style:master-page-name="">
      <loext:graphic-properties draw:fill="none" draw:fill-color="#99ccff"/>
      <style:paragraph-properties fo:text-align="start" style:justify-single-word="false" style:page-number="auto" fo:background-color="transparent" style:shadow="non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fo:font-family="'Bitstream Vera Sans Mono'" style:font-family-generic="modern" style:font-pitch="fixed" style:font-name-asian="Cumberland" style:font-family-asian="Cumberland, 'Courier New', 'Luxi Mono', Courier, 'Lucida Sans Typewriter', 'Lucida Typewriter', Monaco, Monospaced" style:font-family-generic-asian="modern" style:font-pitch-asian="fixed" style:font-name-complex="Cumberland" style:font-family-complex="Cumberland, 'Courier New', 'Luxi Mono', Courier, 'Lucida Sans Typewriter', 'Lucida Typewriter', Monaco, Monospaced" style:font-family-generic-complex="modern" style:font-pitch-complex="fixe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Tulajdonság_5f_megadás" style:display-name="[RPG] Tulajdonság_megadás" style:family="text">
      <style:text-properties fo:font-size="8pt" fo:font-style="italic" fo:background-color="transparent"/>
    </style:style>
    <style:style style:name="_5b_RPG_5d__20_Szürkített" style:display-name="[RPG] Szürkített" style:family="text">
      <style:text-properties fo:color="#b3b3b3" loext:opacity="100%" fo:background-color="transparent"/>
    </style:style>
    <style:style style:name="_5b_RPG_5d__20_Áthúzott" style:display-name="[RPG] Áthúzott" style:family="text">
      <style:text-properties style:text-line-through-style="solid" style:text-line-through-type="single" style:text-line-through-width="bold"/>
    </style:style>
    <style:style style:name="_5b_RPG_5d__20_Kiemelt_20_kifejezés" style:display-name="[RPG] Kiemelt kifejezés" style:family="text" style:parent-style-name="Strong_20_Emphasis">
      <style:text-properties fo:background-color="transparent"/>
    </style:style>
    <style:style style:name="_5b_RPG_5d__20_OK" style:display-name="[RPG] OK" style:family="text">
      <style:text-properties fo:background-color="#23ff23"/>
    </style:style>
    <style:style style:name="_5b_RPG_5d__20_Kiemelt_20_fejlesztői_20_szó" style:display-name="[RPG] Kiemelt fejlesztői szó" style:family="text">
      <style:text-properties fo:font-weight="bold" fo:background-color="#ffff66"/>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trong_20_Emphasis" loext:num-list-format="%1%." style:num-suffix="." style:num-format="1">
        <style:list-level-properties text:min-label-distance="0.0398in"/>
      </text:outline-level-style>
      <text:outline-level-style text:level="2" loext:num-list-format="%1%.%2%." style:num-suffix="." style:num-format="1" text:display-levels="2">
        <style:list-level-properties text:min-label-distance="0.0591in"/>
      </text:outline-level-style>
      <text:outline-level-style text:level="3" loext:num-list-format="%1%.%2%.%3% " style:num-suffix=" " style:num-format="1" text:display-levels="3">
        <style:list-level-properties/>
      </text:outline-level-style>
      <text:outline-level-style text:level="4" loext:num-list-format="%4%" style:num-format="">
        <style:list-level-properties/>
      </text:outline-level-style>
      <text:outline-level-style text:level="5" loext:num-list-format="%5%" style:num-format="">
        <style:list-level-properties text:min-label-distance="0.0398in"/>
      </text:outline-level-style>
      <text:outline-level-style text:level="6" loext:num-list-format="%1%.%2%.%3%.%4%.%5%.%6%. " style:num-suffix=". " style:num-format="1" text:display-levels="6">
        <style:list-level-properties/>
      </text:outline-level-style>
      <text:outline-level-style text:level="7" loext:num-list-format="%1%.%2%.%3%.%4%.%5%.%6%.%7%. " style:num-suffix=". " style:num-format="1" text:display-levels="7">
        <style:list-level-properties/>
      </text:outline-level-style>
      <text:outline-level-style text:level="8" loext:num-list-format="%1%.%2%.%3%.%4%.%5%.%6%.%7%.%8%. " style:num-suffix=". " style:num-format="1" text:display-levels="8">
        <style:list-level-properties/>
      </text:outline-level-style>
      <text:outline-level-style text:level="9" loext:num-list-format="%1%.%2%.%3%.%4%.%5%.%6%.%7%.%8%.%9%. " style:num-suffix=". " style:num-format="1" text:display-levels="9">
        <style:list-level-properties/>
      </text:outline-level-style>
      <text:outline-level-style text:level="10" loext:num-list-format="%1%.%2%.%3%.%4%.%5%.%6%.%7%.%8%.%9%.%10%. " style:num-suffix=". " style:num-format="1" text:display-levels="10">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Bullet_20_Symbols" loext:num-list-format="%1%" text:bullet-char="•">
        <style:list-level-properties text:space-before="0.1579in" text:min-label-width="0.1575in"/>
        <style:text-properties style:font-name="StarSymbol"/>
      </text:list-level-style-bullet>
      <text:list-level-style-bullet text:level="2" text:style-name="Bullet_20_Symbols" loext:num-list-format="%2%" text:bullet-char="•">
        <style:list-level-properties text:space-before="0.3154in" text:min-label-width="0.1575in"/>
        <style:text-properties style:font-name="StarSymbol"/>
      </text:list-level-style-bullet>
      <text:list-level-style-bullet text:level="3" text:style-name="Bullet_20_Symbols" loext:num-list-format="%3%" text:bullet-char="•">
        <style:list-level-properties text:space-before="0.4732in" text:min-label-width="0.1575in"/>
        <style:text-properties style:font-name="StarSymbol"/>
      </text:list-level-style-bullet>
      <text:list-level-style-bullet text:level="4" text:style-name="Bullet_20_Symbols" loext:num-list-format="%4%" text:bullet-char="•">
        <style:list-level-properties text:space-before="0.6307in" text:min-label-width="0.1575in"/>
        <style:text-properties style:font-name="StarSymbol"/>
      </text:list-level-style-bullet>
      <text:list-level-style-bullet text:level="5" text:style-name="Bullet_20_Symbols" loext:num-list-format="%5%" text:bullet-char="•">
        <style:list-level-properties text:space-before="0.7882in" text:min-label-width="0.1575in"/>
        <style:text-properties style:font-name="StarSymbol"/>
      </text:list-level-style-bullet>
      <text:list-level-style-bullet text:level="6" text:style-name="Bullet_20_Symbols" loext:num-list-format="%6%" text:bullet-char="•">
        <style:list-level-properties text:space-before="0.9461in" text:min-label-width="0.1575in"/>
        <style:text-properties style:font-name="StarSymbol"/>
      </text:list-level-style-bullet>
      <text:list-level-style-bullet text:level="7" text:style-name="Bullet_20_Symbols" loext:num-list-format="%7%" text:bullet-char="•">
        <style:list-level-properties text:space-before="1.1035in" text:min-label-width="0.1575in"/>
        <style:text-properties style:font-name="StarSymbol"/>
      </text:list-level-style-bullet>
      <text:list-level-style-bullet text:level="8" text:style-name="Bullet_20_Symbols" loext:num-list-format="%8%" text:bullet-char="•">
        <style:list-level-properties text:space-before="1.2614in" text:min-label-width="0.1575in"/>
        <style:text-properties style:font-name="StarSymbol"/>
      </text:list-level-style-bullet>
      <text:list-level-style-bullet text:level="9" text:style-name="Bullet_20_Symbols" loext:num-list-format="%9%" text:bullet-char="•">
        <style:list-level-properties text:space-before="1.4189in" text:min-label-width="0.1575in"/>
        <style:text-properties style:font-name="StarSymbol"/>
      </text:list-level-style-bullet>
      <text:list-level-style-bullet text:level="10" text:style-name="Bullet_20_Symbols" loext:num-list-format="%10%" text:bullet-char="•">
        <style:list-level-properties text:space-before="1.5764in" text:min-label-width="0.1575in"/>
        <style:text-properties style:font-name="StarSymbol"/>
      </text:list-level-style-bullet>
    </text:list-style>
    <text:list-style style:name="Numbering_20_1" style:display-name="Numbering 1">
      <text:list-level-style-number text:level="1" text:style-name="Numbering_20_Symbols" loext:num-list-format="%1%" style:num-format="">
        <style:list-level-properties text:min-label-width="0.1965in"/>
      </text:list-level-style-number>
      <text:list-level-style-number text:level="2" text:style-name="Numbering_20_Symbols" loext:num-list-format=" %1%.%2%. " style:num-prefix=" " style:num-suffix=". " style:num-format="1" text:display-levels="2">
        <style:list-level-properties text:space-before="0.0091in" text:min-label-width="0.1965in"/>
      </text:list-level-style-number>
      <text:list-level-style-number text:level="3" text:style-name="Numbering_20_Symbols" loext:num-list-format=" %1%.%2%.%3% " style:num-prefix=" " style:num-suffix=" " style:num-format="1" text:display-levels="3">
        <style:list-level-properties text:space-before="0.1543in" text:min-label-width="0.1965in"/>
      </text:list-level-style-number>
      <text:list-level-style-number text:level="4" text:style-name="Numbering_20_Symbols" loext:num-list-format="%4%" style:num-format="">
        <style:list-level-properties text:space-before="0.1224in" text:min-label-width="0.1965in"/>
      </text:list-level-style-number>
      <text:list-level-style-number text:level="5" text:style-name="Numbering_20_Symbols" loext:num-list-format=" %1%.%2%.%3%.%4%.%5% " style:num-prefix=" " style:num-suffix=" " style:num-format="1" text:display-levels="5">
        <style:list-level-properties text:space-before="0.7874in" text:min-label-width="0.1965in"/>
      </text:list-level-style-number>
      <text:list-level-style-number text:level="6" text:style-name="Numbering_20_Symbols" loext:num-list-format=" %1%.%2%.%3%.%4%.%5%.%6% " style:num-prefix=" " style:num-suffix=" " style:num-format="1" text:display-levels="6">
        <style:list-level-properties text:space-before="0.9846in" text:min-label-width="0.1965in"/>
      </text:list-level-style-number>
      <text:list-level-style-number text:level="7" text:style-name="Numbering_20_Symbols" loext:num-list-format=" %1%.%2%.%3%.%4%.%5%.%6%.%7% " style:num-prefix=" " style:num-suffix=" " style:num-format="1" text:display-levels="7">
        <style:list-level-properties text:space-before="1.1815in" text:min-label-width="0.1965in"/>
      </text:list-level-style-number>
      <text:list-level-style-number text:level="8" text:style-name="Numbering_20_Symbols" loext:num-list-format=" %1%.%2%.%3%.%4%.%5%.%6%.%7%.%8% " style:num-prefix=" " style:num-suffix=" " style:num-format="1" text:display-levels="8">
        <style:list-level-properties text:space-before="1.3787in" text:min-label-width="0.1965in"/>
      </text:list-level-style-number>
      <text:list-level-style-number text:level="9" text:style-name="Numbering_20_Symbols" loext:num-list-format=" %1%.%2%.%3%.%4%.%5%.%6%.%7%.%8%.%9% " style:num-prefix=" " style:num-suffix=" " style:num-format="1" text:display-levels="9">
        <style:list-level-properties text:space-before="1.5752in" text:min-label-width="0.1965in"/>
      </text:list-level-style-number>
      <text:list-level-style-number text:level="10" text:style-name="Numbering_20_Symbols" loext:num-list-format=" %1%.%2%.%3%.%4%.%5%.%6%.%7%.%8%.%9%.%10% "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style:font-name="Nimbus Sans L"/>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8965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73in" fo:page-height="11.6925in" style:num-format="1" style:print-orientation="portrait" fo:margin-top="0.7874in" fo:margin-bottom="0.7929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svg:height="0.1984in" fo:margin-left="0in" fo:margin-right="0in" fo:margin-top="0.1965in"/>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KM100</text:p>
      </style:header>
      <style:footer>
        <text:p text:style-name="MP2"><text:page-number text:select-page="current">35</text:page-number></text:p>
      </style:footer>
    </style:master-page>
    <style:master-page style:name="First_20_Page" style:display-name="First Page" style:page-layout-name="Mpm2" draw:style-name="Mdp2" style:next-style-name="Standard">
      <style:header>
        <text:p text:style-name="Header"/>
      </style:header>
    </style:master-page>
    <style:master-page style:name="Index" style:page-layout-name="Mpm3" draw:style-name="Mdp1">
      <style:header>
        <text:p text:style-name="Header"/>
      </style:header>
      <style:footer>
        <text:p text:style-name="MP2"><text:page-number style:num-format="I" text:select-page="current"/></text:p>
      </style:footer>
    </style:master-page>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km100 megoldott problémák</dc:title>
    <dc:subject>MAGUS szerepjátékhoz</dc:subject>
    <dc:date>2023-12-01T21:07:03.145000000</dc:date>
    <meta:editing-cycles>5</meta:editing-cycles>
    <meta:editing-duration>PT3M42S</meta:editing-duration>
    <meta:document-statistic meta:table-count="8" meta:image-count="0" meta:object-count="0" meta:page-count="35" meta:paragraph-count="750" meta:word-count="8058" meta:character-count="55202" meta:non-whitespace-character-count="47257"/>
    <meta:user-defined meta:name="Info 1"/>
    <meta:user-defined meta:name="Info 2"/>
    <meta:user-defined meta:name="Info 3"/>
    <meta:user-defined meta:name="Info 4"/>
  </office:meta>
</office:document-meta>
</file>